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8ED2F236115A46266C.png" manifest:media-type="image/png"/>
  <manifest:file-entry manifest:full-path="Pictures/100071FA0000175C00000BC875E92A5312F5EBF9.svg" manifest:media-type="image/svg+xml"/>
  <manifest:file-entry manifest:full-path="Pictures/100000010000011B0000008E5154E4D5629B14C0.png" manifest:media-type="image/png"/>
  <manifest:file-entry manifest:full-path="Pictures/10000001000000ED000000748FD40B1EB48928C6.png" manifest:media-type="image/png"/>
  <manifest:file-entry manifest:full-path="Pictures/10006D4C0000175C00000BC867F77FC176D8AF34.svg" manifest:media-type="image/svg+xml"/>
  <manifest:file-entry manifest:full-path="Pictures/10000001000000DE000000362CA4A19C01C43AC4.png" manifest:media-type="image/png"/>
  <manifest:file-entry manifest:full-path="Pictures/100000010000007C00000077444E8605DA2E1EB3.png" manifest:media-type="image/png"/>
  <manifest:file-entry manifest:full-path="Pictures/100044A6000013A30000099D6E8963A6514AE4DF.svg" manifest:media-type="image/svg+xml"/>
  <manifest:file-entry manifest:full-path="Pictures/10006FE500001266000004729C468BAEBC076208.svg" manifest:media-type="image/svg+xml"/>
  <manifest:file-entry manifest:full-path="Pictures/100055C500000F4C0000031AA424FA8BD41AC5D7.svg" manifest:media-type="image/svg+xml"/>
  <manifest:file-entry manifest:full-path="Pictures/1000000100000102000000C0ABA971CDB26D262A.png" manifest:media-type="image/png"/>
  <manifest:file-entry manifest:full-path="Pictures/10000001000000B90000002509A9B1F5DA35720F.png" manifest:media-type="image/png"/>
  <manifest:file-entry manifest:full-path="Pictures/1000AFF80000154A00000FEB08D1519C62BA1F9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1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6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20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22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31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32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3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3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3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38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39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40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2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3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4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4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4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4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5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53" style:family="graphic" style:parent-style-name="objectwithoutfill">
      <style:graphic-properties svg:stroke-color="#b2b2b2" draw:fill="solid" draw:textarea-vertical-align="middle"/>
    </style:style>
    <style:style style:name="gr54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59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60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cm" fo:min-width="17.596cm" fo:padding-top="0.027cm" fo:padding-bottom="0.027cm" fo:padding-left="0.027cm" fo:padding-right="0.027cm"/>
    </style:style>
    <style:style style:name="gr6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6.396cm" fo:padding-top="0.053cm" fo:padding-bottom="0.053cm" fo:padding-left="0.053cm" fo:padding-right="0.053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5.533cm" fo:padding-top="0.053cm" fo:padding-bottom="0.053cm" fo:padding-left="0.053cm" fo:padding-right="0.053cm"/>
      <style:paragraph-properties style:writing-mode="lr-tb"/>
    </style:style>
    <style:style style:name="gr6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28cm" fo:min-width="17.624cm" fo:padding-top="0.027cm" fo:padding-bottom="0.027cm" fo:padding-left="0.027cm" fo:padding-right="0.027cm"/>
    </style:style>
    <style:style style:name="gr64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5cm" fo:min-width="2.537cm" fo:padding-top="0.143cm" fo:padding-bottom="0.143cm" fo:padding-left="0.268cm" fo:padding-right="0.268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66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63cm" fo:min-width="0.328cm" fo:padding-top="0.143cm" fo:padding-bottom="0.143cm" fo:padding-left="0.268cm" fo:padding-right="0.268cm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68" style:family="graphic" style:parent-style-name="standard">
      <style:graphic-properties draw:stroke="dash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8cm" fo:min-width="2.537cm" fo:padding-top="0.143cm" fo:padding-bottom="0.143cm" fo:padding-left="0.268cm" fo:padding-right="0.268cm"/>
    </style:style>
    <style:style style:name="gr69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3cm" fo:min-width="1.013cm" fo:padding-top="0.143cm" fo:padding-bottom="0.143cm" fo:padding-left="0.268cm" fo:padding-right="0.268cm"/>
    </style:style>
    <style:style style:name="gr7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6.041cm" fo:padding-top="0.053cm" fo:padding-bottom="0.053cm" fo:padding-left="0.053cm" fo:padding-right="0.053cm"/>
    </style:style>
    <style:style style:name="gr7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025cm" fo:padding-top="0.053cm" fo:padding-bottom="0.053cm" fo:padding-left="0.053cm" fo:padding-right="0.053cm"/>
      <style:paragraph-properties style:writing-mode="lr-tb"/>
    </style:style>
    <style:style style:name="gr72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15cm" fo:min-width="2.614cm" fo:padding-top="0.143cm" fo:padding-bottom="0.143cm" fo:padding-left="0.268cm" fo:padding-right="0.268cm"/>
      <style:paragraph-properties style:writing-mode="lr-tb"/>
    </style:style>
    <style:style style:name="gr73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28cm" fo:min-width="1.013cm" fo:padding-top="0.143cm" fo:padding-bottom="0.143cm" fo:padding-left="0.268cm" fo:padding-right="0.268cm"/>
    </style:style>
    <style:style style:name="gr74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28cm" fo:min-width="0.429cm" fo:padding-top="0.143cm" fo:padding-bottom="0.143cm" fo:padding-left="0.268cm" fo:padding-right="0.268cm"/>
    </style:style>
    <style:style style:name="gr75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28cm" fo:min-width="16.862cm" fo:padding-top="0.027cm" fo:padding-bottom="0.027cm" fo:padding-left="0.027cm" fo:padding-right="0.027cm"/>
    </style:style>
    <style:style style:name="gr76" style:family="graphic" style:parent-style-name="objectwithoutfill">
      <style:graphic-properties draw:stroke="dash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7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38cm"/>
    </style:style>
    <style:style style:name="gr78" style:family="graphic" style:parent-style-name="objectwithoutfill">
      <style:graphic-properties draw:stroke="dash" draw:stroke-dash="Dash_20_equal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15cm" fo:min-width="2.563cm" fo:padding-top="0.143cm" fo:padding-bottom="0.143cm" fo:padding-left="0.268cm" fo:padding-right="0.268cm"/>
      <style:paragraph-properties style:writing-mode="lr-tb"/>
    </style:style>
    <style:style style:name="gr80" style:family="graphic" style:parent-style-name="objectwithoutfill">
      <style:graphic-properties draw:stroke="solid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8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2cm" fo:min-width="2.563cm" fo:padding-top="0.143cm" fo:padding-bottom="0.143cm" fo:padding-left="0.268cm" fo:padding-right="0.26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8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48cm" fo:min-width="2.614cm" fo:padding-top="0.143cm" fo:padding-bottom="0.143cm" fo:padding-left="0.268cm" fo:padding-right="0.268cm"/>
      <style:paragraph-properties style:writing-mode="lr-tb"/>
    </style:style>
    <style:style style:name="gr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6cm" fo:min-width="6.854cm" fo:padding-top="0.053cm" fo:padding-bottom="0.053cm" fo:padding-left="0.053cm" fo:padding-right="0.053cm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5.177cm" fo:padding-top="0.053cm" fo:padding-bottom="0.053cm" fo:padding-left="0.053cm" fo:padding-right="0.053cm"/>
      <style:paragraph-properties style:writing-mode="lr-tb"/>
    </style:style>
    <style:style style:name="gr8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4.771cm" fo:padding-top="0.053cm" fo:padding-bottom="0.053cm" fo:padding-left="0.053cm" fo:padding-right="0.053cm"/>
      <style:paragraph-properties style:writing-mode="lr-tb"/>
    </style:style>
    <style:style style:name="gr87" style:family="graphic" style:parent-style-name="objectwithoutfill">
      <style:graphic-properties draw:stroke="dash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8" style:family="graphic" style:parent-style-name="objectwithoutfill">
      <style:graphic-properties draw:stroke="dash" draw:stroke-dash="Dash_20_equal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004cm" fo:min-width="6.358cm"/>
      <style:paragraph-properties style:writing-mode="lr-tb"/>
    </style:style>
    <style:style style:name="gr90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004cm" fo:min-width="6.358cm"/>
    </style:style>
    <style:style style:name="gr91" style:family="graphic" style:parent-style-name="standard">
      <style:graphic-properties draw:stroke="solid" svg:stroke-width="0.159cm" svg:stroke-color="#5983b0" draw:marker-start-width="0.438cm" draw:marker-end-width="0.438cm" draw:fill-color="#ffffff" draw:textarea-horizontal-align="justify" draw:textarea-vertical-align="middle" draw:auto-grow-height="false" fo:min-height="0.562cm" fo:min-width="0.312cm" fo:padding-top="0.204cm" fo:padding-bottom="0.204cm" fo:padding-left="0.329cm" fo:padding-right="0.329cm"/>
    </style:style>
    <style:style style:name="gr92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6.064cm" fo:min-width="2.258cm" fo:padding-top="0.143cm" fo:padding-bottom="0.143cm" fo:padding-left="0.268cm" fo:padding-right="0.268cm"/>
      <style:paragraph-properties style:writing-mode="lr-tb"/>
    </style:style>
    <style:style style:name="gr93" style:family="graphic" style:parent-style-name="objectwithoutfill">
      <style:graphic-properties draw:stroke="solid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4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.004cm" fo:min-width="6.358cm"/>
      <style:paragraph-properties style:writing-mode="lr-tb"/>
    </style:style>
    <style:style style:name="gr95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.004cm" fo:min-width="6.358cm"/>
    </style:style>
    <style:style style:name="gr9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3.473cm" fo:min-width="2.258cm" fo:padding-top="0.143cm" fo:padding-bottom="0.143cm" fo:padding-left="0.268cm" fo:padding-right="0.268cm"/>
      <style:paragraph-properties style:writing-mode="lr-tb"/>
    </style:style>
    <style:style style:name="gr9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426cm" fo:min-width="0.059cm"/>
    </style:style>
    <style:style style:name="gr98" style:family="graphic" style:parent-style-name="objectwithoutfill">
      <style:graphic-properties draw:stroke="dash" svg:stroke-color="#b2b2b2" draw:fill="solid" draw:textarea-vertical-align="middle"/>
    </style:style>
    <style:style style:name="gr9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26cm" fo:min-width="6.396cm" fo:padding-top="0.053cm" fo:padding-bottom="0.053cm" fo:padding-left="0.053cm" fo:padding-right="0.05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26cm" fo:min-width="5.533cm" fo:padding-top="0.053cm" fo:padding-bottom="0.053cm" fo:padding-left="0.053cm" fo:padding-right="0.053cm"/>
      <style:paragraph-properties style:writing-mode="lr-tb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26cm" fo:min-width="5.431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312cm" fo:min-width="17.624cm" fo:padding-top="0.027cm" fo:padding-bottom="0.027cm" fo:padding-left="0.027cm" fo:padding-right="0.027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6.346cm" fo:padding-top="0.053cm" fo:padding-bottom="0.053cm" fo:padding-left="0.053cm" fo:padding-right="0.053cm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689cm" fo:min-width="5.533cm" fo:padding-top="0.053cm" fo:padding-bottom="0.053cm" fo:padding-left="0.053cm" fo:padding-right="0.053cm"/>
      <style:paragraph-properties style:writing-mode="lr-tb"/>
    </style:style>
    <style:style style:name="gr10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5.533cm" fo:padding-top="0.053cm" fo:padding-bottom="0.053cm" fo:padding-left="0.053cm" fo:padding-right="0.053cm"/>
      <style:paragraph-properties style:writing-mode="lr-tb"/>
    </style:style>
    <style:style style:name="gr106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354cm" fo:min-width="12.556cm"/>
    </style:style>
    <style:style style:name="gr107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108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976cm" fo:min-width="0.259cm" fo:padding-top="0.143cm" fo:padding-bottom="0.143cm" fo:padding-left="0.268cm" fo:padding-right="0.268cm"/>
    </style:style>
    <style:style style:name="gr109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1.196cm" fo:padding-top="0.143cm" fo:padding-bottom="0.143cm" fo:padding-left="0.268cm" fo:padding-right="0.268cm"/>
    </style:style>
    <style:style style:name="gr110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0.688cm" fo:padding-top="0.143cm" fo:padding-bottom="0.143cm" fo:padding-left="0.268cm" fo:padding-right="0.268cm"/>
    </style:style>
    <style:style style:name="gr111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738cm" fo:min-width="17.596cm" fo:padding-top="0.027cm" fo:padding-bottom="0.027cm" fo:padding-left="0.027cm" fo:padding-right="0.027cm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6cm, 0.753cm, 1.216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8cm, 0.753cm, 3.075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.753cm, 3.92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7cm, 0.753cm, 2.70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9cm, 0.753cm, 2.09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2.167cm, 0.302cm, 1.732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1.789cm, 0.302cm, 2.596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3.015cm, 0.302cm, 1.216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3.618cm, -0.006cm, 0.83cm)" draw:image-opacity="100%" style:mirror="none"/>
    </style:style>
    <style:style style:name="gr12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4.896cm" fo:min-width="2.715cm" fo:padding-top="0.143cm" fo:padding-bottom="0.143cm" fo:padding-left="0.268cm" fo:padding-right="0.268cm"/>
      <style:paragraph-properties style:writing-mode="lr-tb"/>
    </style:style>
    <style:style style:name="gr122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28cm" fo:min-width="1.547cm" fo:padding-top="0.143cm" fo:padding-bottom="0.143cm" fo:padding-left="0.268cm" fo:padding-right="0.268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2cm, 0.753cm, -0.021cm)" draw:image-opacity="100%" style:mirror="non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76cm"/>
      <style:paragraph-properties style:writing-mode="lr-tb"/>
    </style:style>
    <style:style style:name="gr12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15cm" fo:min-width="2.715cm" fo:padding-top="0.143cm" fo:padding-bottom="0.143cm" fo:padding-left="0.268cm" fo:padding-right="0.268cm"/>
      <style:paragraph-properties style:writing-mode="lr-tb"/>
    </style:style>
    <style:style style:name="gr126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36" style:family="graphic" style:parent-style-name="Graphic">
      <style:graphic-properties draw:stroke="solid" draw:stroke-dash="Long_20_Dash" svg:stroke-width="0.053cm" svg:stroke-color="#000000" draw:marker-start-width="0.28cm" draw:marker-end-width="0.28cm" svg:stroke-opacity="100%" draw:fill="solid" draw:fill-color="#fffff2" draw:opacity="100%" draw:textarea-horizontal-align="justify" draw:textarea-vertical-align="middle" draw:auto-grow-height="false" fo:min-height="8.328cm" fo:min-width="16.862cm" fo:padding-top="0.027cm" fo:padding-bottom="0.027cm" fo:padding-left="0.027cm" fo:padding-right="0.027cm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2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2ff" draw:opacity="100%"/>
      <style:paragraph-properties fo:text-align="center" style:writing-mode="lr-tb"/>
    </style:style>
    <style:style style:name="P4" style:family="paragraph">
      <loext:graphic-properties draw:fill="solid" draw:fill-color="#f2ffff" draw:opacity="100%"/>
      <style:paragraph-properties fo:text-align="center" style:writing-mode="lr-tb"/>
    </style:style>
    <style:style style:name="P5" style:family="paragraph">
      <loext:graphic-properties draw:fill="none" draw:fill-color="#b85c00" draw:opacity="1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solid"/>
      <style:paragraph-properties fo:margin-left="0cm" fo:margin-right="0cm" fo:text-align="center" fo:text-indent="0.203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margin-left="0.051cm" fo:margin-right="0.102cm" fo:text-align="center" fo:text-indent="0.178cm"/>
    </style:style>
    <style:style style:name="P10" style:family="paragraph">
      <loext:graphic-properties draw:fill="solid" draw:opacity="35%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-color="#333333" draw:opacity="100%"/>
      <style:paragraph-properties fo:text-align="center"/>
    </style:style>
    <style:style style:name="P15" style:family="paragraph">
      <loext:graphic-properties draw:fill-color="#333333" draw:opacity="100%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23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24" style:family="paragraph">
      <loext:graphic-properties draw:fill="gradient" draw:fill-color="#dddddd" draw:fill-gradient-name="Gradient_20_54" draw:opacity="100%"/>
      <style:paragraph-properties fo:text-align="center"/>
    </style:style>
    <style:style style:name="P25" style:family="paragraph">
      <loext:graphic-properties draw:fill-color="#999999" draw:opacity="64%"/>
      <style:paragraph-properties fo:text-align="center"/>
    </style:style>
    <style:style style:name="P26" style:family="paragraph">
      <loext:graphic-properties draw:fill-color="#333333" draw:opacity="65%"/>
      <style:paragraph-properties fo:text-align="center"/>
    </style:style>
    <style:style style:name="P27" style:family="paragraph">
      <loext:graphic-properties draw:fill="solid" draw:fill-color="#000000" draw:opacity="100%"/>
      <style:paragraph-properties fo:text-align="center"/>
    </style:style>
    <style:style style:name="P28" style:family="paragraph">
      <loext:graphic-properties draw:fill-color="#ffffff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333333" draw:opacity="100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31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32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33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34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4pt" fo:font-style="normal" fo:font-weight="normal" style:font-size-asian="14pt" style:font-size-complex="14pt"/>
    </style:style>
    <style:style style:name="P36" style:family="paragraph">
      <loext:graphic-properties draw:fill="gradient" draw:fill-color="#dddddd" draw:fill-gradient-name="Gradient_20_56" draw:opacity="100%"/>
      <style:paragraph-properties fo:text-align="center"/>
    </style:style>
    <style:style style:name="P37" style:family="paragraph">
      <loext:graphic-properties draw:fill-color="#ffffff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5pt" fo:font-style="normal" fo:font-weight="normal" style:font-size-asian="15pt" style:font-size-complex="15pt"/>
    </style:style>
    <style:style style:name="P39" style:family="paragraph">
      <loext:graphic-properties draw:fill="solid"/>
      <style:paragraph-properties fo:margin-left="0cm" fo:margin-right="0cm" fo:text-align="center" fo:text-indent="0cm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41" style:family="paragraph">
      <loext:graphic-properties draw:fill-color="#333333" draw:opacity="100%"/>
      <style:paragraph-properties fo:margin-left="0cm" fo:margin-right="0cm" fo:text-align="center" fo:text-indent="0cm"/>
    </style:style>
    <style:style style:name="P42" style:family="paragraph">
      <loext:graphic-properties draw:fill-color="#333333"/>
      <style:paragraph-properties fo:text-align="center" style:writing-mode="lr-tb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font-size="18pt"/>
    </style:style>
    <style:style style:name="T4" style:family="text">
      <style:text-properties fo:font-size="18pt" fo:font-weight="bold"/>
    </style:style>
    <style:style style:name="T5" style:family="text">
      <style:text-properties fo:font-size="14pt" fo:font-style="normal" fo:font-weight="normal" style:font-size-asian="14pt" style:font-size-complex="14pt"/>
    </style:style>
    <style:style style:name="T6" style:family="text">
      <style:text-properties fo:color="#ffffff" loext:opacity="100%" fo:font-weight="bold"/>
    </style:style>
    <style:style style:name="T7" style:family="text">
      <style:text-properties fo:color="#ffffff" loext:opacity="100%" style:font-name="Liberation Sans2" fo:font-weight="bold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909cm" svg:height="8.382cm" svg:x="12.69cm" svg:y="6.604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37cm" svg:height="8.382cm" svg:x="19.578cm" svg:y="6.604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5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486cm" svg:height="0.962cm" svg:x="7.84cm" svg:y="6.703cm">
          <draw:text-box>
            <text:p><text:span text:style-name="T1">Pre-</text:span><text:span text:style-name="T1">sele</text:span><text:span text:style-name="T1">ction</text:span></text:p>
          </draw:text-box>
        </draw:frame>
        <draw:frame draw:style-name="gr6" draw:text-style-name="P6" draw:layer="layout" svg:width="4.841cm" svg:height="0.962cm" svg:x="19.926cm" svg:y="6.718cm">
          <draw:text-box>
            <text:p><text:span text:style-name="T1">Post</text:span><text:span text:style-name="T1">-</text:span><text:span text:style-name="T1">sele</text:span><text:span text:style-name="T1">ction</text:span></text:p>
          </draw:text-box>
        </draw:frame>
        <draw:frame draw:style-name="gr7" draw:text-style-name="P6" draw:layer="layout" svg:width="3.749cm" svg:height="0.962cm" svg:x="14.27cm" svg:y="6.703cm">
          <draw:text-box>
            <text:p><text:span text:style-name="T1">Inter</text:span><text:span text:style-name="T1">actio</text:span><text:span text:style-name="T1">n</text:span></text:p>
          </draw:text-box>
        </draw:frame>
        <draw:line draw:style-name="gr8" draw:text-style-name="P7" draw:layer="layout" svg:x1="12.517cm" svg:y1="8.334cm" svg:x2="12.517cm" svg:y2="13.883cm">
          <text:p/>
        </draw:line>
        <draw:line draw:style-name="gr9" draw:text-style-name="P8" draw:layer="layout" svg:x1="18.64cm" svg:y1="8.201cm" svg:x2="18.64cm" svg:y2="12.434cm">
          <text:p/>
        </draw:line>
        <draw:line draw:style-name="gr10" draw:text-style-name="P9" draw:layer="layout" svg:x1="11.526cm" svg:y1="10.783cm" svg:x2="23.303cm" svg:y2="10.783cm">
          <text:p/>
        </draw:line>
        <draw:line draw:style-name="gr11" draw:text-style-name="P9" draw:layer="layout" svg:x1="17.804cm" svg:y1="13.908cm" svg:x2="20.661cm" svg:y2="8.963cm">
          <text:p/>
        </draw:line>
        <draw:line draw:style-name="gr10" draw:text-style-name="P9" draw:layer="layout" svg:x1="9.788cm" svg:y1="13.873cm" svg:x2="11.594cm" svg:y2="10.745cm">
          <text:p/>
        </draw:line>
        <draw:line draw:style-name="gr12" draw:text-style-name="P9" draw:layer="layout" svg:x1="8.369cm" svg:y1="13.883cm" svg:x2="17.869cm" svg:y2="13.869cm">
          <text:p/>
        </draw:line>
        <draw:line draw:style-name="gr13" draw:text-style-name="P10" draw:layer="layout" svg:x1="7.608cm" svg:y1="13.882cm" svg:x2="9.538cm" svg:y2="13.883cm">
          <text:p/>
        </draw:line>
        <draw:custom-shape draw:style-name="gr14" draw:text-style-name="P11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02cm" svg:y1="10.783cm" svg:x2="23.409cm" svg:y2="10.783cm">
          <text:p/>
        </draw:line>
        <draw:ellipse draw:style-name="gr17" draw:text-style-name="P13" xml:id="id1" draw:id="id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816cm" svg:x2="24.727cm" svg:y2="11.777cm" draw:start-shape="id1" draw:start-glue-point="3" svg:d="M24150 10816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9.612cm" svg:y1="10.779cm" svg:x2="20.574cm" svg:y2="9.114cm">
          <text:p/>
        </draw:line>
        <draw:custom-shape draw:style-name="gr21" draw:text-style-name="P15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0.6cm" svg:y1="8.998cm" svg:x2="23.388cm" svg:y2="8.998cm">
          <text:p/>
        </draw:line>
        <draw:line draw:style-name="gr20" draw:text-style-name="P9" draw:layer="layout" svg:x1="20.683cm" svg:y1="8.998cm" svg:x2="23.53cm" svg:y2="8.998cm">
          <text:p/>
        </draw:line>
        <draw:connector draw:style-name="gr18" draw:text-style-name="P8" draw:layer="layout" draw:type="curve" svg:x1="24.13cm" svg:y1="9.008cm" svg:x2="24.899cm" svg:y2="8.284cm" draw:start-shape="id2" draw:start-glue-point="3" svg:d="M24130 9008c952 0 568-724 769-724" svg:viewBox="0 0 770 725">
          <text:p/>
        </draw:connector>
        <draw:ellipse draw:style-name="gr17" draw:text-style-name="P13" xml:id="id2" draw:id="id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24" draw:text-style-name="P18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4.62cm" svg:y="9.64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7" draw:text-style-name="P18" draw:layer="layout" svg:width="2.962cm" svg:height="1.027cm" svg:x="9.466cm" svg:y="7.9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8" draw:text-style-name="P18" draw:layer="layout" svg:width="3.136cm" svg:height="0.943cm" svg:x="15.432cm" svg:y="8.0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30" draw:text-style-name="P17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</draw:page>
      <draw:page draw:name="page2" draw:style-name="dp1" draw:master-page-name="Default">
        <draw:custom-shape draw:style-name="gr1" draw:text-style-name="P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909cm" svg:height="8.382cm" svg:x="12.69cm" svg:y="6.604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37cm" svg:height="8.382cm" svg:x="19.578cm" svg:y="6.604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1" draw:text-style-name="P5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486cm" svg:height="0.962cm" svg:x="7.84cm" svg:y="6.703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926cm" svg:y="6.718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27cm" svg:y="6.703cm">
          <draw:text-box>
            <text:p><text:span text:style-name="T1">Interaction</text:span></text:p>
          </draw:text-box>
        </draw:frame>
        <draw:line draw:style-name="gr8" draw:text-style-name="P7" draw:layer="layout" svg:x1="12.517cm" svg:y1="8.334cm" svg:x2="12.517cm" svg:y2="13.883cm">
          <text:p/>
        </draw:line>
        <draw:line draw:style-name="gr9" draw:text-style-name="P8" draw:layer="layout" svg:x1="18.64cm" svg:y1="8.201cm" svg:x2="18.64cm" svg:y2="12.434cm">
          <text:p/>
        </draw:line>
        <draw:line draw:style-name="gr10" draw:text-style-name="P9" draw:layer="layout" svg:x1="11.526cm" svg:y1="10.783cm" svg:x2="13.76cm" svg:y2="10.783cm">
          <text:p/>
        </draw:line>
        <draw:line draw:style-name="gr11" draw:text-style-name="P9" draw:layer="layout" svg:x1="17.804cm" svg:y1="13.908cm" svg:x2="20.661cm" svg:y2="8.963cm">
          <text:p/>
        </draw:line>
        <draw:line draw:style-name="gr10" draw:text-style-name="P9" draw:layer="layout" svg:x1="9.788cm" svg:y1="13.873cm" svg:x2="11.594cm" svg:y2="10.745cm">
          <text:p/>
        </draw:line>
        <draw:line draw:style-name="gr12" draw:text-style-name="P9" draw:layer="layout" svg:x1="8.369cm" svg:y1="13.883cm" svg:x2="17.869cm" svg:y2="13.869cm">
          <text:p/>
        </draw:line>
        <draw:line draw:style-name="gr13" draw:text-style-name="P10" draw:layer="layout" svg:x1="7.608cm" svg:y1="13.882cm" svg:x2="9.538cm" svg:y2="13.883cm">
          <text:p/>
        </draw:line>
        <draw:custom-shape draw:style-name="gr14" draw:text-style-name="P11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9.602cm" svg:y1="10.783cm" svg:x2="23.409cm" svg:y2="10.783cm">
          <text:p/>
        </draw:line>
        <draw:ellipse draw:style-name="gr17" draw:text-style-name="P13" xml:id="id3" draw:id="id3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816cm" svg:x2="24.727cm" svg:y2="11.777cm" draw:start-shape="id3" draw:start-glue-point="3" svg:d="M24150 10816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0.6cm" svg:y1="8.998cm" svg:x2="23.388cm" svg:y2="8.998cm">
          <text:p/>
        </draw:line>
        <draw:connector draw:style-name="gr18" draw:text-style-name="P8" draw:layer="layout" draw:type="curve" svg:x1="24.13cm" svg:y1="9.008cm" svg:x2="24.899cm" svg:y2="8.284cm" draw:start-shape="id4" draw:start-glue-point="3" svg:d="M24130 9008c952 0 568-724 769-724" svg:viewBox="0 0 770 725">
          <text:p/>
        </draw:connector>
        <draw:ellipse draw:style-name="gr17" draw:text-style-name="P13" xml:id="id4" draw:id="id4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24" draw:text-style-name="P18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7" draw:text-style-name="P18" draw:layer="layout" svg:width="2.962cm" svg:height="1.027cm" svg:x="9.466cm" svg:y="7.9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8" draw:text-style-name="P18" draw:layer="layout" svg:width="3.136cm" svg:height="0.943cm" svg:x="15.432cm" svg:y="8.0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30" draw:text-style-name="P17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3" draw:text-style-name="P14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76cm" svg:height="0.962cm" svg:x="12.551cm" svg:y="8.85cm">
          <draw:text-box>
            <text:p text:style-name="P19"><text:span text:style-name="T2">Blocker</text:span></text:p>
          </draw:text-box>
        </draw:frame>
      </draw:page>
      <draw:page draw:name="page3" draw:style-name="dp1" draw:master-page-name="Default">
        <draw:custom-shape draw:style-name="gr35" draw:text-style-name="P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5.557cm" svg:height="10.82cm" svg:x="15.388cm" svg:y="5.385cm">
          <text:p text:style-name="P21"><text:span text:style-name="T3"><text:s/>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4.724cm" svg:height="10.82cm" svg:x="20.881cm" svg:y="5.385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8" draw:text-style-name="P5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066cm" svg:y1="7.96cm" svg:x2="15.066cm" svg:y2="14.09cm">
          <text:p/>
        </draw:line>
        <draw:line draw:style-name="gr9" draw:text-style-name="P8" draw:layer="layout" svg:x1="20.73cm" svg:y1="7.96cm" svg:x2="20.73cm" svg:y2="12.554cm">
          <text:p/>
        </draw:line>
        <draw:line draw:style-name="gr40" draw:text-style-name="P9" draw:layer="layout" svg:x1="8.175cm" svg:y1="11.651cm" svg:x2="9.791cm" svg:y2="12.239cm">
          <text:p/>
        </draw:line>
        <draw:line draw:style-name="gr41" draw:text-style-name="P9" draw:layer="layout" svg:x1="8.553cm" svg:y1="11.785cm" svg:x2="15.6cm" svg:y2="14.349cm">
          <text:p/>
        </draw:line>
        <draw:line draw:style-name="gr42" draw:text-style-name="P9" draw:layer="layout" svg:x1="10.156cm" svg:y1="12.302cm" svg:x2="15.6cm" svg:y2="10.321cm">
          <text:p/>
        </draw:line>
        <draw:line draw:style-name="gr42" draw:text-style-name="P9" draw:layer="layout" svg:x1="15.656cm" svg:y1="10.321cm" svg:x2="24.442cm" svg:y2="13.52cm">
          <text:p/>
        </draw:line>
        <draw:line draw:style-name="gr41" draw:text-style-name="P9" draw:layer="layout" svg:x1="15.604cm" svg:y1="14.351cm" svg:x2="24.44cm" svg:y2="11.134cm">
          <text:p/>
        </draw:line>
        <draw:line draw:style-name="gr43" draw:text-style-name="P9" draw:layer="layout" svg:x1="21.236cm" svg:y1="12.354cm" svg:x2="24.6cm" svg:y2="13.578cm">
          <text:p/>
        </draw:line>
        <draw:line draw:style-name="gr44" draw:text-style-name="P9" draw:layer="layout" svg:x1="21.236cm" svg:y1="12.3cm" svg:x2="24.6cm" svg:y2="11.075cm">
          <text:p/>
        </draw:line>
        <draw:g>
          <draw:custom-shape draw:style-name="gr45" draw:text-style-name="P14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3" xml:id="id5" draw:id="id5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8" draw:layer="layout" draw:type="curve" draw:line-skew="-0.444cm" svg:x1="25.052cm" svg:y1="13.74cm" svg:x2="25.385cm" svg:y2="14.903cm" draw:start-shape="id5" draw:start-glue-point="3" svg:d="M25052 13740c121 0-45 1163 333 1163" svg:viewBox="0 0 334 1164">
          <text:p/>
        </draw:connector>
        <draw:custom-shape draw:style-name="gr47" draw:text-style-name="P25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5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8" draw:layer="layout" svg:x1="16.548cm" svg:y1="9.294cm" svg:x2="16.548cm" svg:y2="10.535cm">
          <text:p/>
        </draw:line>
        <draw:custom-shape draw:style-name="gr51" draw:text-style-name="P28" draw:layer="layout" svg:width="0.822cm" svg:height="0.822cm" svg:x="9.149cm" svg:y="9.104cm">
          <text:p text:style-name="P2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822cm" svg:height="0.822cm" svg:x="11.149cm" svg:y="11.924cm">
          <text:p text:style-name="P2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822cm" svg:height="0.822cm" svg:x="12.849cm" svg:y="10.805cm">
          <text:p text:style-name="P2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822cm" svg:height="0.822cm" svg:x="16.132cm" svg:y="7.645cm">
          <text:p text:style-name="P2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822cm" svg:height="0.822cm" svg:x="19.415cm" svg:y="11.924cm">
          <text:p text:style-name="P2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822cm" svg:height="0.822cm" svg:x="24.116cm" svg:y="13.125cm">
          <text:p text:style-name="P2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4.486cm" svg:height="0.962cm" svg:x="9.39cm" svg:y="5.565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20.823cm" svg:y="5.565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6.292cm" svg:y="5.565cm">
          <draw:text-box>
            <text:p><text:span text:style-name="T4">Interaction</text:span></text:p>
          </draw:text-box>
        </draw:frame>
        <draw:ellipse draw:style-name="gr17" draw:text-style-name="P13" xml:id="id6" draw:id="id6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8" draw:layer="layout" draw:type="curve" draw:line-skew="-0.157cm" svg:x1="25.011cm" svg:y1="10.922cm" svg:x2="25.222cm" svg:y2="9.476cm" draw:start-shape="id6" draw:start-glue-point="3" svg:d="M25011 10922c555 0 449-1446 211-1446" svg:viewBox="0 0 405 1447">
          <text:p/>
        </draw:connector>
        <draw:custom-shape draw:style-name="gr51" draw:text-style-name="P28" draw:layer="layout" svg:width="0.822cm" svg:height="0.822cm" svg:x="24.116cm" svg:y="10.725cm">
          <text:p text:style-name="P2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8" draw:layer="layout" svg:width="2.838cm" svg:height="0.984cm" svg:x="12.066cm" svg:y="7.1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8" draw:text-style-name="P18" draw:layer="layout" svg:width="3.136cm" svg:height="0.943cm" svg:x="17.512cm" svg:y="7.21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4" draw:style-name="dp1" draw:master-page-name="Default">
        <draw:custom-shape draw:style-name="gr1" draw:text-style-name="P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909cm" svg:height="8.382cm" svg:x="12.69cm" svg:y="6.604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37cm" svg:height="8.382cm" svg:x="19.578cm" svg:y="6.604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6" draw:layer="layout" svg:width="4.486cm" svg:height="0.962cm" svg:x="7.84cm" svg:y="6.703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926cm" svg:y="6.718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27cm" svg:y="6.703cm">
          <draw:text-box>
            <text:p><text:span text:style-name="T1">Interaction</text:span></text:p>
          </draw:text-box>
        </draw:frame>
        <draw:line draw:style-name="gr8" draw:text-style-name="P7" draw:layer="layout" svg:x1="12.517cm" svg:y1="8.334cm" svg:x2="12.517cm" svg:y2="13.883cm">
          <text:p/>
        </draw:line>
        <draw:line draw:style-name="gr9" draw:text-style-name="P8" draw:layer="layout" svg:x1="18.64cm" svg:y1="8.201cm" svg:x2="18.64cm" svg:y2="12.434cm">
          <text:p/>
        </draw:line>
        <draw:line draw:style-name="gr53" draw:text-style-name="P8" draw:layer="layout" svg:x1="12.69cm" svg:y1="6.604cm" svg:x2="12.69cm" svg:y2="14.986cm">
          <text:p/>
        </draw:line>
        <draw:line draw:style-name="gr10" draw:text-style-name="P9" draw:layer="layout" svg:x1="11.526cm" svg:y1="10.783cm" svg:x2="23.303cm" svg:y2="10.783cm">
          <text:p/>
        </draw:line>
        <draw:line draw:style-name="gr53" draw:text-style-name="P8" draw:layer="layout" svg:x1="19.578cm" svg:y1="6.604cm" svg:x2="19.578cm" svg:y2="14.986cm">
          <text:p/>
        </draw:line>
        <draw:line draw:style-name="gr11" draw:text-style-name="P9" draw:layer="layout" svg:x1="17.804cm" svg:y1="13.908cm" svg:x2="20.661cm" svg:y2="8.963cm">
          <text:p/>
        </draw:line>
        <draw:line draw:style-name="gr10" draw:text-style-name="P9" draw:layer="layout" svg:x1="9.788cm" svg:y1="13.873cm" svg:x2="11.594cm" svg:y2="10.745cm">
          <text:p/>
        </draw:line>
        <draw:line draw:style-name="gr12" draw:text-style-name="P9" draw:layer="layout" svg:x1="8.369cm" svg:y1="13.883cm" svg:x2="17.869cm" svg:y2="13.869cm">
          <text:p/>
        </draw:line>
        <draw:line draw:style-name="gr13" draw:text-style-name="P10" draw:layer="layout" svg:x1="7.608cm" svg:y1="13.882cm" svg:x2="9.538cm" svg:y2="13.883cm">
          <text:p/>
        </draw:line>
        <draw:custom-shape draw:style-name="gr14" draw:text-style-name="P11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02cm" svg:y1="10.783cm" svg:x2="23.409cm" svg:y2="10.783cm">
          <text:p/>
        </draw:line>
        <draw:ellipse draw:style-name="gr17" draw:text-style-name="P13" xml:id="id7" draw:id="id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816cm" svg:x2="24.727cm" svg:y2="11.777cm" draw:start-shape="id7" draw:start-glue-point="3" svg:d="M24150 10816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9.612cm" svg:y1="10.779cm" svg:x2="20.574cm" svg:y2="9.114cm">
          <text:p/>
        </draw:line>
        <draw:custom-shape draw:style-name="gr21" draw:text-style-name="P15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0.6cm" svg:y1="8.998cm" svg:x2="23.388cm" svg:y2="8.998cm">
          <text:p/>
        </draw:line>
        <draw:line draw:style-name="gr20" draw:text-style-name="P9" draw:layer="layout" svg:x1="20.683cm" svg:y1="8.998cm" svg:x2="23.53cm" svg:y2="8.998cm">
          <text:p/>
        </draw:line>
        <draw:connector draw:style-name="gr18" draw:text-style-name="P8" draw:layer="layout" draw:type="curve" svg:x1="24.13cm" svg:y1="9.008cm" svg:x2="24.899cm" svg:y2="8.284cm" draw:start-shape="id8" draw:start-glue-point="3" svg:d="M24130 9008c952 0 568-724 769-724" svg:viewBox="0 0 770 725">
          <text:p/>
        </draw:connector>
        <draw:ellipse draw:style-name="gr17" draw:text-style-name="P13" xml:id="id8" draw:id="id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24" draw:text-style-name="P18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4.62cm" svg:y="9.64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30" draw:text-style-name="P17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g>
          <draw:frame draw:style-name="gr55" draw:text-style-name="P18" draw:layer="layout" svg:width="0.216cm" svg:height="1.027cm" svg:x="12.176cm" svg:y="7.9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245cm" svg:height="1.027cm" svg:x="10.848cm" svg:y="7.9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57" draw:text-style-name="P18" draw:layer="layout" svg:width="0.224cm" svg:height="0.943cm" svg:x="18.28cm" svg:y="8.05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8" draw:text-style-name="P18" draw:layer="layout" svg:width="0.637cm" svg:height="0.943cm" svg:x="17.586cm" svg:y="8.05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9" draw:text-style-name="P16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61" draw:text-style-name="P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draw:layer="layout" svg:width="5.639cm" svg:height="8.382cm" svg:x="13.939cm" svg:y="6.604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37cm" svg:height="8.382cm" svg:x="19.578cm" svg:y="6.604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6" draw:layer="layout" svg:width="4.486cm" svg:height="0.962cm" svg:x="7.84cm" svg:y="6.703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926cm" svg:y="6.718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27cm" svg:y="6.703cm">
          <draw:text-box>
            <text:p><text:span text:style-name="T1">Interaction</text:span></text:p>
          </draw:text-box>
        </draw:frame>
        <draw:line draw:style-name="gr53" draw:text-style-name="P8" draw:layer="layout" svg:x1="13.939cm" svg:y1="6.604cm" svg:x2="13.939cm" svg:y2="14.986cm">
          <text:p/>
        </draw:line>
        <draw:line draw:style-name="gr10" draw:text-style-name="P9" draw:layer="layout" svg:x1="10.264cm" svg:y1="10.783cm" svg:x2="23.303cm" svg:y2="10.783cm">
          <text:p/>
        </draw:line>
        <draw:line draw:style-name="gr53" draw:text-style-name="P8" draw:layer="layout" svg:x1="19.578cm" svg:y1="6.604cm" svg:x2="19.578cm" svg:y2="14.986cm">
          <text:p/>
        </draw:line>
        <draw:line draw:style-name="gr11" draw:text-style-name="P9" draw:layer="layout" svg:x1="19.015cm" svg:y1="13.967cm" svg:x2="19.901cm" svg:y2="8.939cm">
          <text:p/>
        </draw:line>
        <draw:line draw:style-name="gr10" draw:text-style-name="P9" draw:layer="layout" svg:x1="9.777cm" svg:y1="13.888cm" svg:x2="10.336cm" svg:y2="10.718cm">
          <text:p/>
        </draw:line>
        <draw:line draw:style-name="gr13" draw:text-style-name="P10" draw:layer="layout" svg:x1="7.608cm" svg:y1="13.882cm" svg:x2="9.538cm" svg:y2="13.883cm">
          <text:p/>
        </draw:line>
        <draw:line draw:style-name="gr11" draw:text-style-name="P9" draw:layer="layout" svg:x1="9.065cm" svg:y1="13.879cm" svg:x2="19.094cm" svg:y2="13.879cm">
          <text:p/>
        </draw:line>
        <draw:custom-shape draw:style-name="gr14" draw:text-style-name="P11" draw:layer="layout" svg:width="1.372cm" svg:height="1.372cm" svg:x="14.265cm" svg:y="13.186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02cm" svg:y1="10.783cm" svg:x2="23.409cm" svg:y2="10.783cm">
          <text:p/>
        </draw:line>
        <draw:ellipse draw:style-name="gr17" draw:text-style-name="P13" xml:id="id9" draw:id="id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816cm" svg:x2="24.727cm" svg:y2="11.777cm" draw:start-shape="id9" draw:start-glue-point="3" svg:d="M24150 10816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115cm" svg:height="0.917cm" svg:x="20.682cm" svg:y="9.75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19.824cm" svg:y1="9.004cm" svg:x2="23.392cm" svg:y2="9.004cm">
          <text:p/>
        </draw:line>
        <draw:line draw:style-name="gr20" draw:text-style-name="P9" draw:layer="layout" svg:x1="19.573cm" svg:y1="10.807cm" svg:x2="19.879cm" svg:y2="9.069cm">
          <text:p/>
        </draw:line>
        <draw:line draw:style-name="gr20" draw:text-style-name="P9" draw:layer="layout" svg:x1="20.086cm" svg:y1="9.004cm" svg:x2="23.53cm" svg:y2="9.004cm">
          <text:p/>
        </draw:line>
        <draw:connector draw:style-name="gr18" draw:text-style-name="P8" draw:layer="layout" draw:type="curve" svg:x1="24.13cm" svg:y1="9.008cm" svg:x2="24.899cm" svg:y2="8.284cm" draw:start-shape="id10" draw:start-glue-point="3" svg:d="M24130 9008c952 0 568-724 769-724" svg:viewBox="0 0 770 725">
          <text:p/>
        </draw:connector>
        <draw:ellipse draw:style-name="gr17" draw:text-style-name="P13" xml:id="id10" draw:id="id1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24" draw:text-style-name="P18" draw:layer="layout" svg:width="3.144cm" svg:height="1.155cm" svg:x="10.253cm" svg:y="9.62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6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5.72cm" svg:y="9.64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1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63" draw:text-style-name="P5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3.073cm" svg:height="5.334cm" svg:x="10.336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683cm" svg:y="8.041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66" draw:text-style-name="P16" draw:layer="layout" svg:width="0.864cm" svg:height="0.914cm" svg:x="14.972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5.608cm" svg:y="8.36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4.966cm" svg:y="8.365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68" draw:text-style-name="P16" draw:layer="layout" svg:width="3.073cm" svg:height="5.334cm" svg:x="15.836cm" svg:y="9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draw:layer="layout" svg:width="1.549cm" svg:height="0.914cm" svg:x="8.789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9.985cm" svg:y="8.42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8.901cm" svg:y="8.42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</draw:page>
      <draw:page draw:name="page6" draw:style-name="dp1" draw:master-page-name="Default">
        <draw:custom-shape draw:style-name="gr1" draw:text-style-name="P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909cm" svg:height="8.382cm" svg:x="12.69cm" svg:y="6.604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37cm" svg:height="8.382cm" svg:x="19.578cm" svg:y="6.604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53" draw:text-style-name="P8" draw:layer="layout" svg:x1="12.69cm" svg:y1="6.604cm" svg:x2="12.69cm" svg:y2="14.986cm">
          <text:p/>
        </draw:line>
        <draw:line draw:style-name="gr53" draw:text-style-name="P8" draw:layer="layout" svg:x1="19.578cm" svg:y1="6.604cm" svg:x2="19.578cm" svg:y2="14.986cm">
          <text:p/>
        </draw:line>
        <draw:frame draw:style-name="gr5" draw:text-style-name="P6" draw:layer="layout" svg:width="4.486cm" svg:height="0.962cm" svg:x="7.84cm" svg:y="6.703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926cm" svg:y="6.718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27cm" svg:y="6.703cm">
          <draw:text-box>
            <text:p><text:span text:style-name="T1">Interaction</text:span></text:p>
          </draw:text-box>
        </draw:frame>
        <draw:line draw:style-name="gr11" draw:text-style-name="P9" draw:layer="layout" svg:x1="17.804cm" svg:y1="13.908cm" svg:x2="20.661cm" svg:y2="8.963cm">
          <text:p/>
        </draw:line>
        <draw:line draw:style-name="gr10" draw:text-style-name="P9" draw:layer="layout" svg:x1="9.788cm" svg:y1="13.873cm" svg:x2="11.594cm" svg:y2="10.745cm">
          <text:p/>
        </draw:line>
        <draw:line draw:style-name="gr12" draw:text-style-name="P9" draw:layer="layout" svg:x1="8.369cm" svg:y1="13.883cm" svg:x2="17.869cm" svg:y2="13.869cm">
          <text:p/>
        </draw:line>
        <draw:line draw:style-name="gr13" draw:text-style-name="P10" draw:layer="layout" svg:x1="7.608cm" svg:y1="13.882cm" svg:x2="9.538cm" svg:y2="13.883cm">
          <text:p/>
        </draw:line>
        <draw:custom-shape draw:style-name="gr14" draw:text-style-name="P11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9.602cm" svg:y1="10.783cm" svg:x2="23.409cm" svg:y2="10.783cm">
          <text:p/>
        </draw:line>
        <draw:ellipse draw:style-name="gr17" draw:text-style-name="P13" xml:id="id11" draw:id="id1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816cm" svg:x2="24.727cm" svg:y2="11.777cm" draw:start-shape="id11" draw:start-glue-point="3" svg:d="M24150 10816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0.6cm" svg:y1="8.998cm" svg:x2="23.388cm" svg:y2="8.998cm">
          <text:p/>
        </draw:line>
        <draw:connector draw:style-name="gr18" draw:text-style-name="P8" draw:layer="layout" draw:type="curve" svg:x1="24.13cm" svg:y1="9.008cm" svg:x2="24.899cm" svg:y2="8.284cm" draw:start-shape="id12" draw:start-glue-point="3" svg:d="M24130 9008c952 0 568-724 769-724" svg:viewBox="0 0 770 725">
          <text:p/>
        </draw:connector>
        <draw:ellipse draw:style-name="gr17" draw:text-style-name="P13" xml:id="id12" draw:id="id1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24" draw:text-style-name="P18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30" draw:text-style-name="P17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frame draw:style-name="gr34" draw:text-style-name="P20" draw:layer="layout" svg:width="2.76cm" svg:height="0.962cm" svg:x="14.764cm" svg:y="8.85cm">
          <draw:text-box>
            <text:p text:style-name="P19"><text:span text:style-name="T2">Blocker</text:span></text:p>
          </draw:text-box>
        </draw:frame>
        <draw:line draw:style-name="gr10" draw:text-style-name="P9" draw:layer="layout" svg:x1="11.526cm" svg:y1="10.783cm" svg:x2="15.738cm" svg:y2="10.783cm">
          <text:p/>
        </draw:line>
        <draw:custom-shape draw:style-name="gr33" draw:text-style-name="P14" draw:layer="layout" svg:width="0.813cm" svg:height="2.184cm" svg:x="15.7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2.518cm" svg:y1="8.355cm" svg:x2="12.518cm" svg:y2="13.904cm">
          <text:p/>
        </draw:line>
        <draw:line draw:style-name="gr9" draw:text-style-name="P8" draw:layer="layout" svg:x1="18.641cm" svg:y1="8.222cm" svg:x2="18.641cm" svg:y2="12.455cm">
          <text:p/>
        </draw:line>
        <draw:custom-shape draw:style-name="gr54" draw:text-style-name="P16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216cm" svg:height="1.027cm" svg:x="12.177cm" svg:y="8.0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245cm" svg:height="1.027cm" svg:x="10.849cm" svg:y="8.0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57" draw:text-style-name="P18" draw:layer="layout" svg:width="0.224cm" svg:height="0.943cm" svg:x="18.281cm" svg:y="8.07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8" draw:text-style-name="P18" draw:layer="layout" svg:width="0.637cm" svg:height="0.943cm" svg:x="17.587cm" svg:y="8.07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9" draw:text-style-name="P16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5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6.718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10.342cm" svg:y1="10.604cm" svg:x2="23.381cm" svg:y2="10.604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1" draw:text-style-name="P9" draw:layer="layout" svg:x1="19.095cm" svg:y1="13.765cm" svg:x2="19.974cm" svg:y2="8.767cm">
          <text:p/>
        </draw:line>
        <draw:line draw:style-name="gr10" draw:text-style-name="P9" draw:layer="layout" svg:x1="9.855cm" svg:y1="13.709cm" svg:x2="10.414cm" svg:y2="10.539cm">
          <text:p/>
        </draw:line>
        <draw:line draw:style-name="gr13" draw:text-style-name="P10" draw:layer="layout" svg:x1="8.096cm" svg:y1="13.703cm" svg:x2="9.62cm" svg:y2="13.704cm">
          <text:p/>
        </draw:line>
        <draw:line draw:style-name="gr11" draw:text-style-name="P9" draw:layer="layout" svg:x1="8.129cm" svg:y1="13.703cm" svg:x2="19.172cm" svg:y2="13.703cm">
          <text:p/>
        </draw:line>
        <draw:custom-shape draw:style-name="gr14" draw:text-style-name="P11" draw:layer="layout" svg:width="1.372cm" svg:height="1.372cm" svg:x="14.186cm" svg:y="13.007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8cm" svg:y1="10.604cm" svg:x2="23.487cm" svg:y2="10.604cm">
          <text:p/>
        </draw:line>
        <draw:ellipse draw:style-name="gr17" draw:text-style-name="P13" xml:id="id13" draw:id="id13" draw:layer="layout" svg:width="2.002cm" svg:height="1.285cm" draw:transform="skewX (-0.00785398163397448) rotate (-3.14159265358979) translate (23.633cm 11.279cm)" draw:kind="cut" draw:start-angle="88.96" draw:end-angle="271.12">
          <text:p/>
        </draw:ellipse>
        <draw:connector draw:style-name="gr18" draw:text-style-name="P8" draw:layer="layout" draw:type="curve" draw:line-skew="-0.378cm" svg:x1="23.628cm" svg:y1="10.637cm" svg:x2="24.205cm" svg:y2="11.598cm" draw:start-shape="id13" draw:start-glue-point="3" svg:d="M23628 10637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417cm 12.702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115cm" svg:height="0.917cm" svg:x="20.16cm" svg:y="9.577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896cm" svg:y1="8.832cm" svg:x2="22.801cm" svg:y2="8.832cm">
          <text:p/>
        </draw:line>
        <draw:line draw:style-name="gr20" draw:text-style-name="P9" draw:layer="layout" svg:x1="19.647cm" svg:y1="10.628cm" svg:x2="19.953cm" svg:y2="8.89cm">
          <text:p/>
        </draw:line>
        <draw:line draw:style-name="gr20" draw:text-style-name="P9" draw:layer="layout" svg:x1="20.164cm" svg:y1="8.832cm" svg:x2="22.873cm" svg:y2="8.832cm">
          <text:p/>
        </draw:line>
        <draw:connector draw:style-name="gr18" draw:text-style-name="P8" draw:layer="layout" draw:type="curve" svg:x1="23.608cm" svg:y1="8.829cm" svg:x2="24.377cm" svg:y2="8.105cm" draw:start-shape="id14" draw:start-glue-point="3" svg:d="M23608 8829c952 0 568-724 769-724" svg:viewBox="0 0 770 725">
          <text:p/>
        </draw:connector>
        <draw:ellipse draw:style-name="gr17" draw:text-style-name="P13" xml:id="id14" draw:id="id14" draw:layer="layout" svg:width="2.002cm" svg:height="1.285cm" draw:transform="skewX (-0.00785398163397448) rotate (-3.14159265358979) translate (23.613cm 9.471cm)" draw:kind="cut" draw:start-angle="88.96" draw:end-angle="271.12">
          <text:p/>
        </draw:ellipse>
        <draw:frame draw:style-name="gr24" draw:text-style-name="P18" draw:layer="layout" svg:width="3.144cm" svg:height="1.155cm" svg:x="10.537cm" svg:y="9.44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55cm" svg:y="12.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82cm" svg:y="13.1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5.742cm" svg:y="9.46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61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21" draw:text-style-name="P15" draw:layer="layout" svg:width="2.083cm" svg:height="0.203cm" draw:transform="rotate (-1.0471975511966) translate (19.241cm 9.65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.15cm" svg:height="5.436cm" svg:x="10.6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161cm" svg:y="7.86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82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591cm" svg:y="14.02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07cm" svg:y="14.02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2" draw:text-style-name="P33" draw:layer="layout" svg:width="3.15cm" svg:height="5.436cm" svg:x="15.808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34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16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74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</text:span><text:span text:style-name="T4">selection</text:span></text:p>
          </draw:text-box>
        </draw:frame>
        <draw:frame draw:style-name="gr6" draw:text-style-name="P30" draw:layer="layout" svg:width="4.841cm" svg:height="0.962cm" svg:x="19.611cm" svg:y="6.718cm">
          <draw:text-box>
            <text:p><text:span text:style-name="T4">Post-</text:span><text:span text:style-name="T4">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</text:span><text:span text:style-name="T4">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23.379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19.6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19.874cm" svg:y1="10.473cm" svg:x2="23.122cm" svg:y2="10.473cm">
          <text:p/>
        </draw:line>
        <draw:ellipse draw:style-name="gr17" draw:text-style-name="P13" xml:id="id15" draw:id="id15" draw:layer="layout" svg:width="2.002cm" svg:height="1.285cm" draw:transform="skewX (-0.00785398163397448) rotate (-3.14159265358979) translate (23.633cm 11.148cm)" draw:kind="cut" draw:start-angle="88.96" draw:end-angle="271.12">
          <text:p/>
        </draw:ellipse>
        <draw:connector draw:style-name="gr18" draw:text-style-name="P8" draw:layer="layout" draw:type="curve" draw:line-skew="-0.378cm" svg:x1="23.628cm" svg:y1="10.506cm" svg:x2="24.205cm" svg:y2="11.467cm" draw:start-shape="id15" draw:start-glue-point="3" svg:d="M23628 10506c241 0-47 961 577 961" svg:viewBox="0 0 578 962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0.16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61cm" svg:y1="8.701cm" svg:x2="22.801cm" svg:y2="8.701cm">
          <text:p/>
        </draw:line>
        <draw:line draw:style-name="gr11" draw:text-style-name="P9" draw:layer="layout" svg:x1="19.675cm" svg:y1="13.651cm" svg:x2="19.675cm" svg:y2="8.622cm">
          <text:p/>
        </draw:line>
        <draw:line draw:style-name="gr78" draw:text-style-name="P9" draw:layer="layout" svg:x1="19.675cm" svg:y1="10.292cm" svg:x2="19.675cm" svg:y2="8.549cm">
          <text:p/>
        </draw:line>
        <draw:line draw:style-name="gr78" draw:text-style-name="P9" draw:layer="layout" svg:x1="19.989cm" svg:y1="8.701cm" svg:x2="22.801cm" svg:y2="8.701cm">
          <text:p/>
        </draw:line>
        <draw:connector draw:style-name="gr18" draw:text-style-name="P8" draw:layer="layout" draw:type="curve" svg:x1="23.608cm" svg:y1="8.698cm" svg:x2="24.377cm" svg:y2="7.974cm" draw:start-shape="id16" draw:start-glue-point="3" svg:d="M23608 8698c952 0 568-724 769-724" svg:viewBox="0 0 770 725">
          <text:p/>
        </draw:connector>
        <draw:ellipse draw:style-name="gr17" draw:text-style-name="P13" xml:id="id16" draw:id="id16" draw:layer="layout" svg:width="2.002cm" svg:height="1.285cm" draw:transform="skewX (-0.00785398163397448) rotate (-3.14159265358979) translate (23.613cm 9.34cm)" draw:kind="cut" draw:start-angle="88.96" draw:end-angle="271.12">
          <text:p/>
        </draw:ellipse>
        <draw:frame draw:style-name="gr24" draw:text-style-name="P18" draw:layer="layout" svg:width="3.144cm" svg:height="1.155cm" svg:x="10.537cm" svg:y="9.31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09cm" svg:y="12.4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82cm" svg:y="13.03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5.696cm" svg:y="9.33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48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3" draw:layer="layout" svg:width="3.099cm" svg:height="5.436cm" svg:x="10.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161cm" svg:y="8.831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95cm" svg:y="13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618cm" svg:y="13.89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34cm" svg:y="13.89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9" draw:text-style-name="P33" draw:layer="layout" svg:width="3.099cm" svg:height="5.436cm" svg:x="15.7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29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39cm" svg:y="13.8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97cm" svg:y="13.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4" draw:layer="controls" svg:width="1.88cm" svg:height="0.203cm" draw:transform="rotate (0.785398163397448) translate (18.9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6.718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17.159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19.6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80" draw:text-style-name="P9" draw:layer="layout" svg:x1="19.675cm" svg:y1="10.473cm" svg:x2="22.923cm" svg:y2="10.473cm">
          <text:p/>
        </draw:line>
        <draw:ellipse draw:style-name="gr17" draw:text-style-name="P13" xml:id="id17" draw:id="id17" draw:layer="layout" svg:width="2.002cm" svg:height="1.285cm" draw:transform="skewX (-0.00785398163397448) rotate (-3.14159265358979) translate (23.633cm 11.148cm)" draw:kind="cut" draw:start-angle="88.96" draw:end-angle="271.12">
          <text:p/>
        </draw:ellipse>
        <draw:connector draw:style-name="gr18" draw:text-style-name="P8" draw:layer="layout" draw:type="curve" draw:line-skew="-0.378cm" svg:x1="23.628cm" svg:y1="10.506cm" svg:x2="24.205cm" svg:y2="11.467cm" draw:start-shape="id17" draw:start-glue-point="3" svg:d="M23628 10506c241 0-47 961 577 961" svg:viewBox="0 0 578 962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0.16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61cm" svg:y1="8.701cm" svg:x2="22.801cm" svg:y2="8.701cm">
          <text:p/>
        </draw:line>
        <draw:line draw:style-name="gr11" draw:text-style-name="P9" draw:layer="layout" svg:x1="19.675cm" svg:y1="13.651cm" svg:x2="19.675cm" svg:y2="8.622cm">
          <text:p/>
        </draw:line>
        <draw:connector draw:style-name="gr18" draw:text-style-name="P8" draw:layer="layout" draw:type="curve" svg:x1="23.608cm" svg:y1="8.698cm" svg:x2="24.377cm" svg:y2="7.974cm" draw:start-shape="id18" draw:start-glue-point="3" svg:d="M23608 8698c952 0 568-724 769-724" svg:viewBox="0 0 770 725">
          <text:p/>
        </draw:connector>
        <draw:ellipse draw:style-name="gr17" draw:text-style-name="P13" xml:id="id18" draw:id="id18" draw:layer="layout" svg:width="2.002cm" svg:height="1.285cm" draw:transform="skewX (-0.00785398163397448) rotate (-3.14159265358979) translate (23.613cm 9.34cm)" draw:kind="cut" draw:start-angle="88.96" draw:end-angle="271.12">
          <text:p/>
        </draw:ellipse>
        <draw:frame draw:style-name="gr24" draw:text-style-name="P18" draw:layer="layout" svg:width="3.144cm" svg:height="1.155cm" svg:x="10.537cm" svg:y="9.31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09cm" svg:y="12.4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82cm" svg:y="13.03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48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3" draw:layer="layout" svg:width="3.099cm" svg:height="5.436cm" svg:x="10.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161cm" svg:y="8.831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95cm" svg:y="13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618cm" svg:y="13.89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34cm" svg:y="13.89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33" draw:layer="layout" svg:width="3.099cm" svg:height="2.286cm" svg:x="15.762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29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39cm" svg:y="13.8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97cm" svg:y="13.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4" draw:layer="controls" svg:width="1.88cm" svg:height="0.203cm" draw:transform="rotate (0.785398163397448) translate (18.9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5" draw:layer="controls" svg:width="2.157cm" svg:height="0.806cm" svg:x="15.786cm" svg:y="8.637cm">
          <draw:text-box>
            <text:p text:style-name="P19"><text:span text:style-name="T5">Blocker</text:span></text:p>
          </draw:text-box>
        </draw:frame>
        <draw:custom-shape draw:style-name="gr33" draw:text-style-name="P14" draw:layer="controls" svg:width="0.813cm" svg:height="2.184cm" svg:x="16.441cm" svg:y="9.3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6.718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10.342cm" svg:y1="10.604cm" svg:x2="16.823cm" svg:y2="10.604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1" draw:text-style-name="P9" draw:layer="layout" svg:x1="19.095cm" svg:y1="13.765cm" svg:x2="19.974cm" svg:y2="8.767cm">
          <text:p/>
        </draw:line>
        <draw:line draw:style-name="gr10" draw:text-style-name="P9" draw:layer="layout" svg:x1="9.855cm" svg:y1="13.709cm" svg:x2="10.414cm" svg:y2="10.539cm">
          <text:p/>
        </draw:line>
        <draw:line draw:style-name="gr13" draw:text-style-name="P10" draw:layer="layout" svg:x1="8.096cm" svg:y1="13.703cm" svg:x2="9.62cm" svg:y2="13.704cm">
          <text:p/>
        </draw:line>
        <draw:line draw:style-name="gr11" draw:text-style-name="P9" draw:layer="layout" svg:x1="8.129cm" svg:y1="13.703cm" svg:x2="19.172cm" svg:y2="13.703cm">
          <text:p/>
        </draw:line>
        <draw:line draw:style-name="gr32" draw:text-style-name="P9" draw:layer="layout" svg:x1="19.68cm" svg:y1="10.604cm" svg:x2="23.064cm" svg:y2="10.604cm">
          <text:p/>
        </draw:line>
        <draw:ellipse draw:style-name="gr17" draw:text-style-name="P13" xml:id="id19" draw:id="id19" draw:layer="layout" svg:width="2.002cm" svg:height="1.285cm" draw:transform="skewX (-0.00785398163397448) rotate (-3.14159265358979) translate (23.633cm 11.279cm)" draw:kind="cut" draw:start-angle="88.96" draw:end-angle="271.12">
          <text:p/>
        </draw:ellipse>
        <draw:connector draw:style-name="gr18" draw:text-style-name="P8" draw:layer="layout" draw:type="curve" draw:line-skew="-0.378cm" svg:x1="23.628cm" svg:y1="10.637cm" svg:x2="24.205cm" svg:y2="11.598cm" draw:start-shape="id19" draw:start-glue-point="3" svg:d="M23628 10637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417cm 12.702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115cm" svg:height="0.917cm" svg:x="20.16cm" svg:y="9.577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896cm" svg:y1="8.832cm" svg:x2="22.801cm" svg:y2="8.832cm">
          <text:p/>
        </draw:line>
        <draw:connector draw:style-name="gr18" draw:text-style-name="P8" draw:layer="layout" draw:type="curve" svg:x1="23.608cm" svg:y1="8.829cm" svg:x2="24.377cm" svg:y2="8.105cm" draw:start-shape="id20" draw:start-glue-point="3" svg:d="M23608 8829c952 0 568-724 769-724" svg:viewBox="0 0 770 725">
          <text:p/>
        </draw:connector>
        <draw:ellipse draw:style-name="gr17" draw:text-style-name="P13" xml:id="id20" draw:id="id20" draw:layer="layout" svg:width="2.002cm" svg:height="1.285cm" draw:transform="skewX (-0.00785398163397448) rotate (-3.14159265358979) translate (23.613cm 9.471cm)" draw:kind="cut" draw:start-angle="88.96" draw:end-angle="271.12">
          <text:p/>
        </draw:ellipse>
        <draw:frame draw:style-name="gr24" draw:text-style-name="P18" draw:layer="layout" svg:width="3.144cm" svg:height="1.155cm" svg:x="10.537cm" svg:y="9.44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55cm" svg:y="12.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61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21" draw:text-style-name="P15" draw:layer="layout" svg:width="2.083cm" svg:height="0.203cm" draw:transform="rotate (-1.0471975511966) translate (19.241cm 9.65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.15cm" svg:height="5.436cm" svg:x="10.6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161cm" svg:y="7.86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82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591cm" svg:y="14.02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07cm" svg:y="14.02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3" draw:text-style-name="P33" draw:layer="layout" svg:width="3.15cm" svg:height="2.134cm" svg:x="15.808cm" svg:y="12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5" draw:layer="layout" svg:width="2.157cm" svg:height="0.806cm" svg:x="15.785cm" svg:y="8.774cm">
          <draw:text-box>
            <text:p text:style-name="P19"><text:span text:style-name="T5">Bl</text:span><text:span text:style-name="T5">oc</text:span><text:span text:style-name="T5">ke</text:span><text:span text:style-name="T5">r</text:span></text:p>
          </draw:text-box>
        </draw:frame>
        <draw:custom-shape draw:style-name="gr33" draw:text-style-name="P14" draw:layer="layout" svg:width="0.813cm" svg:height="2.184cm" svg:x="16.44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34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16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74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372cm" svg:height="1.372cm" svg:x="14.186cm" svg:y="13.007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0.677cm" svg:height="0.92cm" svg:x="14.582cm" svg:y="13.1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11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</text:span><text:span text:style-name="T4">r</text:span><text:span text:style-name="T4">e</text:span><text:span text:style-name="T4">-</text:span><text:span text:style-name="T4">s</text:span><text:span text:style-name="T4">el</text:span><text:span text:style-name="T4">e</text:span><text:span text:style-name="T4">c</text:span><text:span text:style-name="T4">ti</text:span><text:span text:style-name="T4">o</text:span><text:span text:style-name="T4">n</text:span></text:p>
          </draw:text-box>
        </draw:frame>
        <draw:frame draw:style-name="gr6" draw:text-style-name="P30" draw:layer="layout" svg:width="4.841cm" svg:height="0.962cm" svg:x="19.611cm" svg:y="6.718cm">
          <draw:text-box>
            <text:p><text:span text:style-name="T4">P</text:span><text:span text:style-name="T4">o</text:span><text:span text:style-name="T4">s</text:span><text:span text:style-name="T4">t-</text:span><text:span text:style-name="T4">s</text:span><text:span text:style-name="T4">el</text:span><text:span text:style-name="T4">e</text:span><text:span text:style-name="T4">c</text:span><text:span text:style-name="T4">ti</text:span><text:span text:style-name="T4">o</text:span><text:span text:style-name="T4">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i</text:span><text:span text:style-name="T4">o</text:span><text:span text:style-name="T4">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10.342cm" svg:y1="10.604cm" svg:x2="16.823cm" svg:y2="10.604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1" draw:text-style-name="P9" draw:layer="layout" svg:x1="19.095cm" svg:y1="13.765cm" svg:x2="19.974cm" svg:y2="8.767cm">
          <text:p/>
        </draw:line>
        <draw:line draw:style-name="gr10" draw:text-style-name="P9" draw:layer="layout" svg:x1="9.855cm" svg:y1="13.709cm" svg:x2="10.414cm" svg:y2="10.539cm">
          <text:p/>
        </draw:line>
        <draw:line draw:style-name="gr13" draw:text-style-name="P10" draw:layer="layout" svg:x1="8.096cm" svg:y1="13.703cm" svg:x2="9.62cm" svg:y2="13.704cm">
          <text:p/>
        </draw:line>
        <draw:line draw:style-name="gr11" draw:text-style-name="P9" draw:layer="layout" svg:x1="8.129cm" svg:y1="13.703cm" svg:x2="19.172cm" svg:y2="13.703cm">
          <text:p/>
        </draw:line>
        <draw:line draw:style-name="gr32" draw:text-style-name="P9" draw:layer="layout" svg:x1="19.68cm" svg:y1="10.604cm" svg:x2="23.064cm" svg:y2="10.604cm">
          <text:p/>
        </draw:line>
        <draw:ellipse draw:style-name="gr17" draw:text-style-name="P13" xml:id="id21" draw:id="id21" draw:layer="layout" svg:width="2.002cm" svg:height="1.285cm" draw:transform="skewX (-0.00785398163397448) rotate (-3.14159265358979) translate (23.633cm 11.279cm)" draw:kind="cut" draw:start-angle="88.96" draw:end-angle="271.12">
          <text:p/>
        </draw:ellipse>
        <draw:connector draw:style-name="gr18" draw:text-style-name="P8" draw:layer="layout" draw:type="curve" draw:line-skew="-0.378cm" svg:x1="23.628cm" svg:y1="10.637cm" svg:x2="24.205cm" svg:y2="11.598cm" draw:start-shape="id21" draw:start-glue-point="3" svg:d="M23628 10637c241 0-47 961 577 961" svg:viewBox="0 0 578 962">
          <text:p/>
        </draw:connector>
        <draw:custom-shape draw:style-name="gr19" draw:text-style-name="P14" draw:layer="layout" svg:width="2.083cm" svg:height="0.203cm" draw:transform="rotate (0.785398163397448) translate (9.041cm 14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0.16cm" svg:y="9.577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896cm" svg:y1="8.832cm" svg:x2="22.801cm" svg:y2="8.832cm">
          <text:p/>
        </draw:line>
        <draw:connector draw:style-name="gr18" draw:text-style-name="P8" draw:layer="layout" draw:type="curve" svg:x1="23.608cm" svg:y1="8.829cm" svg:x2="24.377cm" svg:y2="8.105cm" draw:start-shape="id22" draw:start-glue-point="3" svg:d="M23608 8829c952 0 568-724 769-724" svg:viewBox="0 0 770 725">
          <text:p/>
        </draw:connector>
        <draw:ellipse draw:style-name="gr17" draw:text-style-name="P13" xml:id="id22" draw:id="id22" draw:layer="layout" svg:width="2.002cm" svg:height="1.285cm" draw:transform="skewX (-0.00785398163397448) rotate (-3.14159265358979) translate (23.613cm 9.471cm)" draw:kind="cut" draw:start-angle="88.96" draw:end-angle="271.12">
          <text:p/>
        </draw:ellipse>
        <draw:frame draw:style-name="gr24" draw:text-style-name="P18" draw:layer="layout" svg:width="3.144cm" svg:height="1.155cm" svg:x="10.537cm" svg:y="9.44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55cm" svg:y="12.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61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21" draw:text-style-name="P15" draw:layer="layout" svg:width="2.083cm" svg:height="0.203cm" draw:transform="rotate (-1.0471975511966) translate (19.241cm 9.6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3" draw:layer="layout" svg:width="3.15cm" svg:height="5.436cm" svg:x="10.6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161cm" svg:y="7.86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82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591cm" svg:y="14.02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07cm" svg:y="14.02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3" draw:text-style-name="P33" draw:layer="layout" svg:width="3.15cm" svg:height="2.134cm" svg:x="15.808cm" svg:y="12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5" draw:layer="layout" svg:width="2.157cm" svg:height="0.806cm" svg:x="15.785cm" svg:y="8.774cm">
          <draw:text-box>
            <text:p text:style-name="P19"><text:span text:style-name="T5">Blocker</text:span></text:p>
          </draw:text-box>
        </draw:frame>
        <draw:custom-shape draw:style-name="gr33" draw:text-style-name="P14" draw:layer="layout" svg:width="0.813cm" svg:height="2.184cm" svg:x="16.44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34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16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74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372cm" svg:height="1.372cm" svg:x="14.186cm" svg:y="13.007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0.677cm" svg:height="0.92cm" svg:x="14.582cm" svg:y="13.1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12" draw:style-name="dp1" draw:master-page-name="Default">
        <draw:custom-shape draw:style-name="gr84" draw:text-style-name="P1" draw:layer="layout" svg:width="6.96cm" svg:height="8.382cm" svg:x="7.442cm" svg:y="5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draw:layer="layout" svg:width="5.283cm" svg:height="8.382cm" svg:x="14.376cm" svg:y="5.385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877cm" svg:height="8.382cm" svg:x="19.54cm" svg:y="5.385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53" draw:text-style-name="P8" draw:layer="layout" svg:x1="19.54cm" svg:y1="5.385cm" svg:x2="19.54cm" svg:y2="13.767cm">
          <text:p/>
        </draw:line>
        <draw:line draw:style-name="gr53" draw:text-style-name="P8" draw:layer="layout" svg:x1="14.376cm" svg:y1="5.385cm" svg:x2="14.376cm" svg:y2="13.767cm">
          <text:p/>
        </draw:line>
        <draw:frame draw:style-name="gr5" draw:text-style-name="P6" draw:layer="layout" svg:width="4.486cm" svg:height="0.962cm" svg:x="7.442cm" svg:y="5.385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54cm" svg:y="5.385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376cm" svg:y="5.385cm">
          <draw:text-box>
            <text:p><text:span text:style-name="T1">Interaction</text:span></text:p>
          </draw:text-box>
        </draw:frame>
        <draw:custom-shape draw:style-name="gr75" draw:text-style-name="P5" draw:layer="layout" svg:width="16.916cm" svg:height="8.382cm" svg:x="7.442cm" svg:y="5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8" draw:layer="layout" svg:width="3.144cm" svg:height="1.155cm" draw:transform="rotate (0.523598775598299) translate (9.684cm 8.429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draw:transform="rotate (-0.523598775598299) translate (16.697cm 6.9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40" draw:text-style-name="P9" draw:layer="layout" svg:x1="7.662cm" svg:y1="8.991cm" svg:x2="9.151cm" svg:y2="9.851cm">
          <text:p/>
        </draw:line>
        <draw:line draw:style-name="gr41" draw:text-style-name="P9" draw:layer="layout" svg:x1="7.954cm" svg:y1="9.159cm" svg:x2="14.448cm" svg:y2="12.909cm">
          <text:p/>
        </draw:line>
        <draw:line draw:style-name="gr42" draw:text-style-name="P9" draw:layer="layout" svg:x1="9.337cm" svg:y1="9.975cm" svg:x2="14.449cm" svg:y2="7.024cm">
          <text:p/>
        </draw:line>
        <draw:frame draw:style-name="gr25" draw:text-style-name="P18" draw:layer="layout" svg:width="2.712cm" svg:height="1.039cm" draw:transform="rotate (0.523598775598299) translate (16.336cm 10.666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draw:transform="rotate (-0.523598775598299) translate (11.071cm 9.7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42" draw:text-style-name="P9" draw:layer="layout" svg:x1="14.555cm" svg:y1="7.024cm" svg:x2="22.966cm" svg:y2="11.882cm">
          <text:p/>
        </draw:line>
        <draw:line draw:style-name="gr87" draw:text-style-name="P9" draw:layer="layout" svg:x1="19.797cm" svg:y1="10.051cm" svg:x2="22.897cm" svg:y2="11.841cm">
          <text:p/>
        </draw:line>
        <draw:line draw:style-name="gr41" draw:text-style-name="P9" draw:layer="layout" svg:x1="14.554cm" svg:y1="12.909cm" svg:x2="22.888cm" svg:y2="8.099cm">
          <text:p/>
        </draw:line>
        <draw:line draw:style-name="gr88" draw:text-style-name="P9" draw:layer="layout" svg:x1="19.785cm" svg:y1="9.89cm" svg:x2="22.885cm" svg:y2="8.1cm">
          <text:p/>
        </draw:line>
        <draw:custom-shape draw:style-name="gr89" draw:text-style-name="P15" draw:layer="layout" svg:width="6.858cm" svg:height="0.254cm" draw:transform="rotate (-1.5707963267949) translate (14.631cm 6.5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4" draw:layer="layout" svg:width="6.858cm" svg:height="0.254cm" draw:transform="rotate (-1.5707963267949) translate (9.497cm 6.574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6.858cm" svg:height="0.254cm" draw:transform="rotate (-1.5707963267949) translate (19.795cm 6.574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1" draw:layer="controls" svg:width="1.372cm" svg:height="1.372cm" svg:x="14.835cm" svg:y="11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controls" svg:width="0.677cm" svg:height="0.92cm" svg:x="15.214cm" svg:y="11.828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92" draw:text-style-name="P33" draw:layer="controls" svg:width="2.794cm" svg:height="6.35cm" svg:x="10.044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controls" svg:width="1.549cm" svg:height="0.914cm" svg:x="10.667cm" svg:y="12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controls" svg:width="0.186cm" svg:height="0.883cm" svg:x="11.89cm" svg:y="12.7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controls" svg:width="1.071cm" svg:height="0.883cm" svg:x="10.806cm" svg:y="12.7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2" draw:text-style-name="P33" draw:layer="controls" svg:width="2.794cm" svg:height="6.35cm" svg:x="16.419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controls" svg:width="0.965cm" svg:height="0.914cm" svg:x="17.334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controls" svg:width="0.186cm" svg:height="0.883cm" svg:x="18.044cm" svg:y="12.68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controls" svg:width="0.641cm" svg:height="0.883cm" svg:x="17.402cm" svg:y="12.6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ellipse draw:style-name="gr17" draw:text-style-name="P13" xml:id="id23" draw:id="id23" draw:layer="controls" svg:width="2.002cm" svg:height="1.285cm" draw:transform="skewX (-0.00785398163397438) rotate (-2.61799387799149) translate (23.517cm 8.469cm)" draw:kind="cut" draw:start-angle="88.96" draw:end-angle="271.12">
          <text:p/>
        </draw:ellipse>
        <draw:connector draw:style-name="gr18" draw:text-style-name="P8" draw:layer="controls" draw:type="curve" draw:line-skew="-0.157cm" svg:x1="23.192cm" svg:y1="7.916cm" svg:x2="23.452cm" svg:y2="6.554cm" draw:start-shape="id23" draw:start-glue-point="3" svg:d="M23192 7916c604 0 474-1362 260-1362" svg:viewBox="0 0 440 1363">
          <text:p/>
        </draw:connector>
        <draw:ellipse draw:style-name="gr17" draw:text-style-name="P13" xml:id="id24" draw:id="id24" draw:layer="controls" svg:width="2.002cm" svg:height="1.285cm" draw:transform="skewX (-0.00785398163397446) rotate (2.61799387799149) translate (22.871cm 12.58cm)" draw:kind="cut" draw:start-angle="88.96" draw:end-angle="271.12">
          <text:p/>
        </draw:ellipse>
        <draw:connector draw:style-name="gr18" draw:text-style-name="P8" draw:layer="controls" draw:type="curve" draw:line-skew="-0.444cm" svg:x1="23.188cm" svg:y1="12.022cm" svg:x2="23.603cm" svg:y2="13.128cm" draw:start-shape="id24" draw:start-glue-point="3" svg:d="M23188 12022c169 0-38 1106 415 1106" svg:viewBox="0 0 416 1107">
          <text:p/>
        </draw:connector>
      </draw:page>
      <draw:page draw:name="page13" draw:style-name="dp1" draw:master-page-name="Default">
        <draw:custom-shape draw:style-name="gr84" draw:text-style-name="P1" draw:layer="layout" svg:width="6.96cm" svg:height="8.382cm" svg:x="7.442cm" svg:y="5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draw:layer="layout" svg:width="5.283cm" svg:height="8.382cm" svg:x="14.376cm" svg:y="5.385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877cm" svg:height="8.382cm" svg:x="19.54cm" svg:y="5.385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53" draw:text-style-name="P8" draw:layer="layout" svg:x1="19.54cm" svg:y1="5.385cm" svg:x2="19.54cm" svg:y2="13.767cm">
          <text:p/>
        </draw:line>
        <draw:line draw:style-name="gr53" draw:text-style-name="P8" draw:layer="layout" svg:x1="14.376cm" svg:y1="5.385cm" svg:x2="14.376cm" svg:y2="13.767cm">
          <text:p/>
        </draw:line>
        <draw:frame draw:style-name="gr5" draw:text-style-name="P6" draw:layer="layout" svg:width="4.486cm" svg:height="0.962cm" svg:x="7.442cm" svg:y="5.385cm">
          <draw:text-box>
            <text:p><text:span text:style-name="T1">Pre-selection</text:span></text:p>
          </draw:text-box>
        </draw:frame>
        <draw:frame draw:style-name="gr6" draw:text-style-name="P6" draw:layer="layout" svg:width="4.841cm" svg:height="0.962cm" svg:x="19.54cm" svg:y="5.385cm">
          <draw:text-box>
            <text:p><text:span text:style-name="T1">Post-selection</text:span></text:p>
          </draw:text-box>
        </draw:frame>
        <draw:frame draw:style-name="gr7" draw:text-style-name="P6" draw:layer="layout" svg:width="3.749cm" svg:height="0.962cm" svg:x="14.376cm" svg:y="5.385cm">
          <draw:text-box>
            <text:p><text:span text:style-name="T1">Interaction</text:span></text:p>
          </draw:text-box>
        </draw:frame>
        <draw:custom-shape draw:style-name="gr75" draw:text-style-name="P5" draw:layer="layout" svg:width="16.916cm" svg:height="8.382cm" svg:x="7.442cm" svg:y="5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8" draw:layer="layout" svg:width="3.144cm" svg:height="1.155cm" draw:transform="rotate (0.523598775598299) translate (9.684cm 8.429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41" draw:text-style-name="P9" draw:layer="layout" svg:x1="7.954cm" svg:y1="9.159cm" svg:x2="14.448cm" svg:y2="12.909cm">
          <text:p/>
        </draw:line>
        <draw:line draw:style-name="gr42" draw:text-style-name="P9" draw:layer="layout" svg:x1="9.337cm" svg:y1="9.975cm" svg:x2="14.449cm" svg:y2="7.024cm">
          <text:p/>
        </draw:line>
        <draw:frame draw:style-name="gr25" draw:text-style-name="P18" draw:layer="layout" svg:width="2.712cm" svg:height="1.039cm" draw:transform="rotate (0.523598775598299) translate (16.336cm 10.666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draw:transform="rotate (-0.523598775598299) translate (11.071cm 9.7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42" draw:text-style-name="P9" draw:layer="layout" svg:x1="14.555cm" svg:y1="7.024cm" svg:x2="15.944cm" svg:y2="7.826cm">
          <text:p/>
        </draw:line>
        <draw:line draw:style-name="gr93" draw:text-style-name="P9" draw:layer="layout" svg:x1="19.685cm" svg:y1="9.986cm" svg:x2="22.791cm" svg:y2="11.78cm">
          <text:p/>
        </draw:line>
        <draw:line draw:style-name="gr41" draw:text-style-name="P9" draw:layer="layout" svg:x1="14.554cm" svg:y1="12.909cm" svg:x2="22.888cm" svg:y2="8.099cm">
          <text:p/>
        </draw:line>
        <draw:custom-shape draw:style-name="gr94" draw:text-style-name="P15" draw:layer="layout" svg:width="6.858cm" svg:height="0.254cm" draw:transform="rotate (-1.5707963267949) translate (14.631cm 6.5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draw:layer="layout" svg:width="6.858cm" svg:height="0.254cm" draw:transform="rotate (-1.5707963267949) translate (9.497cm 6.574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6.858cm" svg:height="0.254cm" draw:transform="rotate (-1.5707963267949) translate (19.795cm 6.574cm)">
          <text:p/>
          <draw:enhanced-geometry svg:viewBox="0 0 21600 21600" draw:type="rectangle" draw:enhanced-path="M 0 0 L 21600 0 21600 21600 0 21600 0 0 Z N"/>
        </draw:custom-shape>
        <draw:ellipse draw:style-name="gr17" draw:text-style-name="P13" xml:id="id25" draw:id="id25" draw:layer="layout" svg:width="2.002cm" svg:height="1.285cm" draw:transform="skewX (-0.00785398163397438) rotate (-2.61799387799149) translate (23.516cm 8.469cm)" draw:kind="cut" draw:start-angle="88.96" draw:end-angle="271.12">
          <text:p/>
        </draw:ellipse>
        <draw:connector draw:style-name="gr18" draw:text-style-name="P8" draw:layer="layout" draw:type="curve" draw:line-skew="-0.157cm" svg:x1="23.191cm" svg:y1="7.916cm" svg:x2="23.451cm" svg:y2="6.554cm" draw:start-shape="id25" draw:start-glue-point="3" svg:d="M23191 7916c604 0 474-1362 260-1362" svg:viewBox="0 0 440 1363">
          <text:p/>
        </draw:connector>
        <draw:ellipse draw:style-name="gr17" draw:text-style-name="P13" xml:id="id26" draw:id="id26" draw:layer="layout" svg:width="2.002cm" svg:height="1.285cm" draw:transform="skewX (-0.00785398163397446) rotate (2.61799387799149) translate (22.87cm 12.58cm)" draw:kind="cut" draw:start-angle="88.96" draw:end-angle="271.12">
          <text:p/>
        </draw:ellipse>
        <draw:connector draw:style-name="gr18" draw:text-style-name="P8" draw:layer="layout" draw:type="curve" draw:line-skew="-0.444cm" svg:x1="23.187cm" svg:y1="12.022cm" svg:x2="23.602cm" svg:y2="13.128cm" draw:start-shape="id26" draw:start-glue-point="3" svg:d="M23187 12022c169 0-38 1106 415 1106" svg:viewBox="0 0 416 1107">
          <text:p/>
        </draw:connector>
        <draw:custom-shape draw:style-name="gr91" draw:text-style-name="P11" draw:layer="controls" svg:width="1.372cm" svg:height="1.372cm" svg:x="14.835cm" svg:y="11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controls" svg:width="2.794cm" svg:height="6.35cm" svg:x="10.044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controls" svg:width="1.549cm" svg:height="0.914cm" svg:x="10.667cm" svg:y="12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controls" svg:width="0.186cm" svg:height="0.883cm" svg:x="11.89cm" svg:y="12.7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controls" svg:width="1.071cm" svg:height="0.883cm" svg:x="10.806cm" svg:y="12.7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6" draw:text-style-name="P33" draw:layer="controls" svg:width="2.794cm" svg:height="3.759cm" svg:x="16.419cm" svg:y="9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controls" svg:width="0.965cm" svg:height="0.914cm" svg:x="17.334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controls" svg:width="0.186cm" svg:height="0.883cm" svg:x="18.044cm" svg:y="12.68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controls" svg:width="0.641cm" svg:height="0.883cm" svg:x="17.402cm" svg:y="12.6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82" draw:text-style-name="P35" draw:layer="controls" svg:width="2.157cm" svg:height="0.806cm" draw:transform="rotate (1.0471975511966) translate (15.543cm 8.849cm)">
          <draw:text-box>
            <text:p text:style-name="P19"><text:span text:style-name="T5">Blocker</text:span></text:p>
          </draw:text-box>
        </draw:frame>
        <draw:custom-shape draw:style-name="gr97" draw:text-style-name="P14" draw:layer="controls" svg:width="0.559cm" svg:height="1.676cm" draw:transform="rotate (-0.523598775598299) translate (16.088cm 6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controls" svg:width="0.677cm" svg:height="0.92cm" svg:x="15.215cm" svg:y="11.828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40" draw:text-style-name="P9" draw:layer="controls" svg:x1="7.66cm" svg:y1="8.99cm" svg:x2="9.149cm" svg:y2="9.85cm">
          <text:p/>
        </draw:line>
      </draw:page>
      <draw:page draw:name="page14" draw:style-name="dp1" draw:master-page-name="Default">
        <draw:custom-shape draw:style-name="gr61" draw:text-style-name="P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39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3" draw:layer="layout" svg:width="5.537cm" svg:height="8.382cm" svg:x="19.578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44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578cm" svg:y="6.718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39cm" svg:y="6.703cm">
          <draw:text-box>
            <text:p><text:span text:style-name="T4">Interaction</text:span></text:p>
          </draw:text-box>
        </draw:frame>
        <draw:line draw:style-name="gr98" draw:text-style-name="P8" draw:layer="layout" svg:x1="13.939cm" svg:y1="6.604cm" svg:x2="13.939cm" svg:y2="14.986cm">
          <text:p/>
        </draw:line>
        <draw:line draw:style-name="gr10" draw:text-style-name="P9" draw:layer="layout" svg:x1="10.264cm" svg:y1="10.604cm" svg:x2="16.76cm" svg:y2="10.604cm">
          <text:p/>
        </draw:line>
        <draw:line draw:style-name="gr53" draw:text-style-name="P8" draw:layer="layout" svg:x1="19.578cm" svg:y1="6.604cm" svg:x2="19.578cm" svg:y2="14.986cm">
          <text:p/>
        </draw:line>
        <draw:line draw:style-name="gr11" draw:text-style-name="P9" draw:layer="layout" svg:x1="19.017cm" svg:y1="13.765cm" svg:x2="19.896cm" svg:y2="8.767cm">
          <text:p/>
        </draw:line>
        <draw:line draw:style-name="gr10" draw:text-style-name="P9" draw:layer="layout" svg:x1="9.777cm" svg:y1="13.709cm" svg:x2="10.336cm" svg:y2="10.539cm">
          <text:p/>
        </draw:line>
        <draw:line draw:style-name="gr13" draw:text-style-name="P10" draw:layer="layout" svg:x1="7.918cm" svg:y1="13.702cm" svg:x2="9.442cm" svg:y2="13.703cm">
          <text:p/>
        </draw:line>
        <draw:line draw:style-name="gr11" draw:text-style-name="P9" draw:layer="layout" svg:x1="8.051cm" svg:y1="13.702cm" svg:x2="19.094cm" svg:y2="13.702cm">
          <text:p/>
        </draw:line>
        <draw:custom-shape draw:style-name="gr14" draw:text-style-name="P11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11" draw:text-style-name="P32" draw:layer="layout" svg:x1="19.618cm" svg:y1="10.604cm" svg:x2="23.186cm" svg:y2="10.604cm">
          <text:p/>
        </draw:line>
        <draw:ellipse draw:style-name="gr17" draw:text-style-name="P13" xml:id="id27" draw:id="id27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637cm" svg:x2="24.727cm" svg:y2="11.598cm" draw:start-shape="id27" draw:start-glue-point="3" svg:d="M24150 10637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115cm" svg:height="0.917cm" svg:x="20.682cm" svg:y="9.577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818cm" svg:y1="8.832cm" svg:x2="23.386cm" svg:y2="8.832cm">
          <text:p/>
        </draw:line>
        <draw:connector draw:style-name="gr18" draw:text-style-name="P8" draw:layer="layout" draw:type="curve" svg:x1="24.13cm" svg:y1="8.829cm" svg:x2="24.899cm" svg:y2="8.105cm" draw:start-shape="id28" draw:start-glue-point="3" svg:d="M24130 8829c952 0 568-724 769-724" svg:viewBox="0 0 770 725">
          <text:p/>
        </draw:connector>
        <draw:ellipse draw:style-name="gr17" draw:text-style-name="P13" xml:id="id28" draw:id="id28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24" draw:text-style-name="P18" draw:layer="layout" svg:width="3.144cm" svg:height="1.155cm" svg:x="10.459cm" svg:y="9.44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777cm" svg:y="12.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49cm" svg:y="13.1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2cm" svg:y="12.61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21" draw:text-style-name="P15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683cm" svg:y="7.86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513cm" svg:y="14.02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429cm" svg:y="14.02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3" draw:text-style-name="P33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438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796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82" draw:text-style-name="P35" draw:layer="layout" svg:width="2.157cm" svg:height="0.806cm" svg:x="15.697cm" svg:y="8.773cm">
          <draw:text-box>
            <text:p text:style-name="P19"><text:span text:style-name="T5">B</text:span><text:span text:style-name="T5">l</text:span><text:span text:style-name="T5">o</text:span><text:span text:style-name="T5">c</text:span><text:span text:style-name="T5">k</text:span><text:span text:style-name="T5">e</text:span><text:span text:style-name="T5">r</text:span></text:p>
          </draw:text-box>
        </draw:frame>
        <draw:custom-shape draw:style-name="gr33" draw:text-style-name="P14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5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99" draw:text-style-name="P1" draw:layer="layout" svg:width="6.502cm" svg:height="7.366cm" svg:x="7.44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2" draw:layer="layout" svg:width="5.639cm" svg:height="7.366cm" svg:x="13.939cm" svg:y="7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3" draw:layer="layout" svg:width="5.537cm" svg:height="7.366cm" svg:x="19.578cm" svg:y="7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8.45cm" svg:y="7.703cm">
          <draw:text-box>
            <text:p><text:span text:style-name="T4">P</text:span><text:span text:style-name="T4">r</text:span><text:span text:style-name="T4">e</text:span><text:span text:style-name="T4">-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30" draw:layer="layout" svg:width="4.841cm" svg:height="0.962cm" svg:x="19.926cm" svg:y="13.955cm">
          <draw:text-box>
            <text:p><text:span text:style-name="T4">P</text:span><text:span text:style-name="T4">o</text:span><text:span text:style-name="T4">s</text:span><text:span text:style-name="T4">t</text:span><text:span text:style-name="T4">-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7" draw:text-style-name="P30" draw:layer="layout" svg:width="3.749cm" svg:height="0.962cm" svg:x="14.884cm" svg:y="7.703cm">
          <draw:text-box>
            <text:p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53" draw:text-style-name="P8" draw:layer="layout" svg:x1="13.939cm" svg:y1="7.604cm" svg:x2="13.939cm" svg:y2="14.97cm">
          <text:p/>
        </draw:line>
        <draw:line draw:style-name="gr10" draw:text-style-name="P9" draw:layer="layout" svg:x1="10.264cm" svg:y1="10.604cm" svg:x2="16.76cm" svg:y2="10.604cm">
          <text:p/>
        </draw:line>
        <draw:line draw:style-name="gr53" draw:text-style-name="P8" draw:layer="layout" svg:x1="19.578cm" svg:y1="7.604cm" svg:x2="19.578cm" svg:y2="14.97cm">
          <text:p/>
        </draw:line>
        <draw:line draw:style-name="gr11" draw:text-style-name="P9" draw:layer="layout" svg:x1="19.017cm" svg:y1="13.765cm" svg:x2="19.896cm" svg:y2="8.767cm">
          <text:p/>
        </draw:line>
        <draw:line draw:style-name="gr10" draw:text-style-name="P9" draw:layer="layout" svg:x1="9.777cm" svg:y1="13.709cm" svg:x2="10.336cm" svg:y2="10.539cm">
          <text:p/>
        </draw:line>
        <draw:line draw:style-name="gr13" draw:text-style-name="P10" draw:layer="layout" svg:x1="7.608cm" svg:y1="13.703cm" svg:x2="9.538cm" svg:y2="13.704cm">
          <text:p/>
        </draw:line>
        <draw:line draw:style-name="gr11" draw:text-style-name="P9" draw:layer="layout" svg:x1="9.065cm" svg:y1="13.7cm" svg:x2="19.094cm" svg:y2="13.7cm">
          <text:p/>
        </draw:line>
        <draw:custom-shape draw:style-name="gr14" draw:text-style-name="P11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11" draw:text-style-name="P32" draw:layer="layout" svg:x1="19.618cm" svg:y1="10.604cm" svg:x2="23.186cm" svg:y2="10.604cm">
          <text:p/>
        </draw:line>
        <draw:ellipse draw:style-name="gr17" draw:text-style-name="P13" xml:id="id29" draw:id="id29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8" draw:layer="layout" draw:type="curve" draw:line-skew="-0.378cm" svg:x1="24.15cm" svg:y1="10.637cm" svg:x2="24.727cm" svg:y2="11.598cm" draw:start-shape="id29" draw:start-glue-point="3" svg:d="M24150 10637c241 0-47 961 577 961" svg:viewBox="0 0 578 962">
          <text:p/>
        </draw:connector>
        <draw:custom-shape draw:style-name="gr19" draw:text-style-name="P14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.115cm" svg:height="0.917cm" svg:x="20.682cm" svg:y="9.577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32" draw:layer="layout" svg:x1="19.818cm" svg:y1="8.832cm" svg:x2="23.386cm" svg:y2="8.832cm">
          <text:p/>
        </draw:line>
        <draw:connector draw:style-name="gr18" draw:text-style-name="P8" draw:layer="layout" draw:type="curve" svg:x1="24.13cm" svg:y1="8.829cm" svg:x2="24.899cm" svg:y2="8.105cm" draw:start-shape="id30" draw:start-glue-point="3" svg:d="M24130 8829c952 0 568-724 769-724" svg:viewBox="0 0 770 725">
          <text:p/>
        </draw:connector>
        <draw:ellipse draw:style-name="gr17" draw:text-style-name="P13" xml:id="id30" draw:id="id30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24" draw:text-style-name="P18" draw:layer="layout" svg:width="3.144cm" svg:height="1.155cm" svg:x="10.459cm" svg:y="9.44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777cm" svg:y="12.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49cm" svg:y="13.16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2cm" svg:y="12.61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21" draw:text-style-name="P15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svg:x="20.683cm" svg:y="7.86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513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429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3" draw:text-style-name="P33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438cm" svg:y="14.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796cm" svg:y="14.02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82" draw:text-style-name="P35" draw:layer="layout" svg:width="2.157cm" svg:height="0.806cm" svg:x="15.697cm" svg:y="8.773cm">
          <draw:text-box>
            <text:p text:style-name="P19"><text:span text:style-name="T5">Blocker</text:span></text:p>
          </draw:text-box>
        </draw:frame>
        <draw:custom-shape draw:style-name="gr33" draw:text-style-name="P14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17.678cm" svg:height="7.366cm" svg:x="7.442cm" svg:y="7.604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103" draw:text-style-name="P1" draw:layer="layout" svg:width="6.452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" draw:layer="layout" svg:width="5.639cm" svg:height="10.795cm" svg:x="13.881cm" svg:y="5.385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5.639cm" svg:height="10.82cm" svg:x="19.481cm" svg:y="5.385cm">
          <text:p text:style-name="P2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53" draw:text-style-name="P8" draw:layer="layout" svg:x1="19.481cm" svg:y1="5.385cm" svg:x2="19.481cm" svg:y2="16.205cm">
          <text:p/>
        </draw:line>
        <draw:line draw:style-name="gr53" draw:text-style-name="P8" draw:layer="layout" svg:x1="13.881cm" svg:y1="5.385cm" svg:x2="13.881cm" svg:y2="16.205cm">
          <text:p/>
        </draw:line>
        <draw:custom-shape draw:style-name="gr106" draw:text-style-name="P36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7" draw:text-style-name="P8" draw:layer="layout" svg:x1="13.259cm" svg:y1="7.96cm" svg:x2="13.259cm" svg:y2="13.675cm">
          <text:p/>
        </draw:line>
        <draw:line draw:style-name="gr107" draw:text-style-name="P8" draw:layer="layout" svg:x1="19.023cm" svg:y1="7.96cm" svg:x2="19.023cm" svg:y2="12.877cm">
          <text:p/>
        </draw:line>
        <draw:line draw:style-name="gr40" draw:text-style-name="P9" draw:layer="layout" svg:x1="7.668cm" svg:y1="11.651cm" svg:x2="9.284cm" svg:y2="12.239cm">
          <text:p/>
        </draw:line>
        <draw:line draw:style-name="gr41" draw:text-style-name="P9" draw:layer="layout" svg:x1="8.046cm" svg:y1="11.785cm" svg:x2="15.093cm" svg:y2="14.349cm">
          <text:p/>
        </draw:line>
        <draw:line draw:style-name="gr42" draw:text-style-name="P9" draw:layer="layout" svg:x1="9.649cm" svg:y1="12.302cm" svg:x2="15.093cm" svg:y2="10.321cm">
          <text:p/>
        </draw:line>
        <draw:line draw:style-name="gr42" draw:text-style-name="P9" draw:layer="layout" svg:x1="15.149cm" svg:y1="10.321cm" svg:x2="23.935cm" svg:y2="13.52cm">
          <text:p/>
        </draw:line>
        <draw:line draw:style-name="gr41" draw:text-style-name="P9" draw:layer="layout" svg:x1="15.097cm" svg:y1="14.351cm" svg:x2="23.933cm" svg:y2="11.134cm">
          <text:p/>
        </draw:line>
        <draw:line draw:style-name="gr43" draw:text-style-name="P9" draw:layer="layout" svg:x1="20.729cm" svg:y1="12.354cm" svg:x2="24.093cm" svg:y2="13.578cm">
          <text:p/>
        </draw:line>
        <draw:line draw:style-name="gr44" draw:text-style-name="P9" draw:layer="layout" svg:x1="20.729cm" svg:y1="12.3cm" svg:x2="24.093cm" svg:y2="11.075cm">
          <text:p/>
        </draw:line>
        <draw:g>
          <draw:custom-shape draw:style-name="gr45" draw:text-style-name="P14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3" xml:id="id31" draw:id="id31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8" draw:layer="layout" draw:type="curve" draw:line-skew="-0.444cm" svg:x1="24.545cm" svg:y1="13.74cm" svg:x2="24.878cm" svg:y2="14.903cm" draw:start-shape="id31" draw:start-glue-point="3" svg:d="M24545 13740c121 0-45 1163 333 1163" svg:viewBox="0 0 334 1164">
          <text:p/>
        </draw:connector>
        <draw:custom-shape draw:style-name="gr47" draw:text-style-name="P25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draw:layer="layout" svg:width="0.203cm" svg:height="2.184cm" svg:x="12.358cm" svg:y="10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5" draw:layer="layout" svg:width="0.398cm" svg:height="5.787cm" draw:transform="rotate (0.0872664625997165) translate (17.4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draw:layer="layout" svg:width="0.813cm" svg:height="2.591cm" svg:x="15.9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8" draw:layer="layout" svg:x1="16.341cm" svg:y1="9.294cm" svg:x2="16.341cm" svg:y2="10.535cm">
          <text:p/>
        </draw:line>
        <draw:custom-shape draw:style-name="gr51" draw:text-style-name="P37" draw:layer="layout" svg:width="0.822cm" svg:height="0.822cm" svg:x="8.642cm" svg:y="9.10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822cm" svg:height="0.822cm" svg:x="10.642cm" svg:y="11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822cm" svg:height="0.822cm" svg:x="12.042cm" svg:y="11.00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822cm" svg:height="0.822cm" svg:x="15.925cm" svg:y="7.6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822cm" svg:height="0.822cm" svg:x="17.508cm" svg:y="11.92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822cm" svg:height="0.822cm" svg:x="23.609cm" svg:y="13.12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9" draw:layer="layout" svg:width="0.813cm" svg:height="8.28cm" svg:x="15.9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486cm" svg:height="0.962cm" svg:x="8.454cm" svg:y="5.565cm">
          <draw:text-box>
            <text:p><text:span text:style-name="T1">Pr</text:span><text:span text:style-name="T1">e-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/draw:text-box>
        </draw:frame>
        <draw:frame draw:style-name="gr6" draw:text-style-name="P6" draw:layer="layout" svg:width="4.841cm" svg:height="0.962cm" svg:x="20.316cm" svg:y="5.565cm">
          <draw:text-box>
            <text:p><text:span text:style-name="T1">P</text:span><text:span text:style-name="T1">o</text:span><text:span text:style-name="T1">st</text:span><text:span text:style-name="T1">-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/draw:text-box>
        </draw:frame>
        <draw:frame draw:style-name="gr7" draw:text-style-name="P6" draw:layer="layout" svg:width="3.749cm" svg:height="0.962cm" svg:x="14.929cm" svg:y="5.565cm">
          <draw:text-box>
            <text:p><text:span text:style-name="T1">In</text:span><text:span text:style-name="T1">te</text:span><text:span text:style-name="T1">ra</text:span><text:span text:style-name="T1">ct</text:span><text:span text:style-name="T1">io</text:span><text:span text:style-name="T1">n</text:span></text:p>
          </draw:text-box>
        </draw:frame>
        <draw:ellipse draw:style-name="gr17" draw:text-style-name="P13" xml:id="id32" draw:id="id32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8" draw:layer="layout" draw:type="curve" draw:line-skew="-0.157cm" svg:x1="24.504cm" svg:y1="10.922cm" svg:x2="24.715cm" svg:y2="9.476cm" draw:start-shape="id32" draw:start-glue-point="3" svg:d="M24504 10922c555 0 449-1446 211-1446" svg:viewBox="0 0 405 1447">
          <text:p/>
        </draw:connector>
        <draw:custom-shape draw:style-name="gr51" draw:text-style-name="P37" draw:layer="layout" svg:width="0.822cm" svg:height="0.822cm" svg:x="23.609cm" svg:y="10.72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6" draw:layer="layout" svg:width="1.778cm" svg:height="1.067cm" svg:x="11.4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216cm" svg:height="1.027cm" svg:x="12.941cm" svg:y="7.15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245cm" svg:height="1.027cm" svg:x="11.613cm" svg:y="7.15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57" draw:text-style-name="P18" draw:layer="layout" svg:width="0.224cm" svg:height="0.943cm" svg:x="18.663cm" svg:y="7.23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8" draw:text-style-name="P18" draw:layer="layout" svg:width="0.637cm" svg:height="0.943cm" svg:x="17.969cm" svg:y="7.235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110" draw:text-style-name="P16" draw:layer="layout" svg:width="1.27cm" svg:height="1.067cm" svg:x="17.7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5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0" draw:text-style-name="P9" draw:layer="layout" svg:x1="9.67cm" svg:y1="10.473cm" svg:x2="23.654cm" svg:y2="10.473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21.274cm" svg:y1="10.473cm" svg:x2="23.654cm" svg:y2="10.473cm">
          <text:p/>
        </draw:line>
        <draw:ellipse draw:style-name="gr17" draw:text-style-name="P13" xml:id="id33" draw:id="id33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33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line draw:style-name="gr78" draw:text-style-name="P9" draw:layer="layout" svg:x1="21.075cm" svg:y1="10.292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34" draw:start-glue-point="3" svg:d="M21073 7384c0-751 1404-646 1404-210" svg:viewBox="0 0 1405 552">
          <text:p/>
        </draw:connector>
        <draw:ellipse draw:style-name="gr17" draw:text-style-name="P13" xml:id="id34" draw:id="id34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7" draw:layer="layout" svg:width="1.854cm" svg:height="0.854cm" svg:x="10.913cm" svg:y="12.65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1.353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16" draw:text-style-name="P17" draw:layer="layout" svg:width="0.684cm" svg:height="0.854cm" svg:x="12.765cm" svg:y="12.65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6.697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8.48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5.978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g>
          <draw:frame draw:style-name="gr117" draw:text-style-name="P17" draw:layer="layout" svg:width="1.8cm" svg:height="0.846cm" svg:x="16.929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0" draw:text-style-name="P17" draw:layer="layout" svg:width="1.004cm" svg:height="1.053cm" svg:x="14.37cm" svg:y="13.03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3" draw:layer="layout" svg:width="3.251cm" svg:height="5.182cm" svg:x="10.576cm" svg:y="9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draw:layer="layout" svg:width="2.083cm" svg:height="0.914cm" svg:x="11.16cm" svg:y="1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7" draw:layer="layout" svg:width="2.032cm" svg:height="0.854cm" svg:x="11.185cm" svg:y="13.98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</draw:page>
      <draw:page draw:name="page18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</text:span><text:span text:style-name="T4">r</text:span><text:span text:style-name="T4">e</text:span><text:span text:style-name="T4">-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</text:span><text:span text:style-name="T4">o</text:span><text:span text:style-name="T4">s</text:span><text:span text:style-name="T4">t</text:span><text:span text:style-name="T4">-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0" draw:text-style-name="P9" draw:layer="layout" svg:x1="9.67cm" svg:y1="10.473cm" svg:x2="23.654cm" svg:y2="10.473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21.274cm" svg:y1="10.473cm" svg:x2="23.654cm" svg:y2="10.473cm">
          <text:p/>
        </draw:line>
        <draw:ellipse draw:style-name="gr17" draw:text-style-name="P13" xml:id="id35" draw:id="id35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35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line draw:style-name="gr78" draw:text-style-name="P9" draw:layer="layout" svg:x1="21.075cm" svg:y1="10.292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36" draw:start-glue-point="3" svg:d="M21073 7384c0-751 1404-646 1404-210" svg:viewBox="0 0 1405 552">
          <text:p/>
        </draw:connector>
        <draw:ellipse draw:style-name="gr17" draw:text-style-name="P13" xml:id="id36" draw:id="id36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7" draw:layer="layout" svg:width="1.854cm" svg:height="0.854cm" svg:x="10.913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1.353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16" draw:text-style-name="P17" draw:layer="layout" svg:width="0.684cm" svg:height="0.854cm" svg:x="12.765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6.697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8.48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5.978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g>
          <draw:frame draw:style-name="gr117" draw:text-style-name="P17" draw:layer="layout" svg:width="1.8cm" svg:height="0.846cm" svg:x="16.929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0" draw:text-style-name="P17" draw:layer="layout" svg:width="1.004cm" svg:height="1.053cm" svg:x="14.37cm" svg:y="13.03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3" draw:layer="layout" svg:width="3.251cm" svg:height="5.182cm" svg:x="10.576cm" svg:y="9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draw:layer="layout" svg:width="2.083cm" svg:height="0.914cm" svg:x="11.16cm" svg:y="1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7" draw:layer="layout" svg:width="2.032cm" svg:height="0.854cm" svg:x="11.185cm" svg:y="13.98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</draw:page>
      <draw:page draw:name="page19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16.82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80" draw:text-style-name="P9" draw:layer="layout" svg:x1="21.075cm" svg:y1="10.473cm" svg:x2="23.654cm" svg:y2="10.473cm">
          <text:p/>
        </draw:line>
        <draw:ellipse draw:style-name="gr17" draw:text-style-name="P13" xml:id="id37" draw:id="id37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37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38" draw:start-glue-point="3" svg:d="M21073 7384c0-751 1404-646 1404-210" svg:viewBox="0 0 1405 552">
          <text:p/>
        </draw:connector>
        <draw:ellipse draw:style-name="gr17" draw:text-style-name="P13" xml:id="id38" draw:id="id38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3" draw:text-style-name="P17" draw:layer="layout" svg:width="1.729cm" svg:height="0.854cm" svg:x="11.353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4" draw:text-style-name="P38" draw:layer="layout" svg:width="2.276cm" svg:height="0.839cm" svg:x="15.786cm" svg:y="8.638cm">
          <draw:text-box>
            <text:p text:style-name="P19"><text:span text:style-name="T5">Blocker</text:span></text:p>
          </draw:text-box>
        </draw:frame>
        <draw:custom-shape draw:style-name="gr33" draw:text-style-name="P14" draw:layer="layout" svg:width="0.813cm" svg:height="2.184cm" svg:x="16.441cm" svg:y="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7" draw:text-style-name="P17" draw:layer="layout" svg:width="1.8cm" svg:height="0.846cm" svg:x="16.929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0" draw:text-style-name="P17" draw:layer="layout" svg:width="1.004cm" svg:height="1.053cm" svg:x="14.37cm" svg:y="13.037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3" draw:layer="layout" svg:width="3.251cm" svg:height="5.182cm" svg:x="10.576cm" svg:y="9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draw:layer="layout" svg:width="2.083cm" svg:height="0.914cm" svg:x="11.16cm" svg:y="13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7" draw:layer="layout" svg:width="2.032cm" svg:height="0.854cm" svg:x="11.185cm" svg:y="13.99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12" draw:text-style-name="P17" draw:layer="layout" svg:width="1.854cm" svg:height="0.854cm" svg:x="10.913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16" draw:text-style-name="P17" draw:layer="layout" svg:width="0.684cm" svg:height="0.854cm" svg:x="12.765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</draw:page>
      <draw:page draw:name="page20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604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6.604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604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0" draw:text-style-name="P9" draw:layer="layout" svg:x1="9.67cm" svg:y1="10.973cm" svg:x2="23.654cm" svg:y2="10.973cm">
          <text:p/>
        </draw:line>
        <draw:line draw:style-name="gr13" draw:text-style-name="P10" draw:layer="layout" svg:x1="8.096cm" svg:y1="14.072cm" svg:x2="9.62cm" svg:y2="14.073cm">
          <text:p/>
        </draw:line>
        <draw:line draw:style-name="gr11" draw:text-style-name="P9" draw:layer="layout" svg:x1="8.129cm" svg:y1="14.071cm" svg:x2="21.075cm" svg:y2="14.071cm">
          <text:p/>
        </draw:line>
        <draw:custom-shape draw:style-name="gr14" draw:text-style-name="P11" draw:layer="layout" svg:width="1.372cm" svg:height="1.372cm" svg:x="14.186cm" svg:y="13.3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21.274cm" svg:y1="10.973cm" svg:x2="23.654cm" svg:y2="10.973cm">
          <text:p/>
        </draw:line>
        <draw:ellipse draw:style-name="gr17" draw:text-style-name="P13" xml:id="id39" draw:id="id39" draw:layer="layout" svg:width="1.387cm" svg:height="1.016cm" draw:transform="skewX (-0.00977384381116825) rotate (-3.14159265358979) translate (24.14cm 11.4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971cm" svg:x2="23.612cm" svg:y2="9.426cm" draw:start-shape="id39" draw:start-glue-point="3" svg:d="M24135 10971c339 0 600-1545-523-1545" svg:viewBox="0 0 815 1546">
          <text:p/>
        </draw:connector>
        <draw:line draw:style-name="gr10" draw:text-style-name="P9" draw:layer="layout" svg:x1="9.749cm" svg:y1="14.072cm" svg:x2="9.749cm" svg:y2="10.9cm">
          <text:p/>
        </draw:line>
        <draw:custom-shape draw:style-name="gr77" draw:text-style-name="P14" draw:layer="layout" svg:width="1.88cm" svg:height="0.203cm" draw:transform="rotate (0.785398163397448) translate (9.013cm 14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1.0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4.151cm" svg:x2="21.075cm" svg:y2="8.273cm">
          <text:p/>
        </draw:line>
        <draw:line draw:style-name="gr78" draw:text-style-name="P9" draw:layer="layout" svg:x1="21.075cm" svg:y1="10.792cm" svg:x2="21.075cm" svg:y2="8.273cm">
          <text:p/>
        </draw:line>
        <draw:connector draw:style-name="gr18" draw:text-style-name="P8" draw:layer="layout" draw:type="curve" draw:line-skew="0.217cm" svg:x1="21.073cm" svg:y1="7.907cm" svg:x2="22.225cm" svg:y2="8.328cm" draw:start-shape="id40" draw:start-glue-point="3" svg:d="M21073 7907c0-426 1152-636 1152 421" svg:viewBox="0 0 1153 770">
          <text:p/>
        </draw:connector>
        <draw:ellipse draw:style-name="gr17" draw:text-style-name="P13" xml:id="id40" draw:id="id40" draw:layer="layout" svg:width="1.386cm" svg:height="1.016cm" draw:transform="skewX (-0.00977384381116825) rotate (-1.5707963267949) translate (21.581cm 7.902cm)" draw:kind="cut" draw:start-angle="88.96" draw:end-angle="271.12">
          <text:p/>
        </draw:ellipse>
        <draw:custom-shape draw:style-name="gr125" draw:text-style-name="P33" draw:layer="layout" svg:width="3.251cm" svg:height="5.436cm" svg:x="10.576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draw:transform="rotate (1.5707963267949) translate (20.1cm 10.8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22" draw:text-style-name="P31" draw:layer="layout" svg:width="2.083cm" svg:height="0.914cm" svg:x="11.16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4" draw:layer="controls" svg:width="1.88cm" svg:height="0.203cm" draw:transform="rotate (0.785398163397448) translate (20.341cm 11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7" draw:layer="layout" svg:width="1.854cm" svg:height="0.854cm" svg:x="10.913cm" svg:y="13.1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1.353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16" draw:text-style-name="P17" draw:layer="layout" svg:width="0.684cm" svg:height="0.854cm" svg:x="12.765cm" svg:y="13.1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6.697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8.484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5.978cm" svg:y="10.0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g>
          <draw:frame draw:style-name="gr117" draw:text-style-name="P17" draw:layer="layout" svg:width="1.8cm" svg:height="0.846cm" svg:x="16.929cm" svg:y="13.1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3.1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3.1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3" draw:text-style-name="P17" draw:layer="layout" svg:width="2.032cm" svg:height="0.854cm" svg:x="11.185cm" svg:y="8.45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20" draw:text-style-name="P17" draw:layer="layout" svg:width="1.004cm" svg:height="1.053cm" svg:x="14.37cm" svg:y="13.53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</text:span><text:span text:style-name="T4">sele</text:span><text:span text:style-name="T4">ctio</text:span><text:span text:style-name="T4">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os</text:span><text:span text:style-name="T4">t-</text:span><text:span text:style-name="T4">sele</text:span><text:span text:style-name="T4">ctio</text:span><text:span text:style-name="T4">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</text:span><text:span text:style-name="T4">ract</text:span><text:span text:style-name="T4">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16.82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80" draw:text-style-name="P9" draw:layer="layout" svg:x1="21.075cm" svg:y1="10.473cm" svg:x2="23.654cm" svg:y2="10.473cm">
          <text:p/>
        </draw:line>
        <draw:ellipse draw:style-name="gr17" draw:text-style-name="P13" xml:id="id41" draw:id="id41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41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42" draw:start-glue-point="3" svg:d="M21073 7384c0-751 1404-646 1404-210" svg:viewBox="0 0 1405 552">
          <text:p/>
        </draw:connector>
        <draw:ellipse draw:style-name="gr17" draw:text-style-name="P13" xml:id="id42" draw:id="id42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custom-shape draw:style-name="gr125" draw:text-style-name="P33" draw:layer="layout" svg:width="3.251cm" svg:height="5.436cm" svg:x="10.576cm" svg:y="8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22" draw:text-style-name="P31" draw:layer="layout" svg:width="2.083cm" svg:height="0.914cm" svg:x="11.16cm" svg:y="8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7" draw:layer="layout" svg:width="1.854cm" svg:height="0.854cm" svg:x="10.913cm" svg:y="12.6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1.353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16" draw:text-style-name="P17" draw:layer="layout" svg:width="0.684cm" svg:height="0.854cm" svg:x="12.765cm" svg:y="12.6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23" draw:text-style-name="P17" draw:layer="layout" svg:width="2.032cm" svg:height="0.854cm" svg:x="11.185cm" svg:y="8.05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24" draw:text-style-name="P38" draw:layer="layout" svg:width="2.276cm" svg:height="0.839cm" svg:x="15.786cm" svg:y="8.638cm">
          <draw:text-box>
            <text:p text:style-name="P19"><text:span text:style-name="T5">Blocker</text:span></text:p>
          </draw:text-box>
        </draw:frame>
        <draw:custom-shape draw:style-name="gr33" draw:text-style-name="P14" draw:layer="layout" svg:width="0.813cm" svg:height="2.184cm" svg:x="16.441cm" svg:y="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7" draw:text-style-name="P17" draw:layer="layout" svg:width="1.8cm" svg:height="0.846cm" svg:x="16.929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0" draw:text-style-name="P17" draw:layer="layout" svg:width="1.004cm" svg:height="1.053cm" svg:x="14.37cm" svg:y="13.037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ost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23.654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21.274cm" svg:y1="10.473cm" svg:x2="23.654cm" svg:y2="10.473cm">
          <text:p/>
        </draw:line>
        <draw:ellipse draw:style-name="gr17" draw:text-style-name="P13" xml:id="id43" draw:id="id43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43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line draw:style-name="gr78" draw:text-style-name="P9" draw:layer="layout" svg:x1="21.075cm" svg:y1="10.292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44" draw:start-glue-point="3" svg:d="M21073 7384c0-751 1404-646 1404-210" svg:viewBox="0 0 1405 552">
          <text:p/>
        </draw:connector>
        <draw:ellipse draw:style-name="gr17" draw:text-style-name="P13" xml:id="id44" draw:id="id44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frame draw:style-name="gr24" draw:text-style-name="P18" draw:layer="layout" svg:width="3.144cm" svg:height="1.155cm" svg:x="10.537cm" svg:y="9.31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09cm" svg:y="12.4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82cm" svg:y="13.03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4" draw:text-style-name="P18" draw:layer="layout" svg:width="3.144cm" svg:height="1.155cm" svg:x="15.696cm" svg:y="9.33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48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3" draw:layer="layout" svg:width="3.099cm" svg:height="5.436cm" svg:x="10.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3" draw:text-style-name="P31" draw:layer="layout" svg:width="1.549cm" svg:height="0.914cm" svg:x="11.395cm" svg:y="13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3" draw:layer="layout" svg:width="3.099cm" svg:height="5.436cm" svg:x="15.7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29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39cm" svg:y="13.8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97cm" svg:y="13.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e-selectio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teractio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17.159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34cm" svg:y1="13.571cm" svg:x2="21.08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9.749cm" svg:y1="13.572cm" svg:x2="9.749cm" svg:y2="10.4cm">
          <text:p/>
        </draw:line>
        <draw:frame draw:style-name="gr24" draw:text-style-name="P18" draw:layer="layout" svg:width="3.144cm" svg:height="1.155cm" svg:x="10.537cm" svg:y="9.31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5" draw:text-style-name="P18" draw:layer="layout" svg:width="2.712cm" svg:height="1.039cm" svg:x="15.809cm" svg:y="12.4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6" draw:text-style-name="P18" draw:layer="layout" svg:width="0.677cm" svg:height="0.92cm" svg:x="14.582cm" svg:y="13.03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8" draw:layer="layout" svg:width="1.723cm" svg:height="1.039cm" svg:x="10.698cm" svg:y="12.48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33" draw:layer="layout" svg:width="3.099cm" svg:height="5.436cm" svg:x="10.62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layout" svg:width="1.549cm" svg:height="0.914cm" svg:x="11.395cm" svg:y="13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2.618cm" svg:y="13.89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6" draw:text-style-name="P18" draw:layer="layout" svg:width="1.071cm" svg:height="0.883cm" svg:x="11.534cm" svg:y="13.89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33" draw:layer="layout" svg:width="3.099cm" svg:height="2.286cm" svg:x="15.762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0.965cm" svg:height="0.914cm" svg:x="16.829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5" draw:text-style-name="P18" draw:layer="layout" svg:width="0.186cm" svg:height="0.883cm" svg:x="17.539cm" svg:y="13.8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67" draw:text-style-name="P18" draw:layer="layout" svg:width="0.641cm" svg:height="0.883cm" svg:x="16.897cm" svg:y="13.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frame draw:style-name="gr124" draw:text-style-name="P38" draw:layer="controls" svg:width="2.276cm" svg:height="0.839cm" svg:x="15.786cm" svg:y="8.637cm">
          <draw:text-box>
            <text:p text:style-name="P19"><text:span text:style-name="T5">Blocker</text:span></text:p>
          </draw:text-box>
        </draw:frame>
        <draw:custom-shape draw:style-name="gr33" draw:text-style-name="P14" draw:layer="controls" svg:width="0.813cm" svg:height="2.184cm" svg:x="16.441cm" svg:y="9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0" draw:layer="controls" svg:width="4.841cm" svg:height="0.962cm" svg:x="19.611cm" svg:y="14.024cm">
          <draw:text-box>
            <text:p><text:span text:style-name="T4">Post-selection</text:span></text:p>
          </draw:text-box>
        </draw:frame>
        <draw:line draw:style-name="gr80" draw:text-style-name="P9" draw:layer="controls" svg:x1="21.08cm" svg:y1="10.473cm" svg:x2="23.659cm" svg:y2="10.473cm">
          <text:p/>
        </draw:line>
        <draw:ellipse draw:style-name="gr17" draw:text-style-name="P13" xml:id="id45" draw:id="id45" draw:layer="controls" svg:width="1.387cm" svg:height="1.016cm" draw:transform="skewX (-0.00977384381116825) rotate (-3.14159265358979) translate (24.145cm 10.979cm)" draw:kind="cut" draw:start-angle="88.96" draw:end-angle="271.12">
          <text:p/>
        </draw:ellipse>
        <draw:connector draw:style-name="gr18" draw:text-style-name="P8" draw:layer="controls" draw:type="curve" draw:line-skew="-0.275cm" svg:x1="24.14cm" svg:y1="10.471cm" svg:x2="23.617cm" svg:y2="8.926cm" draw:start-shape="id45" draw:start-glue-point="3" svg:d="M24140 10471c339 0 600-1545-523-1545" svg:viewBox="0 0 815 1546">
          <text:p/>
        </draw:connector>
        <draw:frame draw:style-name="gr23" draw:text-style-name="P17" draw:layer="controls" svg:width="2.115cm" svg:height="0.917cm" svg:x="21.219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controls" svg:x1="21.08cm" svg:y1="13.651cm" svg:x2="21.08cm" svg:y2="7.773cm">
          <text:p/>
        </draw:line>
        <draw:connector draw:style-name="gr18" draw:text-style-name="P8" draw:layer="controls" draw:type="curve" svg:x1="21.078cm" svg:y1="7.384cm" svg:x2="22.482cm" svg:y2="7.174cm" draw:start-shape="id46" draw:start-glue-point="3" svg:d="M21078 7384c0-751 1404-646 1404-210" svg:viewBox="0 0 1405 552">
          <text:p/>
        </draw:connector>
        <draw:ellipse draw:style-name="gr17" draw:text-style-name="P13" xml:id="id46" draw:id="id46" draw:layer="controls" svg:width="1.386cm" svg:height="1.016cm" draw:transform="skewX (-0.00977384381116825) rotate (-1.5707963267949) translate (21.586cm 7.379cm)" draw:kind="cut" draw:start-angle="88.96" draw:end-angle="271.12">
          <text:p/>
        </draw:ellipse>
        <draw:frame draw:style-name="gr65" draw:text-style-name="P17" draw:layer="controls" svg:width="2.147cm" svg:height="0.869cm" draw:transform="rotate (1.5707963267949) translate (20.105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7" draw:text-style-name="P14" draw:layer="controls" svg:width="1.88cm" svg:height="0.203cm" draw:transform="rotate (0.785398163397448) translate (20.346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Default">
        <draw:custom-shape draw:style-name="gr126" draw:text-style-name="P1" draw:layer="layout" svg:width="14.478cm" svg:height="6.35cm" svg:x="16.28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8.746cm" svg:y1="6.929cm" svg:x2="27.045cm" svg:y2="6.929cm">
          <text:p/>
        </draw:line>
        <draw:line draw:style-name="gr13" draw:text-style-name="P10" draw:layer="layout" svg:x1="16.646cm" svg:y1="9.022cm" svg:x2="18.576cm" svg:y2="9.023cm">
          <text:p/>
        </draw:line>
        <draw:line draw:style-name="gr11" draw:text-style-name="P39" draw:layer="layout" svg:x1="17.718cm" svg:y1="9.022cm" svg:x2="25.459cm" svg:y2="9.022cm">
          <text:p/>
        </draw:line>
        <draw:custom-shape draw:style-name="gr14" draw:text-style-name="P11" draw:layer="layout" svg:width="1.372cm" svg:height="1.372cm" svg:x="21.45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21.878cm" svg:y="8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25.374cm" svg:y1="6.929cm" svg:x2="26.988cm" svg:y2="6.929cm">
          <text:p/>
        </draw:line>
        <draw:ellipse draw:style-name="gr17" draw:text-style-name="P13" xml:id="id47" draw:id="id47" draw:layer="layout" svg:width="2.002cm" svg:height="1.285cm" draw:transform="skewX (-0.00785398163397448) rotate (-3.14159265358979) translate (27.891cm 7.574cm)" draw:kind="cut" draw:start-angle="88.96" draw:end-angle="271.12">
          <text:p/>
        </draw:ellipse>
        <draw:connector draw:style-name="gr18" draw:text-style-name="P8" draw:layer="layout" draw:type="curve" svg:x1="27.886cm" svg:y1="6.932cm" svg:x2="29.213cm" svg:y2="8.01cm" draw:start-shape="id47" draw:start-glue-point="3" draw:end-shape="id48" draw:end-glue-point="0" svg:d="M27886 6932c885 0 1327 359 1327 1078" svg:viewBox="0 0 1328 1079">
          <text:p/>
        </draw:connector>
        <draw:connector draw:style-name="gr18" draw:text-style-name="P8" draw:layer="layout" draw:type="curve" draw:line-skew="0.333cm 0.087cm" svg:x1="25.383cm" svg:y1="4.611cm" svg:x2="28.096cm" svg:y2="5.394cm" draw:start-shape="id49" draw:start-glue-point="3" draw:end-shape="id50" draw:end-glue-point="3" svg:d="M25383 4611c0-252 875-211 1193 48s77 735 1520 735" svg:viewBox="0 0 2714 953">
          <text:p/>
        </draw:connector>
        <draw:custom-shape draw:style-name="gr128" draw:text-style-name="P11" xml:id="id48" draw:id="id48" draw:layer="layout" svg:width="2.235cm" svg:height="1.118cm" svg:x="28.096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50" draw:id="id50" draw:layer="layout" svg:width="2.235cm" svg:height="1.168cm" svg:x="28.096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28.525cm" svg:y="5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28.573cm" svg:y="8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26.841cm" svg:y="6.443cm">
          <draw:text-box>
            <text:p><text:span text:style-name="T6">+</text:span></text:p>
          </draw:text-box>
        </draw:frame>
        <draw:line draw:style-name="gr10" draw:text-style-name="P9" draw:layer="layout" svg:x1="18.826cm" svg:y1="9.043cm" svg:x2="18.826cm" svg:y2="6.955cm">
          <text:p/>
        </draw:line>
        <draw:line draw:style-name="gr11" draw:text-style-name="P9" draw:layer="layout" svg:x1="25.379cm" svg:y1="9.051cm" svg:x2="25.379cm" svg:y2="5.184cm">
          <text:p/>
        </draw:line>
        <draw:line draw:style-name="gr78" draw:text-style-name="P9" draw:layer="layout" svg:x1="25.379cm" svg:y1="6.893cm" svg:x2="25.379cm" svg:y2="5.508cm">
          <text:p/>
        </draw:line>
        <draw:ellipse draw:style-name="gr17" draw:text-style-name="P13" xml:id="id49" draw:id="id49" draw:layer="layout" svg:width="2.002cm" svg:height="1.285cm" draw:transform="skewX (-0.00785398163397448) rotate (-1.5707963267949) translate (26.025cm 4.606cm)" draw:kind="cut" draw:start-angle="88.96" draw:end-angle="271.12">
          <text:p/>
        </draw:ellipse>
        <draw:frame draw:style-name="gr132" draw:text-style-name="P40" draw:layer="layout" svg:width="0.875cm" svg:height="0.962cm" svg:x="24.945cm" svg:y="4.723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24.644cm 7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18.09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18.746cm" svg:y1="6.929cm" svg:x2="27.045cm" svg:y2="6.929cm">
            <text:p/>
          </draw:line>
          <draw:line draw:style-name="gr13" draw:text-style-name="P10" draw:layer="layout" svg:x1="16.646cm" svg:y1="9.022cm" svg:x2="18.576cm" svg:y2="9.023cm">
            <text:p/>
          </draw:line>
          <draw:line draw:style-name="gr11" draw:text-style-name="P39" draw:layer="layout" svg:x1="17.718cm" svg:y1="9.022cm" svg:x2="25.459cm" svg:y2="9.022cm">
            <text:p/>
          </draw:line>
          <draw:custom-shape draw:style-name="gr14" draw:text-style-name="P11" draw:layer="layout" svg:width="1.372cm" svg:height="1.372cm" svg:x="21.457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17" draw:layer="layout" svg:width="0.53cm" svg:height="1.087cm" svg:x="21.878cm" svg:y="8.537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5154E4D5629B14C0.png" xlink:type="simple" xlink:show="embed" xlink:actuate="onLoad" draw:mime-type="image/png"/>
          </draw:frame>
          <draw:line draw:style-name="gr76" draw:text-style-name="P9" draw:layer="layout" svg:x1="25.374cm" svg:y1="6.929cm" svg:x2="26.988cm" svg:y2="6.929cm">
            <text:p/>
          </draw:line>
          <draw:ellipse draw:style-name="gr17" draw:text-style-name="P13" xml:id="id51" draw:id="id5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8" draw:layer="layout" draw:type="curve" svg:x1="27.886cm" svg:y1="6.932cm" svg:x2="29.213cm" svg:y2="8.01cm" draw:start-shape="id51" draw:start-glue-point="3" draw:end-shape="id52" draw:end-glue-point="0" svg:d="M27886 6932c885 0 1327 359 1327 1078" svg:viewBox="0 0 1328 1079">
            <text:p/>
          </draw:connector>
          <draw:connector draw:style-name="gr18" draw:text-style-name="P8" draw:layer="layout" draw:type="curve" draw:line-skew="0.333cm 0.087cm" svg:x1="25.383cm" svg:y1="4.611cm" svg:x2="28.096cm" svg:y2="5.394cm" draw:start-shape="id53" draw:start-glue-point="3" draw:end-shape="id54" draw:end-glue-point="3" svg:d="M25383 4611c0-252 875-211 1193 48s77 735 1520 735" svg:viewBox="0 0 2714 953">
            <text:p/>
          </draw:connector>
          <draw:custom-shape draw:style-name="gr128" draw:text-style-name="P11" xml:id="id52" draw:id="id52" draw:layer="layout" svg:width="2.235cm" svg:height="1.118cm" svg:x="28.096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11" xml:id="id54" draw:id="id54" draw:layer="layout" svg:width="2.235cm" svg:height="1.168cm" svg:x="28.096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17" draw:layer="layout" svg:width="1.476cm" svg:height="0.785cm" svg:x="28.525cm" svg:y="5.023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1" draw:text-style-name="P17" draw:layer="layout" svg:width="1.405cm" svg:height="0.665cm" svg:x="28.573cm" svg:y="8.27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2" draw:text-style-name="P40" draw:layer="layout" svg:width="0.875cm" svg:height="0.962cm" svg:x="26.841cm" svg:y="6.443cm">
            <draw:text-box>
              <text:p><text:span text:style-name="T6">+</text:span></text:p>
            </draw:text-box>
          </draw:frame>
          <draw:line draw:style-name="gr10" draw:text-style-name="P9" draw:layer="layout" svg:x1="18.826cm" svg:y1="9.043cm" svg:x2="18.826cm" svg:y2="6.955cm">
            <text:p/>
          </draw:line>
          <draw:line draw:style-name="gr11" draw:text-style-name="P9" draw:layer="layout" svg:x1="25.379cm" svg:y1="9.051cm" svg:x2="25.379cm" svg:y2="5.184cm">
            <text:p/>
          </draw:line>
          <draw:line draw:style-name="gr78" draw:text-style-name="P9" draw:layer="layout" svg:x1="25.379cm" svg:y1="6.893cm" svg:x2="25.379cm" svg:y2="5.508cm">
            <text:p/>
          </draw:line>
          <draw:ellipse draw:style-name="gr17" draw:text-style-name="P13" xml:id="id53" draw:id="id53" draw:layer="layout" svg:width="2.002cm" svg:height="1.285cm" draw:transform="skewX (-0.00785398163397448) rotate (-1.5707963267949) translate (26.025cm 4.606cm)" draw:kind="cut" draw:start-angle="88.96" draw:end-angle="271.12">
            <text:p/>
          </draw:ellipse>
          <draw:frame draw:style-name="gr132" draw:text-style-name="P40" draw:layer="layout" svg:width="0.875cm" svg:height="0.962cm" svg:x="24.945cm" svg:y="4.723cm">
            <draw:text-box>
              <text:p><text:span text:style-name="T7">−</text:span></text:p>
            </draw:text-box>
          </draw:frame>
          <draw:custom-shape draw:style-name="gr77" draw:text-style-name="P14" draw:layer="layout" svg:width="1.88cm" svg:height="0.203cm" draw:transform="rotate (0.785398163397448) translate (24.644cm 7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41" draw:layer="layout" svg:width="1.88cm" svg:height="0.203cm" draw:transform="rotate (0.785398163397448) translate (18.09cm 9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1" draw:layer="layout" svg:width="14.478cm" svg:height="6.35cm" svg:x="16.28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8.746cm" svg:y1="13.277cm" svg:x2="27.045cm" svg:y2="13.277cm">
          <text:p/>
        </draw:line>
        <draw:line draw:style-name="gr13" draw:text-style-name="P10" draw:layer="layout" svg:x1="16.646cm" svg:y1="15.37cm" svg:x2="18.576cm" svg:y2="15.371cm">
          <text:p/>
        </draw:line>
        <draw:line draw:style-name="gr11" draw:text-style-name="P39" draw:layer="layout" svg:x1="17.718cm" svg:y1="15.37cm" svg:x2="25.459cm" svg:y2="15.37cm">
          <text:p/>
        </draw:line>
        <draw:custom-shape draw:style-name="gr14" draw:text-style-name="P11" draw:layer="layout" svg:width="1.372cm" svg:height="1.372cm" svg:x="21.457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21.878cm" svg:y="14.885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25.374cm" svg:y1="13.277cm" svg:x2="26.988cm" svg:y2="13.277cm">
          <text:p/>
        </draw:line>
        <draw:ellipse draw:style-name="gr17" draw:text-style-name="P13" xml:id="id55" draw:id="id55" draw:layer="layout" svg:width="2.002cm" svg:height="1.285cm" draw:transform="skewX (-0.00785398163397448) rotate (-3.14159265358979) translate (27.891cm 13.922cm)" draw:kind="cut" draw:start-angle="88.96" draw:end-angle="271.12">
          <text:p/>
        </draw:ellipse>
        <draw:connector draw:style-name="gr18" draw:text-style-name="P8" draw:layer="layout" draw:type="curve" svg:x1="27.886cm" svg:y1="13.28cm" svg:x2="29.213cm" svg:y2="14.358cm" draw:start-shape="id55" draw:start-glue-point="3" draw:end-shape="id56" draw:end-glue-point="0" svg:d="M27886 13280c885 0 1327 359 1327 1078" svg:viewBox="0 0 1328 1079">
          <text:p/>
        </draw:connector>
        <draw:connector draw:style-name="gr18" draw:text-style-name="P8" draw:layer="layout" draw:type="curve" draw:line-skew="0.333cm 0.087cm" svg:x1="25.383cm" svg:y1="10.959cm" svg:x2="28.096cm" svg:y2="11.742cm" draw:start-shape="id57" draw:start-glue-point="3" draw:end-shape="id58" draw:end-glue-point="3" svg:d="M25383 10959c0-252 875-211 1193 48s77 735 1520 735" svg:viewBox="0 0 2714 953">
          <text:p/>
        </draw:connector>
        <draw:custom-shape draw:style-name="gr128" draw:text-style-name="P11" xml:id="id56" draw:id="id56" draw:layer="layout" svg:width="2.235cm" svg:height="1.118cm" svg:x="28.096cm" svg:y="14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58" draw:id="id58" draw:layer="layout" svg:width="2.235cm" svg:height="1.168cm" svg:x="28.096cm" svg:y="11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28.525cm" svg:y="11.371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28.573cm" svg:y="14.61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26.841cm" svg:y="12.791cm">
          <draw:text-box>
            <text:p><text:span text:style-name="T6">+</text:span></text:p>
          </draw:text-box>
        </draw:frame>
        <draw:line draw:style-name="gr10" draw:text-style-name="P9" draw:layer="layout" svg:x1="18.826cm" svg:y1="15.391cm" svg:x2="18.826cm" svg:y2="13.303cm">
          <text:p/>
        </draw:line>
        <draw:line draw:style-name="gr11" draw:text-style-name="P9" draw:layer="layout" svg:x1="25.379cm" svg:y1="15.399cm" svg:x2="25.379cm" svg:y2="11.532cm">
          <text:p/>
        </draw:line>
        <draw:line draw:style-name="gr78" draw:text-style-name="P9" draw:layer="layout" svg:x1="25.379cm" svg:y1="13.241cm" svg:x2="25.379cm" svg:y2="11.856cm">
          <text:p/>
        </draw:line>
        <draw:ellipse draw:style-name="gr17" draw:text-style-name="P13" xml:id="id57" draw:id="id57" draw:layer="layout" svg:width="2.002cm" svg:height="1.285cm" draw:transform="skewX (-0.00785398163397448) rotate (-1.5707963267949) translate (26.025cm 10.954cm)" draw:kind="cut" draw:start-angle="88.96" draw:end-angle="271.12">
          <text:p/>
        </draw:ellipse>
        <draw:frame draw:style-name="gr132" draw:text-style-name="P40" draw:layer="layout" svg:width="0.875cm" svg:height="0.962cm" svg:x="24.945cm" svg:y="11.071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24.644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18.09cm 1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8.746cm" svg:y1="13.277cm" svg:x2="27.045cm" svg:y2="13.277cm">
          <text:p/>
        </draw:line>
        <draw:line draw:style-name="gr13" draw:text-style-name="P10" draw:layer="layout" svg:x1="16.646cm" svg:y1="15.37cm" svg:x2="18.576cm" svg:y2="15.371cm">
          <text:p/>
        </draw:line>
        <draw:line draw:style-name="gr11" draw:text-style-name="P39" draw:layer="layout" svg:x1="17.718cm" svg:y1="15.37cm" svg:x2="25.459cm" svg:y2="15.37cm">
          <text:p/>
        </draw:line>
        <draw:custom-shape draw:style-name="gr14" draw:text-style-name="P11" draw:layer="layout" svg:width="1.372cm" svg:height="1.372cm" svg:x="21.457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9" draw:layer="layout" svg:x1="25.374cm" svg:y1="13.277cm" svg:x2="26.988cm" svg:y2="13.277cm">
          <text:p/>
        </draw:line>
        <draw:ellipse draw:style-name="gr17" draw:text-style-name="P13" xml:id="id59" draw:id="id59" draw:layer="layout" svg:width="2.002cm" svg:height="1.285cm" draw:transform="skewX (-0.00785398163397448) rotate (-3.14159265358979) translate (27.891cm 13.922cm)" draw:kind="cut" draw:start-angle="88.96" draw:end-angle="271.12">
          <text:p/>
        </draw:ellipse>
        <draw:connector draw:style-name="gr18" draw:text-style-name="P8" draw:layer="layout" draw:type="curve" svg:x1="27.886cm" svg:y1="13.28cm" svg:x2="29.213cm" svg:y2="14.358cm" draw:start-shape="id59" draw:start-glue-point="3" draw:end-shape="id60" draw:end-glue-point="0" svg:d="M27886 13280c885 0 1327 359 1327 1078" svg:viewBox="0 0 1328 1079">
          <text:p/>
        </draw:connector>
        <draw:connector draw:style-name="gr18" draw:text-style-name="P8" draw:layer="layout" draw:type="curve" draw:line-skew="0.333cm 0.087cm" svg:x1="25.383cm" svg:y1="10.959cm" svg:x2="28.096cm" svg:y2="11.742cm" draw:start-shape="id61" draw:start-glue-point="3" draw:end-shape="id62" draw:end-glue-point="3" svg:d="M25383 10959c0-252 875-211 1193 48s77 735 1520 735" svg:viewBox="0 0 2714 953">
          <text:p/>
        </draw:connector>
        <draw:custom-shape draw:style-name="gr128" draw:text-style-name="P11" xml:id="id60" draw:id="id60" draw:layer="layout" svg:width="2.235cm" svg:height="1.118cm" svg:x="28.096cm" svg:y="14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62" draw:id="id62" draw:layer="layout" svg:width="2.235cm" svg:height="1.168cm" svg:x="28.096cm" svg:y="11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40" draw:layer="layout" svg:width="0.875cm" svg:height="0.962cm" svg:x="26.841cm" svg:y="12.791cm">
          <draw:text-box>
            <text:p><text:span text:style-name="T6">+</text:span></text:p>
          </draw:text-box>
        </draw:frame>
        <draw:line draw:style-name="gr10" draw:text-style-name="P9" draw:layer="layout" svg:x1="18.826cm" svg:y1="15.391cm" svg:x2="18.826cm" svg:y2="13.303cm">
          <text:p/>
        </draw:line>
        <draw:line draw:style-name="gr11" draw:text-style-name="P9" draw:layer="layout" svg:x1="25.379cm" svg:y1="15.399cm" svg:x2="25.379cm" svg:y2="11.532cm">
          <text:p/>
        </draw:line>
        <draw:line draw:style-name="gr78" draw:text-style-name="P9" draw:layer="layout" svg:x1="25.379cm" svg:y1="13.241cm" svg:x2="25.379cm" svg:y2="11.856cm">
          <text:p/>
        </draw:line>
        <draw:ellipse draw:style-name="gr17" draw:text-style-name="P13" xml:id="id61" draw:id="id61" draw:layer="layout" svg:width="2.002cm" svg:height="1.285cm" draw:transform="skewX (-0.00785398163397448) rotate (-1.5707963267949) translate (26.025cm 10.954cm)" draw:kind="cut" draw:start-angle="88.96" draw:end-angle="271.12">
          <text:p/>
        </draw:ellipse>
        <draw:frame draw:style-name="gr132" draw:text-style-name="P40" draw:layer="layout" svg:width="0.875cm" svg:height="0.962cm" svg:x="24.945cm" svg:y="11.071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24.644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18.09cm 1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17" draw:layer="layout" svg:width="1.168cm" svg:height="1.205cm" svg:x="21.613cm" svg:y="14.834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D2F236115A46266C.png" xlink:type="simple" xlink:show="embed" xlink:actuate="onLoad" draw:mime-type="image/png"/>
        </draw:frame>
        <draw:frame draw:style-name="gr134" draw:text-style-name="P17" draw:layer="layout" svg:width="1.788cm" svg:height="0.785cm" svg:x="28.32cm" svg:y="14.50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5" draw:text-style-name="P17" draw:layer="layout" svg:width="2.055cm" svg:height="0.967cm" svg:x="28.158cm" svg:y="11.311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custom-shape draw:style-name="gr126" draw:text-style-name="P1" draw:layer="layout" svg:width="14.478cm" svg:height="6.35cm" svg:x="1.805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4.271cm" svg:y1="6.929cm" svg:x2="12.57cm" svg:y2="6.929cm">
          <text:p/>
        </draw:line>
        <draw:line draw:style-name="gr13" draw:text-style-name="P10" draw:layer="layout" svg:x1="2.171cm" svg:y1="9.022cm" svg:x2="4.101cm" svg:y2="9.023cm">
          <text:p/>
        </draw:line>
        <draw:line draw:style-name="gr11" draw:text-style-name="P39" draw:layer="layout" svg:x1="3.243cm" svg:y1="9.022cm" svg:x2="10.984cm" svg:y2="9.022cm">
          <text:p/>
        </draw:line>
        <draw:custom-shape draw:style-name="gr14" draw:text-style-name="P11" draw:layer="layout" svg:width="1.372cm" svg:height="1.372cm" svg:x="6.982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7.403cm" svg:y="8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10.899cm" svg:y1="6.929cm" svg:x2="12.513cm" svg:y2="6.929cm">
          <text:p/>
        </draw:line>
        <draw:ellipse draw:style-name="gr17" draw:text-style-name="P13" xml:id="id63" draw:id="id63" draw:layer="layout" svg:width="2.002cm" svg:height="1.285cm" draw:transform="skewX (-0.00785398163397448) rotate (-3.14159265358979) translate (13.416cm 7.574cm)" draw:kind="cut" draw:start-angle="88.96" draw:end-angle="271.12">
          <text:p/>
        </draw:ellipse>
        <draw:connector draw:style-name="gr18" draw:text-style-name="P8" draw:layer="layout" draw:type="curve" svg:x1="13.411cm" svg:y1="6.932cm" svg:x2="14.738cm" svg:y2="8.01cm" draw:start-shape="id63" draw:start-glue-point="3" draw:end-shape="id64" draw:end-glue-point="0" svg:d="M13411 6932c885 0 1327 359 1327 1078" svg:viewBox="0 0 1328 1079">
          <text:p/>
        </draw:connector>
        <draw:connector draw:style-name="gr18" draw:text-style-name="P8" draw:layer="layout" draw:type="curve" draw:line-skew="0.333cm 0.087cm" svg:x1="10.908cm" svg:y1="4.611cm" svg:x2="13.621cm" svg:y2="5.394cm" draw:start-shape="id65" draw:start-glue-point="3" draw:end-shape="id66" draw:end-glue-point="3" svg:d="M10908 4611c0-252 875-211 1193 48s77 735 1520 735" svg:viewBox="0 0 2714 953">
          <text:p/>
        </draw:connector>
        <draw:custom-shape draw:style-name="gr128" draw:text-style-name="P11" xml:id="id64" draw:id="id64" draw:layer="layout" svg:width="2.235cm" svg:height="1.118cm" svg:x="13.621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66" draw:id="id66" draw:layer="layout" svg:width="2.235cm" svg:height="1.168cm" svg:x="13.621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14.05cm" svg:y="5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14.098cm" svg:y="8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12.366cm" svg:y="6.443cm">
          <draw:text-box>
            <text:p><text:span text:style-name="T6">+</text:span></text:p>
          </draw:text-box>
        </draw:frame>
        <draw:line draw:style-name="gr10" draw:text-style-name="P9" draw:layer="layout" svg:x1="4.351cm" svg:y1="9.043cm" svg:x2="4.351cm" svg:y2="6.955cm">
          <text:p/>
        </draw:line>
        <draw:line draw:style-name="gr11" draw:text-style-name="P9" draw:layer="layout" svg:x1="10.904cm" svg:y1="9.051cm" svg:x2="10.904cm" svg:y2="5.184cm">
          <text:p/>
        </draw:line>
        <draw:line draw:style-name="gr78" draw:text-style-name="P9" draw:layer="layout" svg:x1="10.904cm" svg:y1="6.893cm" svg:x2="10.904cm" svg:y2="5.508cm">
          <text:p/>
        </draw:line>
        <draw:ellipse draw:style-name="gr17" draw:text-style-name="P13" xml:id="id65" draw:id="id65" draw:layer="layout" svg:width="2.002cm" svg:height="1.285cm" draw:transform="skewX (-0.00785398163397448) rotate (-1.5707963267949) translate (11.55cm 4.606cm)" draw:kind="cut" draw:start-angle="88.96" draw:end-angle="271.12">
          <text:p/>
        </draw:ellipse>
        <draw:frame draw:style-name="gr132" draw:text-style-name="P40" draw:layer="layout" svg:width="0.875cm" svg:height="0.962cm" svg:x="10.47cm" svg:y="4.723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10.169cm 7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3.615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4.271cm" svg:y1="6.929cm" svg:x2="12.57cm" svg:y2="6.929cm">
            <text:p/>
          </draw:line>
          <draw:line draw:style-name="gr13" draw:text-style-name="P10" draw:layer="layout" svg:x1="2.171cm" svg:y1="9.022cm" svg:x2="4.101cm" svg:y2="9.023cm">
            <text:p/>
          </draw:line>
          <draw:line draw:style-name="gr11" draw:text-style-name="P39" draw:layer="layout" svg:x1="3.243cm" svg:y1="9.022cm" svg:x2="10.984cm" svg:y2="9.022cm">
            <text:p/>
          </draw:line>
          <draw:custom-shape draw:style-name="gr14" draw:text-style-name="P11" draw:layer="layout" svg:width="1.372cm" svg:height="1.372cm" svg:x="6.98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17" draw:layer="layout" svg:width="0.53cm" svg:height="1.087cm" svg:x="7.403cm" svg:y="8.537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5154E4D5629B14C0.png" xlink:type="simple" xlink:show="embed" xlink:actuate="onLoad" draw:mime-type="image/png"/>
          </draw:frame>
          <draw:line draw:style-name="gr76" draw:text-style-name="P9" draw:layer="layout" svg:x1="10.899cm" svg:y1="6.929cm" svg:x2="12.513cm" svg:y2="6.929cm">
            <text:p/>
          </draw:line>
          <draw:ellipse draw:style-name="gr17" draw:text-style-name="P13" xml:id="id67" draw:id="id67" draw:layer="layout" svg:width="2.002cm" svg:height="1.285cm" draw:transform="skewX (-0.00785398163397448) rotate (-3.14159265358979) translate (13.416cm 7.574cm)" draw:kind="cut" draw:start-angle="88.96" draw:end-angle="271.12">
            <text:p/>
          </draw:ellipse>
          <draw:connector draw:style-name="gr18" draw:text-style-name="P8" draw:layer="layout" draw:type="curve" svg:x1="13.411cm" svg:y1="6.932cm" svg:x2="14.738cm" svg:y2="8.01cm" draw:start-shape="id67" draw:start-glue-point="3" draw:end-shape="id68" draw:end-glue-point="0" svg:d="M13411 6932c885 0 1327 359 1327 1078" svg:viewBox="0 0 1328 1079">
            <text:p/>
          </draw:connector>
          <draw:connector draw:style-name="gr18" draw:text-style-name="P8" draw:layer="layout" draw:type="curve" draw:line-skew="0.333cm 0.087cm" svg:x1="10.908cm" svg:y1="4.611cm" svg:x2="13.621cm" svg:y2="5.394cm" draw:start-shape="id69" draw:start-glue-point="3" draw:end-shape="id70" draw:end-glue-point="3" svg:d="M10908 4611c0-252 875-211 1193 48s77 735 1520 735" svg:viewBox="0 0 2714 953">
            <text:p/>
          </draw:connector>
          <draw:custom-shape draw:style-name="gr128" draw:text-style-name="P11" xml:id="id68" draw:id="id68" draw:layer="layout" svg:width="2.235cm" svg:height="1.118cm" svg:x="13.621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11" xml:id="id70" draw:id="id70" draw:layer="layout" svg:width="2.235cm" svg:height="1.168cm" svg:x="13.621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17" draw:layer="layout" svg:width="1.476cm" svg:height="0.785cm" svg:x="14.05cm" svg:y="5.023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1" draw:text-style-name="P17" draw:layer="layout" svg:width="1.405cm" svg:height="0.665cm" svg:x="14.098cm" svg:y="8.27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2" draw:text-style-name="P40" draw:layer="layout" svg:width="0.875cm" svg:height="0.962cm" svg:x="12.366cm" svg:y="6.443cm">
            <draw:text-box>
              <text:p><text:span text:style-name="T6">+</text:span></text:p>
            </draw:text-box>
          </draw:frame>
          <draw:line draw:style-name="gr10" draw:text-style-name="P9" draw:layer="layout" svg:x1="4.351cm" svg:y1="9.043cm" svg:x2="4.351cm" svg:y2="6.955cm">
            <text:p/>
          </draw:line>
          <draw:line draw:style-name="gr11" draw:text-style-name="P9" draw:layer="layout" svg:x1="10.904cm" svg:y1="9.051cm" svg:x2="10.904cm" svg:y2="5.184cm">
            <text:p/>
          </draw:line>
          <draw:line draw:style-name="gr78" draw:text-style-name="P9" draw:layer="layout" svg:x1="10.904cm" svg:y1="6.893cm" svg:x2="10.904cm" svg:y2="5.508cm">
            <text:p/>
          </draw:line>
          <draw:ellipse draw:style-name="gr17" draw:text-style-name="P13" xml:id="id69" draw:id="id69" draw:layer="layout" svg:width="2.002cm" svg:height="1.285cm" draw:transform="skewX (-0.00785398163397448) rotate (-1.5707963267949) translate (11.55cm 4.606cm)" draw:kind="cut" draw:start-angle="88.96" draw:end-angle="271.12">
            <text:p/>
          </draw:ellipse>
          <draw:frame draw:style-name="gr132" draw:text-style-name="P40" draw:layer="layout" svg:width="0.875cm" svg:height="0.962cm" svg:x="10.47cm" svg:y="4.723cm">
            <draw:text-box>
              <text:p><text:span text:style-name="T7">−</text:span></text:p>
            </draw:text-box>
          </draw:frame>
          <draw:custom-shape draw:style-name="gr77" draw:text-style-name="P14" draw:layer="layout" svg:width="1.88cm" svg:height="0.203cm" draw:transform="rotate (0.785398163397448) translate (10.169cm 7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41" draw:layer="layout" svg:width="1.88cm" svg:height="0.203cm" draw:transform="rotate (0.785398163397448) translate (3.615cm 9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1" draw:layer="layout" svg:width="14.478cm" svg:height="6.35cm" svg:x="1.805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4.271cm" svg:y1="13.277cm" svg:x2="12.57cm" svg:y2="13.277cm">
          <text:p/>
        </draw:line>
        <draw:line draw:style-name="gr13" draw:text-style-name="P10" draw:layer="layout" svg:x1="2.171cm" svg:y1="15.37cm" svg:x2="4.101cm" svg:y2="15.371cm">
          <text:p/>
        </draw:line>
        <draw:line draw:style-name="gr11" draw:text-style-name="P39" draw:layer="layout" svg:x1="3.243cm" svg:y1="15.37cm" svg:x2="10.984cm" svg:y2="15.37cm">
          <text:p/>
        </draw:line>
        <draw:custom-shape draw:style-name="gr14" draw:text-style-name="P11" draw:layer="layout" svg:width="1.372cm" svg:height="1.372cm" svg:x="6.982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7.403cm" svg:y="14.885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10.899cm" svg:y1="13.277cm" svg:x2="12.513cm" svg:y2="13.277cm">
          <text:p/>
        </draw:line>
        <draw:ellipse draw:style-name="gr17" draw:text-style-name="P13" xml:id="id71" draw:id="id71" draw:layer="layout" svg:width="2.002cm" svg:height="1.285cm" draw:transform="skewX (-0.00785398163397448) rotate (-3.14159265358979) translate (13.416cm 13.922cm)" draw:kind="cut" draw:start-angle="88.96" draw:end-angle="271.12">
          <text:p/>
        </draw:ellipse>
        <draw:connector draw:style-name="gr18" draw:text-style-name="P8" draw:layer="layout" draw:type="curve" svg:x1="13.411cm" svg:y1="13.28cm" svg:x2="14.738cm" svg:y2="14.358cm" draw:start-shape="id71" draw:start-glue-point="3" draw:end-shape="id72" draw:end-glue-point="0" svg:d="M13411 13280c885 0 1327 359 1327 1078" svg:viewBox="0 0 1328 1079">
          <text:p/>
        </draw:connector>
        <draw:connector draw:style-name="gr18" draw:text-style-name="P8" draw:layer="layout" draw:type="curve" draw:line-skew="0.333cm 0.087cm" svg:x1="10.908cm" svg:y1="10.959cm" svg:x2="13.621cm" svg:y2="11.742cm" draw:start-shape="id73" draw:start-glue-point="3" draw:end-shape="id74" draw:end-glue-point="3" svg:d="M10908 10959c0-252 875-211 1193 48s77 735 1520 735" svg:viewBox="0 0 2714 953">
          <text:p/>
        </draw:connector>
        <draw:custom-shape draw:style-name="gr128" draw:text-style-name="P11" xml:id="id72" draw:id="id72" draw:layer="layout" svg:width="2.235cm" svg:height="1.118cm" svg:x="13.621cm" svg:y="14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74" draw:id="id74" draw:layer="layout" svg:width="2.235cm" svg:height="1.168cm" svg:x="13.621cm" svg:y="11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14.05cm" svg:y="11.371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14.098cm" svg:y="14.61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12.366cm" svg:y="12.791cm">
          <draw:text-box>
            <text:p><text:span text:style-name="T6">+</text:span></text:p>
          </draw:text-box>
        </draw:frame>
        <draw:line draw:style-name="gr10" draw:text-style-name="P9" draw:layer="layout" svg:x1="4.351cm" svg:y1="15.391cm" svg:x2="4.351cm" svg:y2="13.303cm">
          <text:p/>
        </draw:line>
        <draw:line draw:style-name="gr11" draw:text-style-name="P9" draw:layer="layout" svg:x1="10.904cm" svg:y1="15.399cm" svg:x2="10.904cm" svg:y2="11.532cm">
          <text:p/>
        </draw:line>
        <draw:line draw:style-name="gr78" draw:text-style-name="P9" draw:layer="layout" svg:x1="10.904cm" svg:y1="13.241cm" svg:x2="10.904cm" svg:y2="11.856cm">
          <text:p/>
        </draw:line>
        <draw:ellipse draw:style-name="gr17" draw:text-style-name="P13" xml:id="id73" draw:id="id73" draw:layer="layout" svg:width="2.002cm" svg:height="1.285cm" draw:transform="skewX (-0.00785398163397448) rotate (-1.5707963267949) translate (11.55cm 10.954cm)" draw:kind="cut" draw:start-angle="88.96" draw:end-angle="271.12">
          <text:p/>
        </draw:ellipse>
        <draw:frame draw:style-name="gr132" draw:text-style-name="P40" draw:layer="layout" svg:width="0.875cm" svg:height="0.962cm" svg:x="10.47cm" svg:y="11.071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10.169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3.615cm 1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4.271cm" svg:y1="13.277cm" svg:x2="12.57cm" svg:y2="13.277cm">
            <text:p/>
          </draw:line>
          <draw:line draw:style-name="gr13" draw:text-style-name="P10" draw:layer="layout" svg:x1="2.171cm" svg:y1="15.37cm" svg:x2="4.101cm" svg:y2="15.371cm">
            <text:p/>
          </draw:line>
          <draw:line draw:style-name="gr11" draw:text-style-name="P39" draw:layer="layout" svg:x1="3.243cm" svg:y1="15.37cm" svg:x2="10.984cm" svg:y2="15.37cm">
            <text:p/>
          </draw:line>
          <draw:custom-shape draw:style-name="gr14" draw:text-style-name="P11" draw:layer="layout" svg:width="1.372cm" svg:height="1.372cm" svg:x="6.982cm" svg:y="14.6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17" draw:layer="layout" svg:width="0.53cm" svg:height="1.087cm" svg:x="7.403cm" svg:y="14.885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5154E4D5629B14C0.png" xlink:type="simple" xlink:show="embed" xlink:actuate="onLoad" draw:mime-type="image/png"/>
          </draw:frame>
          <draw:line draw:style-name="gr76" draw:text-style-name="P9" draw:layer="layout" svg:x1="10.899cm" svg:y1="13.277cm" svg:x2="12.513cm" svg:y2="13.277cm">
            <text:p/>
          </draw:line>
          <draw:ellipse draw:style-name="gr17" draw:text-style-name="P13" xml:id="id75" draw:id="id75" draw:layer="layout" svg:width="2.002cm" svg:height="1.285cm" draw:transform="skewX (-0.00785398163397448) rotate (-3.14159265358979) translate (13.416cm 13.922cm)" draw:kind="cut" draw:start-angle="88.96" draw:end-angle="271.12">
            <text:p/>
          </draw:ellipse>
          <draw:connector draw:style-name="gr18" draw:text-style-name="P8" draw:layer="layout" draw:type="curve" svg:x1="13.411cm" svg:y1="13.28cm" svg:x2="14.738cm" svg:y2="14.358cm" draw:start-shape="id75" draw:start-glue-point="3" draw:end-shape="id76" draw:end-glue-point="0" svg:d="M13411 13280c885 0 1327 359 1327 1078" svg:viewBox="0 0 1328 1079">
            <text:p/>
          </draw:connector>
          <draw:connector draw:style-name="gr18" draw:text-style-name="P8" draw:layer="layout" draw:type="curve" draw:line-skew="0.333cm 0.087cm" svg:x1="10.908cm" svg:y1="10.959cm" svg:x2="13.621cm" svg:y2="11.742cm" draw:start-shape="id77" draw:start-glue-point="3" draw:end-shape="id78" draw:end-glue-point="3" svg:d="M10908 10959c0-252 875-211 1193 48s77 735 1520 735" svg:viewBox="0 0 2714 953">
            <text:p/>
          </draw:connector>
          <draw:custom-shape draw:style-name="gr128" draw:text-style-name="P11" xml:id="id76" draw:id="id76" draw:layer="layout" svg:width="2.235cm" svg:height="1.118cm" svg:x="13.621cm" svg:y="14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11" xml:id="id78" draw:id="id78" draw:layer="layout" svg:width="2.235cm" svg:height="1.168cm" svg:x="13.621cm" svg:y="11.1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17" draw:layer="layout" svg:width="1.476cm" svg:height="0.785cm" svg:x="14.05cm" svg:y="11.371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1" draw:text-style-name="P17" draw:layer="layout" svg:width="1.405cm" svg:height="0.665cm" svg:x="14.098cm" svg:y="14.618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2" draw:text-style-name="P40" draw:layer="layout" svg:width="0.875cm" svg:height="0.962cm" svg:x="12.366cm" svg:y="12.791cm">
            <draw:text-box>
              <text:p><text:span text:style-name="T6">+</text:span></text:p>
            </draw:text-box>
          </draw:frame>
          <draw:line draw:style-name="gr10" draw:text-style-name="P9" draw:layer="layout" svg:x1="4.351cm" svg:y1="15.391cm" svg:x2="4.351cm" svg:y2="13.303cm">
            <text:p/>
          </draw:line>
          <draw:line draw:style-name="gr11" draw:text-style-name="P9" draw:layer="layout" svg:x1="10.904cm" svg:y1="15.399cm" svg:x2="10.904cm" svg:y2="11.532cm">
            <text:p/>
          </draw:line>
          <draw:line draw:style-name="gr78" draw:text-style-name="P9" draw:layer="layout" svg:x1="10.904cm" svg:y1="13.241cm" svg:x2="10.904cm" svg:y2="11.856cm">
            <text:p/>
          </draw:line>
          <draw:ellipse draw:style-name="gr17" draw:text-style-name="P13" xml:id="id77" draw:id="id77" draw:layer="layout" svg:width="2.002cm" svg:height="1.285cm" draw:transform="skewX (-0.00785398163397448) rotate (-1.5707963267949) translate (11.55cm 10.954cm)" draw:kind="cut" draw:start-angle="88.96" draw:end-angle="271.12">
            <text:p/>
          </draw:ellipse>
          <draw:frame draw:style-name="gr132" draw:text-style-name="P40" draw:layer="layout" svg:width="0.875cm" svg:height="0.962cm" svg:x="10.47cm" svg:y="11.071cm">
            <draw:text-box>
              <text:p><text:span text:style-name="T7">−</text:span></text:p>
            </draw:text-box>
          </draw:frame>
          <draw:custom-shape draw:style-name="gr77" draw:text-style-name="P14" draw:layer="layout" svg:width="1.88cm" svg:height="0.203cm" draw:transform="rotate (0.785398163397448) translate (10.169cm 13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41" draw:layer="layout" svg:width="1.88cm" svg:height="0.203cm" draw:transform="rotate (0.785398163397448) translate (3.615cm 15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5" draw:style-name="dp1" draw:master-page-name="Default">
        <draw:custom-shape draw:style-name="gr126" draw:text-style-name="P1" draw:layer="layout" svg:width="14.478cm" svg:height="6.35cm" svg:x="16.281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8.747cm" svg:y1="6.929cm" svg:x2="27.046cm" svg:y2="6.929cm">
          <text:p/>
        </draw:line>
        <draw:line draw:style-name="gr13" draw:text-style-name="P10" draw:layer="layout" svg:x1="16.647cm" svg:y1="9.022cm" svg:x2="18.577cm" svg:y2="9.023cm">
          <text:p/>
        </draw:line>
        <draw:line draw:style-name="gr11" draw:text-style-name="P39" draw:layer="layout" svg:x1="17.719cm" svg:y1="9.022cm" svg:x2="25.46cm" svg:y2="9.022cm">
          <text:p/>
        </draw:line>
        <draw:custom-shape draw:style-name="gr14" draw:text-style-name="P11" draw:layer="layout" svg:width="1.372cm" svg:height="1.372cm" svg:x="21.45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21.879cm" svg:y="8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25.375cm" svg:y1="6.929cm" svg:x2="26.989cm" svg:y2="6.929cm">
          <text:p/>
        </draw:line>
        <draw:ellipse draw:style-name="gr17" draw:text-style-name="P13" xml:id="id79" draw:id="id79" draw:layer="layout" svg:width="2.002cm" svg:height="1.285cm" draw:transform="skewX (-0.00785398163397448) rotate (-3.14159265358979) translate (27.892cm 7.574cm)" draw:kind="cut" draw:start-angle="88.96" draw:end-angle="271.12">
          <text:p/>
        </draw:ellipse>
        <draw:connector draw:style-name="gr18" draw:text-style-name="P8" draw:layer="layout" draw:type="curve" svg:x1="27.887cm" svg:y1="6.932cm" svg:x2="29.214cm" svg:y2="8.01cm" draw:start-shape="id79" draw:start-glue-point="3" draw:end-shape="id80" draw:end-glue-point="0" svg:d="M27887 6932c885 0 1327 359 1327 1078" svg:viewBox="0 0 1328 1079">
          <text:p/>
        </draw:connector>
        <draw:connector draw:style-name="gr18" draw:text-style-name="P8" draw:layer="layout" draw:type="curve" draw:line-skew="0.333cm 0.087cm" svg:x1="25.384cm" svg:y1="4.611cm" svg:x2="28.097cm" svg:y2="5.394cm" draw:start-shape="id81" draw:start-glue-point="3" draw:end-shape="id82" draw:end-glue-point="3" svg:d="M25384 4611c0-252 875-211 1193 48s77 735 1520 735" svg:viewBox="0 0 2714 953">
          <text:p/>
        </draw:connector>
        <draw:custom-shape draw:style-name="gr128" draw:text-style-name="P11" xml:id="id80" draw:id="id80" draw:layer="layout" svg:width="2.235cm" svg:height="1.118cm" svg:x="28.097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82" draw:id="id82" draw:layer="layout" svg:width="2.235cm" svg:height="1.168cm" svg:x="28.097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28.526cm" svg:y="5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28.574cm" svg:y="8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26.842cm" svg:y="6.443cm">
          <draw:text-box>
            <text:p><text:span text:style-name="T6">+</text:span></text:p>
          </draw:text-box>
        </draw:frame>
        <draw:line draw:style-name="gr10" draw:text-style-name="P9" draw:layer="layout" svg:x1="18.827cm" svg:y1="9.043cm" svg:x2="18.827cm" svg:y2="6.955cm">
          <text:p/>
        </draw:line>
        <draw:line draw:style-name="gr11" draw:text-style-name="P9" draw:layer="layout" svg:x1="25.38cm" svg:y1="9.051cm" svg:x2="25.38cm" svg:y2="5.184cm">
          <text:p/>
        </draw:line>
        <draw:line draw:style-name="gr78" draw:text-style-name="P9" draw:layer="layout" svg:x1="25.38cm" svg:y1="6.893cm" svg:x2="25.38cm" svg:y2="5.508cm">
          <text:p/>
        </draw:line>
        <draw:ellipse draw:style-name="gr17" draw:text-style-name="P13" xml:id="id81" draw:id="id81" draw:layer="layout" svg:width="2.002cm" svg:height="1.285cm" draw:transform="skewX (-0.00785398163397448) rotate (-1.5707963267949) translate (26.026cm 4.606cm)" draw:kind="cut" draw:start-angle="88.96" draw:end-angle="271.12">
          <text:p/>
        </draw:ellipse>
        <draw:frame draw:style-name="gr132" draw:text-style-name="P40" draw:layer="layout" svg:width="0.875cm" svg:height="0.962cm" svg:x="24.946cm" svg:y="4.723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24.645cm 7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18.091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" draw:layer="layout" svg:width="14.478cm" svg:height="6.35cm" svg:x="1.806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4.272cm" svg:y1="6.929cm" svg:x2="12.571cm" svg:y2="6.929cm">
          <text:p/>
        </draw:line>
        <draw:line draw:style-name="gr13" draw:text-style-name="P10" draw:layer="layout" svg:x1="2.172cm" svg:y1="9.022cm" svg:x2="4.102cm" svg:y2="9.023cm">
          <text:p/>
        </draw:line>
        <draw:line draw:style-name="gr11" draw:text-style-name="P39" draw:layer="layout" svg:x1="3.244cm" svg:y1="9.022cm" svg:x2="10.985cm" svg:y2="9.022cm">
          <text:p/>
        </draw:line>
        <draw:custom-shape draw:style-name="gr14" draw:text-style-name="P11" draw:layer="layout" svg:width="1.372cm" svg:height="1.372cm" svg:x="6.983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7.404cm" svg:y="8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10.9cm" svg:y1="6.929cm" svg:x2="12.514cm" svg:y2="6.929cm">
          <text:p/>
        </draw:line>
        <draw:ellipse draw:style-name="gr17" draw:text-style-name="P13" xml:id="id83" draw:id="id83" draw:layer="layout" svg:width="2.002cm" svg:height="1.285cm" draw:transform="skewX (-0.00785398163397448) rotate (-3.14159265358979) translate (13.417cm 7.574cm)" draw:kind="cut" draw:start-angle="88.96" draw:end-angle="271.12">
          <text:p/>
        </draw:ellipse>
        <draw:connector draw:style-name="gr18" draw:text-style-name="P8" draw:layer="layout" draw:type="curve" svg:x1="13.412cm" svg:y1="6.932cm" svg:x2="14.739cm" svg:y2="8.01cm" draw:start-shape="id83" draw:start-glue-point="3" draw:end-shape="id84" draw:end-glue-point="0" svg:d="M13412 6932c885 0 1327 359 1327 1078" svg:viewBox="0 0 1328 1079">
          <text:p/>
        </draw:connector>
        <draw:connector draw:style-name="gr18" draw:text-style-name="P8" draw:layer="layout" draw:type="curve" draw:line-skew="0.333cm 0.087cm" svg:x1="10.909cm" svg:y1="4.611cm" svg:x2="13.622cm" svg:y2="5.394cm" draw:start-shape="id85" draw:start-glue-point="3" draw:end-shape="id86" draw:end-glue-point="3" svg:d="M10909 4611c0-252 875-211 1193 48s77 735 1520 735" svg:viewBox="0 0 2714 953">
          <text:p/>
        </draw:connector>
        <draw:custom-shape draw:style-name="gr128" draw:text-style-name="P11" xml:id="id84" draw:id="id84" draw:layer="layout" svg:width="2.235cm" svg:height="1.118cm" svg:x="13.622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86" draw:id="id86" draw:layer="layout" svg:width="2.235cm" svg:height="1.168cm" svg:x="13.622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14.051cm" svg:y="5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14.099cm" svg:y="8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12.367cm" svg:y="6.443cm">
          <draw:text-box>
            <text:p><text:span text:style-name="T6">+</text:span></text:p>
          </draw:text-box>
        </draw:frame>
        <draw:line draw:style-name="gr10" draw:text-style-name="P9" draw:layer="layout" svg:x1="4.352cm" svg:y1="9.043cm" svg:x2="4.352cm" svg:y2="6.955cm">
          <text:p/>
        </draw:line>
        <draw:line draw:style-name="gr11" draw:text-style-name="P9" draw:layer="layout" svg:x1="10.905cm" svg:y1="9.051cm" svg:x2="10.905cm" svg:y2="5.184cm">
          <text:p/>
        </draw:line>
        <draw:line draw:style-name="gr78" draw:text-style-name="P9" draw:layer="layout" svg:x1="10.905cm" svg:y1="6.893cm" svg:x2="10.905cm" svg:y2="5.508cm">
          <text:p/>
        </draw:line>
        <draw:ellipse draw:style-name="gr17" draw:text-style-name="P13" xml:id="id85" draw:id="id85" draw:layer="layout" svg:width="2.002cm" svg:height="1.285cm" draw:transform="skewX (-0.00785398163397448) rotate (-1.5707963267949) translate (11.551cm 4.606cm)" draw:kind="cut" draw:start-angle="88.96" draw:end-angle="271.12">
          <text:p/>
        </draw:ellipse>
        <draw:frame draw:style-name="gr132" draw:text-style-name="P40" draw:layer="layout" svg:width="0.875cm" svg:height="0.962cm" svg:x="10.471cm" svg:y="4.723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10.17cm 7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3.616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" draw:layer="layout" svg:width="14.478cm" svg:height="6.35cm" svg:x="1.806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4.272cm" svg:y1="13.277cm" svg:x2="12.571cm" svg:y2="13.277cm">
          <text:p/>
        </draw:line>
        <draw:line draw:style-name="gr13" draw:text-style-name="P10" draw:layer="layout" svg:x1="2.172cm" svg:y1="15.37cm" svg:x2="4.102cm" svg:y2="15.371cm">
          <text:p/>
        </draw:line>
        <draw:line draw:style-name="gr11" draw:text-style-name="P39" draw:layer="layout" svg:x1="3.244cm" svg:y1="15.37cm" svg:x2="10.985cm" svg:y2="15.37cm">
          <text:p/>
        </draw:line>
        <draw:custom-shape draw:style-name="gr14" draw:text-style-name="P11" draw:layer="layout" svg:width="1.372cm" svg:height="1.372cm" svg:x="6.983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9" draw:layer="layout" svg:x1="10.9cm" svg:y1="13.277cm" svg:x2="12.514cm" svg:y2="13.277cm">
          <text:p/>
        </draw:line>
        <draw:ellipse draw:style-name="gr17" draw:text-style-name="P13" xml:id="id87" draw:id="id87" draw:layer="layout" svg:width="2.002cm" svg:height="1.285cm" draw:transform="skewX (-0.00785398163397448) rotate (-3.14159265358979) translate (13.417cm 13.922cm)" draw:kind="cut" draw:start-angle="88.96" draw:end-angle="271.12">
          <text:p/>
        </draw:ellipse>
        <draw:connector draw:style-name="gr18" draw:text-style-name="P8" draw:layer="layout" draw:type="curve" svg:x1="13.412cm" svg:y1="13.28cm" svg:x2="14.739cm" svg:y2="14.358cm" draw:start-shape="id87" draw:start-glue-point="3" draw:end-shape="id88" draw:end-glue-point="0" svg:d="M13412 13280c885 0 1327 359 1327 1078" svg:viewBox="0 0 1328 1079">
          <text:p/>
        </draw:connector>
        <draw:connector draw:style-name="gr18" draw:text-style-name="P8" draw:layer="layout" draw:type="curve" draw:line-skew="0.333cm 0.087cm" svg:x1="10.909cm" svg:y1="10.959cm" svg:x2="13.622cm" svg:y2="11.742cm" draw:start-shape="id89" draw:start-glue-point="3" draw:end-shape="id90" draw:end-glue-point="3" svg:d="M10909 10959c0-252 875-211 1193 48s77 735 1520 735" svg:viewBox="0 0 2714 953">
          <text:p/>
        </draw:connector>
        <draw:custom-shape draw:style-name="gr128" draw:text-style-name="P11" xml:id="id88" draw:id="id88" draw:layer="layout" svg:width="2.235cm" svg:height="1.118cm" svg:x="13.622cm" svg:y="14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90" draw:id="id90" draw:layer="layout" svg:width="2.235cm" svg:height="1.168cm" svg:x="13.622cm" svg:y="11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14.051cm" svg:y="11.371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14.099cm" svg:y="14.61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12.367cm" svg:y="12.791cm">
          <draw:text-box>
            <text:p><text:span text:style-name="T6">+</text:span></text:p>
          </draw:text-box>
        </draw:frame>
        <draw:line draw:style-name="gr10" draw:text-style-name="P9" draw:layer="layout" svg:x1="4.352cm" svg:y1="15.391cm" svg:x2="4.352cm" svg:y2="13.303cm">
          <text:p/>
        </draw:line>
        <draw:line draw:style-name="gr11" draw:text-style-name="P9" draw:layer="layout" svg:x1="10.905cm" svg:y1="15.399cm" svg:x2="10.905cm" svg:y2="11.532cm">
          <text:p/>
        </draw:line>
        <draw:line draw:style-name="gr78" draw:text-style-name="P9" draw:layer="layout" svg:x1="10.905cm" svg:y1="13.241cm" svg:x2="10.905cm" svg:y2="11.856cm">
          <text:p/>
        </draw:line>
        <draw:ellipse draw:style-name="gr17" draw:text-style-name="P13" xml:id="id89" draw:id="id89" draw:layer="layout" svg:width="2.002cm" svg:height="1.285cm" draw:transform="skewX (-0.00785398163397448) rotate (-1.5707963267949) translate (11.551cm 10.954cm)" draw:kind="cut" draw:start-angle="88.96" draw:end-angle="271.12">
          <text:p/>
        </draw:ellipse>
        <draw:frame draw:style-name="gr132" draw:text-style-name="P40" draw:layer="layout" svg:width="0.875cm" svg:height="0.962cm" svg:x="10.471cm" svg:y="11.071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10.17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3.616cm 1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" draw:layer="layout" svg:width="14.478cm" svg:height="6.35cm" svg:x="16.28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8.747cm" svg:y1="13.277cm" svg:x2="27.046cm" svg:y2="13.277cm">
          <text:p/>
        </draw:line>
        <draw:line draw:style-name="gr13" draw:text-style-name="P10" draw:layer="layout" svg:x1="16.647cm" svg:y1="15.37cm" svg:x2="18.577cm" svg:y2="15.371cm">
          <text:p/>
        </draw:line>
        <draw:line draw:style-name="gr11" draw:text-style-name="P39" draw:layer="layout" svg:x1="17.719cm" svg:y1="15.37cm" svg:x2="25.46cm" svg:y2="15.37cm">
          <text:p/>
        </draw:line>
        <draw:custom-shape draw:style-name="gr14" draw:text-style-name="P11" draw:layer="layout" svg:width="1.372cm" svg:height="1.372cm" svg:x="21.458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21.879cm" svg:y="14.885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25.375cm" svg:y1="13.277cm" svg:x2="26.989cm" svg:y2="13.277cm">
          <text:p/>
        </draw:line>
        <draw:ellipse draw:style-name="gr17" draw:text-style-name="P13" xml:id="id91" draw:id="id91" draw:layer="layout" svg:width="2.002cm" svg:height="1.285cm" draw:transform="skewX (-0.00785398163397448) rotate (-3.14159265358979) translate (27.892cm 13.922cm)" draw:kind="cut" draw:start-angle="88.96" draw:end-angle="271.12">
          <text:p/>
        </draw:ellipse>
        <draw:connector draw:style-name="gr18" draw:text-style-name="P8" draw:layer="layout" draw:type="curve" svg:x1="27.887cm" svg:y1="13.28cm" svg:x2="29.214cm" svg:y2="14.358cm" draw:start-shape="id91" draw:start-glue-point="3" draw:end-shape="id92" draw:end-glue-point="0" svg:d="M27887 13280c885 0 1327 359 1327 1078" svg:viewBox="0 0 1328 1079">
          <text:p/>
        </draw:connector>
        <draw:connector draw:style-name="gr18" draw:text-style-name="P8" draw:layer="layout" draw:type="curve" draw:line-skew="0.333cm 0.087cm" svg:x1="25.384cm" svg:y1="10.959cm" svg:x2="28.097cm" svg:y2="11.742cm" draw:start-shape="id93" draw:start-glue-point="3" draw:end-shape="id94" draw:end-glue-point="3" svg:d="M25384 10959c0-252 875-211 1193 48s77 735 1520 735" svg:viewBox="0 0 2714 953">
          <text:p/>
        </draw:connector>
        <draw:custom-shape draw:style-name="gr128" draw:text-style-name="P11" xml:id="id92" draw:id="id92" draw:layer="layout" svg:width="2.235cm" svg:height="1.118cm" svg:x="28.097cm" svg:y="14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94" draw:id="id94" draw:layer="layout" svg:width="2.235cm" svg:height="1.168cm" svg:x="28.097cm" svg:y="11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28.526cm" svg:y="11.371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28.574cm" svg:y="14.61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26.842cm" svg:y="12.791cm">
          <draw:text-box>
            <text:p><text:span text:style-name="T6">+</text:span></text:p>
          </draw:text-box>
        </draw:frame>
        <draw:line draw:style-name="gr10" draw:text-style-name="P9" draw:layer="layout" svg:x1="18.827cm" svg:y1="15.391cm" svg:x2="18.827cm" svg:y2="13.303cm">
          <text:p/>
        </draw:line>
        <draw:line draw:style-name="gr11" draw:text-style-name="P9" draw:layer="layout" svg:x1="25.38cm" svg:y1="15.399cm" svg:x2="25.38cm" svg:y2="11.532cm">
          <text:p/>
        </draw:line>
        <draw:line draw:style-name="gr78" draw:text-style-name="P9" draw:layer="layout" svg:x1="25.38cm" svg:y1="13.241cm" svg:x2="25.38cm" svg:y2="11.856cm">
          <text:p/>
        </draw:line>
        <draw:ellipse draw:style-name="gr17" draw:text-style-name="P13" xml:id="id93" draw:id="id93" draw:layer="layout" svg:width="2.002cm" svg:height="1.285cm" draw:transform="skewX (-0.00785398163397448) rotate (-1.5707963267949) translate (26.026cm 10.954cm)" draw:kind="cut" draw:start-angle="88.96" draw:end-angle="271.12">
          <text:p/>
        </draw:ellipse>
        <draw:frame draw:style-name="gr132" draw:text-style-name="P40" draw:layer="layout" svg:width="0.875cm" svg:height="0.962cm" svg:x="24.946cm" svg:y="11.071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24.645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18.091cm 1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17" draw:layer="layout" svg:width="1.168cm" svg:height="1.205cm" svg:x="7.167cm" svg:y="14.835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D2F236115A46266C.png" xlink:type="simple" xlink:show="embed" xlink:actuate="onLoad" draw:mime-type="image/png"/>
        </draw:frame>
      </draw:page>
      <draw:page draw:name="page26" draw:style-name="dp1" draw:master-page-name="Default">
        <draw:custom-shape draw:style-name="gr126" draw:text-style-name="P1" draw:layer="layout" svg:width="14.478cm" svg:height="6.35cm" svg:x="1.806cm" svg:y="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4.272cm" svg:y1="3.929cm" svg:x2="10.47cm" svg:y2="3.929cm">
          <text:p/>
        </draw:line>
        <draw:line draw:style-name="gr13" draw:text-style-name="P10" draw:layer="layout" svg:x1="2.172cm" svg:y1="6.022cm" svg:x2="4.102cm" svg:y2="6.023cm">
          <text:p/>
        </draw:line>
        <draw:line draw:style-name="gr11" draw:text-style-name="P39" draw:layer="layout" svg:x1="3.244cm" svg:y1="6.022cm" svg:x2="8.605cm" svg:y2="6.022cm">
          <text:p/>
        </draw:line>
        <draw:custom-shape draw:style-name="gr14" draw:text-style-name="P11" draw:layer="layout" svg:width="1.372cm" svg:height="1.372cm" svg:x="5.983cm" svg:y="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7" draw:layer="layout" svg:width="0.53cm" svg:height="1.087cm" svg:x="6.404cm" svg:y="5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5154E4D5629B14C0.png" xlink:type="simple" xlink:show="embed" xlink:actuate="onLoad" draw:mime-type="image/png"/>
        </draw:frame>
        <draw:line draw:style-name="gr76" draw:text-style-name="P9" draw:layer="layout" svg:x1="8.6cm" svg:y1="3.929cm" svg:x2="10.214cm" svg:y2="3.929cm">
          <text:p/>
        </draw:line>
        <draw:ellipse draw:style-name="gr17" draw:text-style-name="P13" xml:id="id95" draw:id="id95" draw:layer="layout" svg:width="2.002cm" svg:height="1.285cm" draw:transform="skewX (-0.00785398163397448) rotate (-3.14159265358979) translate (11.117cm 4.574cm)" draw:kind="cut" draw:start-angle="88.96" draw:end-angle="271.12">
          <text:p/>
        </draw:ellipse>
        <draw:connector draw:style-name="gr18" draw:text-style-name="P8" draw:layer="layout" draw:type="curve" svg:x1="11.112cm" svg:y1="3.932cm" svg:x2="12.439cm" svg:y2="5.01cm" draw:start-shape="id95" draw:start-glue-point="3" draw:end-shape="id96" draw:end-glue-point="0" svg:d="M11112 3932c885 0 1327 359 1327 1078" svg:viewBox="0 0 1328 1079">
          <text:p/>
        </draw:connector>
        <draw:connector draw:style-name="gr18" draw:text-style-name="P8" draw:layer="layout" draw:type="curve" draw:line-skew="0.333cm 0.087cm" svg:x1="8.609cm" svg:y1="1.611cm" svg:x2="11.322cm" svg:y2="2.394cm" draw:start-shape="id97" draw:start-glue-point="3" draw:end-shape="id98" draw:end-glue-point="3" svg:d="M8609 1611c0-252 875-211 1193 48s77 735 1520 735" svg:viewBox="0 0 2714 953">
          <text:p/>
        </draw:connector>
        <draw:custom-shape draw:style-name="gr128" draw:text-style-name="P11" xml:id="id96" draw:id="id96" draw:layer="layout" svg:width="2.235cm" svg:height="1.118cm" svg:x="11.322cm" svg:y="5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98" draw:id="id98" draw:layer="layout" svg:width="2.235cm" svg:height="1.168cm" svg:x="11.322cm" svg:y="1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17" draw:layer="layout" svg:width="1.476cm" svg:height="0.785cm" svg:x="11.751cm" svg:y="2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1" draw:text-style-name="P17" draw:layer="layout" svg:width="1.405cm" svg:height="0.665cm" svg:x="11.799cm" svg:y="5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32" draw:text-style-name="P40" draw:layer="layout" svg:width="0.875cm" svg:height="0.962cm" svg:x="10.067cm" svg:y="3.443cm">
          <draw:text-box>
            <text:p><text:span text:style-name="T6">+</text:span></text:p>
          </draw:text-box>
        </draw:frame>
        <draw:line draw:style-name="gr10" draw:text-style-name="P9" draw:layer="layout" svg:x1="4.352cm" svg:y1="6.043cm" svg:x2="4.352cm" svg:y2="3.955cm">
          <text:p/>
        </draw:line>
        <draw:line draw:style-name="gr11" draw:text-style-name="P9" draw:layer="layout" svg:x1="8.605cm" svg:y1="6.051cm" svg:x2="8.605cm" svg:y2="2.184cm">
          <text:p/>
        </draw:line>
        <draw:line draw:style-name="gr78" draw:text-style-name="P9" draw:layer="layout" svg:x1="8.605cm" svg:y1="3.893cm" svg:x2="8.605cm" svg:y2="2.508cm">
          <text:p/>
        </draw:line>
        <draw:ellipse draw:style-name="gr17" draw:text-style-name="P13" xml:id="id97" draw:id="id97" draw:layer="layout" svg:width="2.002cm" svg:height="1.285cm" draw:transform="skewX (-0.00785398163397448) rotate (-1.5707963267949) translate (9.251cm 1.606cm)" draw:kind="cut" draw:start-angle="88.96" draw:end-angle="271.12">
          <text:p/>
        </draw:ellipse>
        <draw:frame draw:style-name="gr132" draw:text-style-name="P40" draw:layer="layout" svg:width="0.875cm" svg:height="0.962cm" svg:x="8.171cm" svg:y="1.723cm">
          <draw:text-box>
            <text:p><text:span text:style-name="T7">−</text:span></text:p>
          </draw:text-box>
        </draw:frame>
        <draw:custom-shape draw:style-name="gr77" draw:text-style-name="P14" draw:layer="layout" svg:width="1.88cm" svg:height="0.203cm" draw:transform="rotate (0.785398163397448) translate (7.87cm 4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1" draw:layer="layout" svg:width="1.88cm" svg:height="0.203cm" draw:transform="rotate (0.785398163397448) translate (3.616cm 6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1" draw:layer="layout" svg:width="14.478cm" svg:height="6.35cm" svg:x="1.806cm" svg:y="7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4.272cm" svg:y1="10.929cm" svg:x2="12.571cm" svg:y2="10.929cm">
            <text:p/>
          </draw:line>
          <draw:line draw:style-name="gr13" draw:text-style-name="P10" draw:layer="layout" svg:x1="2.172cm" svg:y1="13.022cm" svg:x2="4.102cm" svg:y2="13.023cm">
            <text:p/>
          </draw:line>
          <draw:line draw:style-name="gr11" draw:text-style-name="P39" draw:layer="layout" svg:x1="3.244cm" svg:y1="13.022cm" svg:x2="10.985cm" svg:y2="13.022cm">
            <text:p/>
          </draw:line>
          <draw:custom-shape draw:style-name="gr14" draw:text-style-name="P11" draw:layer="layout" svg:width="1.372cm" svg:height="1.372cm" svg:x="6.983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17" draw:layer="layout" svg:width="0.53cm" svg:height="1.087cm" svg:x="7.404cm" svg:y="12.537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5154E4D5629B14C0.png" xlink:type="simple" xlink:show="embed" xlink:actuate="onLoad" draw:mime-type="image/png"/>
          </draw:frame>
          <draw:line draw:style-name="gr76" draw:text-style-name="P9" draw:layer="layout" svg:x1="10.9cm" svg:y1="10.929cm" svg:x2="12.514cm" svg:y2="10.929cm">
            <text:p/>
          </draw:line>
          <draw:ellipse draw:style-name="gr17" draw:text-style-name="P13" xml:id="id99" draw:id="id99" draw:layer="layout" svg:width="2.002cm" svg:height="1.285cm" draw:transform="skewX (-0.00785398163397448) rotate (-3.14159265358979) translate (13.417cm 11.574cm)" draw:kind="cut" draw:start-angle="88.96" draw:end-angle="271.12">
            <text:p/>
          </draw:ellipse>
          <draw:connector draw:style-name="gr18" draw:text-style-name="P8" draw:layer="layout" draw:type="curve" svg:x1="13.412cm" svg:y1="10.932cm" svg:x2="14.739cm" svg:y2="12.01cm" draw:start-shape="id99" draw:start-glue-point="3" draw:end-shape="id100" draw:end-glue-point="0" svg:d="M13412 10932c885 0 1327 359 1327 1078" svg:viewBox="0 0 1328 1079">
            <text:p/>
          </draw:connector>
          <draw:connector draw:style-name="gr18" draw:text-style-name="P8" draw:layer="layout" draw:type="curve" draw:line-skew="0.333cm 0.087cm" svg:x1="10.909cm" svg:y1="8.611cm" svg:x2="13.622cm" svg:y2="9.394cm" draw:start-shape="id101" draw:start-glue-point="3" draw:end-shape="id102" draw:end-glue-point="3" svg:d="M10909 8611c0-252 875-211 1193 48s77 735 1520 735" svg:viewBox="0 0 2714 953">
            <text:p/>
          </draw:connector>
          <draw:custom-shape draw:style-name="gr128" draw:text-style-name="P11" xml:id="id100" draw:id="id100" draw:layer="layout" svg:width="2.235cm" svg:height="1.118cm" svg:x="13.622cm" svg:y="12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11" xml:id="id102" draw:id="id102" draw:layer="layout" svg:width="2.235cm" svg:height="1.168cm" svg:x="13.622cm" svg:y="8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17" draw:layer="layout" svg:width="1.476cm" svg:height="0.785cm" svg:x="14.051cm" svg:y="9.023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1" draw:text-style-name="P17" draw:layer="layout" svg:width="1.405cm" svg:height="0.665cm" svg:x="14.099cm" svg:y="12.27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2" draw:text-style-name="P40" draw:layer="layout" svg:width="0.875cm" svg:height="0.962cm" svg:x="12.367cm" svg:y="10.443cm">
            <draw:text-box>
              <text:p><text:span text:style-name="T6">+</text:span></text:p>
            </draw:text-box>
          </draw:frame>
          <draw:line draw:style-name="gr10" draw:text-style-name="P9" draw:layer="layout" svg:x1="4.352cm" svg:y1="13.043cm" svg:x2="4.352cm" svg:y2="10.955cm">
            <text:p/>
          </draw:line>
          <draw:line draw:style-name="gr11" draw:text-style-name="P9" draw:layer="layout" svg:x1="10.905cm" svg:y1="13.051cm" svg:x2="10.905cm" svg:y2="9.184cm">
            <text:p/>
          </draw:line>
          <draw:line draw:style-name="gr78" draw:text-style-name="P9" draw:layer="layout" svg:x1="10.905cm" svg:y1="10.893cm" svg:x2="10.905cm" svg:y2="9.508cm">
            <text:p/>
          </draw:line>
          <draw:ellipse draw:style-name="gr17" draw:text-style-name="P13" xml:id="id101" draw:id="id101" draw:layer="layout" svg:width="2.002cm" svg:height="1.285cm" draw:transform="skewX (-0.00785398163397448) rotate (-1.5707963267949) translate (11.551cm 8.606cm)" draw:kind="cut" draw:start-angle="88.96" draw:end-angle="271.12">
            <text:p/>
          </draw:ellipse>
          <draw:frame draw:style-name="gr132" draw:text-style-name="P40" draw:layer="layout" svg:width="0.875cm" svg:height="0.962cm" svg:x="10.471cm" svg:y="8.723cm">
            <draw:text-box>
              <text:p><text:span text:style-name="T7">−</text:span></text:p>
            </draw:text-box>
          </draw:frame>
          <draw:custom-shape draw:style-name="gr77" draw:text-style-name="P14" draw:layer="layout" svg:width="1.88cm" svg:height="0.203cm" draw:transform="rotate (0.785398163397448) translate (10.17cm 11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41" draw:layer="layout" svg:width="1.88cm" svg:height="0.203cm" draw:transform="rotate (0.785398163397448) translate (3.616cm 13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6" draw:text-style-name="P1" draw:layer="layout" svg:width="14.478cm" svg:height="6.35cm" svg:x="1.806cm" svg:y="7.8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9" draw:layer="layout" svg:x1="4.272cm" svg:y1="10.929cm" svg:x2="12.571cm" svg:y2="10.929cm">
              <text:p/>
            </draw:line>
            <draw:line draw:style-name="gr13" draw:text-style-name="P10" draw:layer="layout" svg:x1="2.172cm" svg:y1="13.022cm" svg:x2="4.102cm" svg:y2="13.023cm">
              <text:p/>
            </draw:line>
            <draw:line draw:style-name="gr11" draw:text-style-name="P39" draw:layer="layout" svg:x1="3.244cm" svg:y1="13.022cm" svg:x2="10.985cm" svg:y2="13.022cm">
              <text:p/>
            </draw:line>
            <draw:custom-shape draw:style-name="gr14" draw:text-style-name="P11" draw:layer="layout" svg:width="1.372cm" svg:height="1.372cm" svg:x="6.983cm" svg:y="12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7" draw:text-style-name="P17" draw:layer="layout" svg:width="0.53cm" svg:height="1.087cm" svg:x="7.404cm" svg:y="12.537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5154E4D5629B14C0.png" xlink:type="simple" xlink:show="embed" xlink:actuate="onLoad" draw:mime-type="image/png"/>
            </draw:frame>
            <draw:line draw:style-name="gr76" draw:text-style-name="P9" draw:layer="layout" svg:x1="10.9cm" svg:y1="10.929cm" svg:x2="12.514cm" svg:y2="10.929cm">
              <text:p/>
            </draw:line>
            <draw:ellipse draw:style-name="gr17" draw:text-style-name="P13" xml:id="id103" draw:id="id103" draw:layer="layout" svg:width="2.002cm" svg:height="1.285cm" draw:transform="skewX (-0.00785398163397448) rotate (-3.14159265358979) translate (13.417cm 11.574cm)" draw:kind="cut" draw:start-angle="88.96" draw:end-angle="271.12">
              <text:p/>
            </draw:ellipse>
            <draw:connector draw:style-name="gr18" draw:text-style-name="P8" draw:layer="layout" draw:type="curve" svg:x1="13.412cm" svg:y1="10.932cm" svg:x2="14.739cm" svg:y2="12.01cm" draw:start-shape="id103" draw:start-glue-point="3" draw:end-shape="id104" draw:end-glue-point="0" svg:d="M13412 10932c885 0 1327 359 1327 1078" svg:viewBox="0 0 1328 1079">
              <text:p/>
            </draw:connector>
            <draw:connector draw:style-name="gr18" draw:text-style-name="P8" draw:layer="layout" draw:type="curve" draw:line-skew="0.333cm 0.087cm" svg:x1="10.909cm" svg:y1="8.611cm" svg:x2="13.622cm" svg:y2="9.394cm" draw:start-shape="id105" draw:start-glue-point="3" draw:end-shape="id106" draw:end-glue-point="3" svg:d="M10909 8611c0-252 875-211 1193 48s77 735 1520 735" svg:viewBox="0 0 2714 953">
              <text:p/>
            </draw:connector>
            <draw:custom-shape draw:style-name="gr128" draw:text-style-name="P11" xml:id="id104" draw:id="id104" draw:layer="layout" svg:width="2.235cm" svg:height="1.118cm" svg:x="13.622cm" svg:y="12.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9" draw:text-style-name="P11" xml:id="id106" draw:id="id106" draw:layer="layout" svg:width="2.235cm" svg:height="1.168cm" svg:x="13.622cm" svg:y="8.8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0" draw:text-style-name="P17" draw:layer="layout" svg:width="1.476cm" svg:height="0.785cm" svg:x="14.051cm" svg:y="9.023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8FD40B1EB48928C6.png" xlink:type="simple" xlink:show="embed" xlink:actuate="onLoad" draw:mime-type="image/png"/>
            </draw:frame>
            <draw:frame draw:style-name="gr131" draw:text-style-name="P17" draw:layer="layout" svg:width="1.405cm" svg:height="0.665cm" svg:x="14.099cm" svg:y="12.27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8FD40B1EB48928C6.png" xlink:type="simple" xlink:show="embed" xlink:actuate="onLoad" draw:mime-type="image/png"/>
            </draw:frame>
            <draw:frame draw:style-name="gr132" draw:text-style-name="P40" draw:layer="layout" svg:width="0.875cm" svg:height="0.962cm" svg:x="12.367cm" svg:y="10.443cm">
              <draw:text-box>
                <text:p><text:span text:style-name="T6">+</text:span></text:p>
              </draw:text-box>
            </draw:frame>
            <draw:line draw:style-name="gr10" draw:text-style-name="P9" draw:layer="layout" svg:x1="4.352cm" svg:y1="13.043cm" svg:x2="4.352cm" svg:y2="10.955cm">
              <text:p/>
            </draw:line>
            <draw:line draw:style-name="gr11" draw:text-style-name="P9" draw:layer="layout" svg:x1="10.905cm" svg:y1="13.051cm" svg:x2="10.905cm" svg:y2="9.184cm">
              <text:p/>
            </draw:line>
            <draw:line draw:style-name="gr78" draw:text-style-name="P9" draw:layer="layout" svg:x1="10.905cm" svg:y1="10.893cm" svg:x2="10.905cm" svg:y2="9.508cm">
              <text:p/>
            </draw:line>
            <draw:ellipse draw:style-name="gr17" draw:text-style-name="P13" xml:id="id105" draw:id="id105" draw:layer="layout" svg:width="2.002cm" svg:height="1.285cm" draw:transform="skewX (-0.00785398163397448) rotate (-1.5707963267949) translate (11.551cm 8.606cm)" draw:kind="cut" draw:start-angle="88.96" draw:end-angle="271.12">
              <text:p/>
            </draw:ellipse>
            <draw:frame draw:style-name="gr132" draw:text-style-name="P40" draw:layer="layout" svg:width="0.875cm" svg:height="0.962cm" svg:x="10.471cm" svg:y="8.723cm">
              <draw:text-box>
                <text:p><text:span text:style-name="T7">−</text:span></text:p>
              </draw:text-box>
            </draw:frame>
            <draw:custom-shape draw:style-name="gr77" draw:text-style-name="P14" draw:layer="layout" svg:width="1.88cm" svg:height="0.203cm" draw:transform="rotate (0.785398163397448) translate (10.17cm 11.5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41" draw:layer="layout" svg:width="1.88cm" svg:height="0.203cm" draw:transform="rotate (0.785398163397448) translate (3.616cm 13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26" draw:text-style-name="P1" draw:layer="layout" svg:width="14.478cm" svg:height="6.35cm" svg:x="1.806cm" svg:y="1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4.272cm" svg:y1="17.277cm" svg:x2="12.571cm" svg:y2="17.277cm">
            <text:p/>
          </draw:line>
          <draw:line draw:style-name="gr13" draw:text-style-name="P10" draw:layer="layout" svg:x1="2.172cm" svg:y1="19.37cm" svg:x2="4.102cm" svg:y2="19.371cm">
            <text:p/>
          </draw:line>
          <draw:line draw:style-name="gr11" draw:text-style-name="P39" draw:layer="layout" svg:x1="3.244cm" svg:y1="19.37cm" svg:x2="10.985cm" svg:y2="19.37cm">
            <text:p/>
          </draw:line>
          <draw:custom-shape draw:style-name="gr14" draw:text-style-name="P11" draw:layer="layout" svg:width="1.372cm" svg:height="1.372cm" svg:x="6.983cm" svg:y="18.6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17" draw:layer="layout" svg:width="0.53cm" svg:height="1.087cm" svg:x="7.404cm" svg:y="18.885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5154E4D5629B14C0.png" xlink:type="simple" xlink:show="embed" xlink:actuate="onLoad" draw:mime-type="image/png"/>
          </draw:frame>
          <draw:line draw:style-name="gr76" draw:text-style-name="P9" draw:layer="layout" svg:x1="10.9cm" svg:y1="17.277cm" svg:x2="12.514cm" svg:y2="17.277cm">
            <text:p/>
          </draw:line>
          <draw:ellipse draw:style-name="gr17" draw:text-style-name="P13" xml:id="id107" draw:id="id107" draw:layer="layout" svg:width="2.002cm" svg:height="1.285cm" draw:transform="skewX (-0.00785398163397448) rotate (-3.14159265358979) translate (13.417cm 17.922cm)" draw:kind="cut" draw:start-angle="88.96" draw:end-angle="271.12">
            <text:p/>
          </draw:ellipse>
          <draw:connector draw:style-name="gr18" draw:text-style-name="P8" draw:layer="layout" draw:type="curve" svg:x1="13.412cm" svg:y1="17.28cm" svg:x2="14.739cm" svg:y2="18.358cm" draw:start-shape="id107" draw:start-glue-point="3" draw:end-shape="id108" draw:end-glue-point="0" svg:d="M13412 17280c885 0 1327 359 1327 1078" svg:viewBox="0 0 1328 1079">
            <text:p/>
          </draw:connector>
          <draw:connector draw:style-name="gr18" draw:text-style-name="P8" draw:layer="layout" draw:type="curve" draw:line-skew="0.333cm 0.087cm" svg:x1="10.909cm" svg:y1="14.959cm" svg:x2="13.622cm" svg:y2="15.742cm" draw:start-shape="id109" draw:start-glue-point="3" draw:end-shape="id110" draw:end-glue-point="3" svg:d="M10909 14959c0-252 875-211 1193 48s77 735 1520 735" svg:viewBox="0 0 2714 953">
            <text:p/>
          </draw:connector>
          <draw:custom-shape draw:style-name="gr128" draw:text-style-name="P11" xml:id="id108" draw:id="id108" draw:layer="layout" svg:width="2.235cm" svg:height="1.118cm" svg:x="13.622cm" svg:y="18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11" xml:id="id110" draw:id="id110" draw:layer="layout" svg:width="2.235cm" svg:height="1.168cm" svg:x="13.622cm" svg:y="15.1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17" draw:layer="layout" svg:width="1.476cm" svg:height="0.785cm" svg:x="14.051cm" svg:y="15.371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1" draw:text-style-name="P17" draw:layer="layout" svg:width="1.405cm" svg:height="0.665cm" svg:x="14.099cm" svg:y="18.618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32" draw:text-style-name="P40" draw:layer="layout" svg:width="0.875cm" svg:height="0.962cm" svg:x="12.367cm" svg:y="16.791cm">
            <draw:text-box>
              <text:p><text:span text:style-name="T6">+</text:span></text:p>
            </draw:text-box>
          </draw:frame>
          <draw:line draw:style-name="gr10" draw:text-style-name="P9" draw:layer="layout" svg:x1="4.352cm" svg:y1="19.391cm" svg:x2="4.352cm" svg:y2="17.303cm">
            <text:p/>
          </draw:line>
          <draw:line draw:style-name="gr11" draw:text-style-name="P9" draw:layer="layout" svg:x1="10.905cm" svg:y1="19.399cm" svg:x2="10.905cm" svg:y2="15.532cm">
            <text:p/>
          </draw:line>
          <draw:line draw:style-name="gr78" draw:text-style-name="P9" draw:layer="layout" svg:x1="10.905cm" svg:y1="17.241cm" svg:x2="10.905cm" svg:y2="15.856cm">
            <text:p/>
          </draw:line>
          <draw:ellipse draw:style-name="gr17" draw:text-style-name="P13" xml:id="id109" draw:id="id109" draw:layer="layout" svg:width="2.002cm" svg:height="1.285cm" draw:transform="skewX (-0.00785398163397448) rotate (-1.5707963267949) translate (11.551cm 14.954cm)" draw:kind="cut" draw:start-angle="88.96" draw:end-angle="271.12">
            <text:p/>
          </draw:ellipse>
          <draw:frame draw:style-name="gr132" draw:text-style-name="P40" draw:layer="layout" svg:width="0.875cm" svg:height="0.962cm" svg:x="10.471cm" svg:y="15.071cm">
            <draw:text-box>
              <text:p><text:span text:style-name="T7">−</text:span></text:p>
            </draw:text-box>
          </draw:frame>
          <draw:custom-shape draw:style-name="gr77" draw:text-style-name="P14" draw:layer="layout" svg:width="1.88cm" svg:height="0.203cm" draw:transform="rotate (0.785398163397448) translate (10.17cm 17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41" draw:layer="layout" svg:width="1.88cm" svg:height="0.203cm" draw:transform="rotate (0.785398163397448) translate (3.616cm 19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6" draw:text-style-name="P1" draw:layer="layout" svg:width="14.478cm" svg:height="6.35cm" svg:x="1.806cm" svg:y="14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9" draw:layer="layout" svg:x1="4.272cm" svg:y1="17.277cm" svg:x2="12.571cm" svg:y2="17.277cm">
              <text:p/>
            </draw:line>
            <draw:line draw:style-name="gr13" draw:text-style-name="P10" draw:layer="layout" svg:x1="2.172cm" svg:y1="19.37cm" svg:x2="4.102cm" svg:y2="19.371cm">
              <text:p/>
            </draw:line>
            <draw:line draw:style-name="gr11" draw:text-style-name="P39" draw:layer="layout" svg:x1="3.244cm" svg:y1="19.37cm" svg:x2="10.985cm" svg:y2="19.37cm">
              <text:p/>
            </draw:line>
            <draw:custom-shape draw:style-name="gr14" draw:text-style-name="P11" draw:layer="layout" svg:width="1.372cm" svg:height="1.372cm" svg:x="6.983cm" svg:y="18.6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7" draw:text-style-name="P17" draw:layer="layout" svg:width="0.53cm" svg:height="1.087cm" svg:x="7.404cm" svg:y="18.885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5154E4D5629B14C0.png" xlink:type="simple" xlink:show="embed" xlink:actuate="onLoad" draw:mime-type="image/png"/>
            </draw:frame>
            <draw:line draw:style-name="gr76" draw:text-style-name="P9" draw:layer="layout" svg:x1="10.9cm" svg:y1="17.277cm" svg:x2="12.514cm" svg:y2="17.277cm">
              <text:p/>
            </draw:line>
            <draw:ellipse draw:style-name="gr17" draw:text-style-name="P13" xml:id="id111" draw:id="id111" draw:layer="layout" svg:width="2.002cm" svg:height="1.285cm" draw:transform="skewX (-0.00785398163397448) rotate (-3.14159265358979) translate (13.417cm 17.922cm)" draw:kind="cut" draw:start-angle="88.96" draw:end-angle="271.12">
              <text:p/>
            </draw:ellipse>
            <draw:connector draw:style-name="gr18" draw:text-style-name="P8" draw:layer="layout" draw:type="curve" svg:x1="13.412cm" svg:y1="17.28cm" svg:x2="14.739cm" svg:y2="18.358cm" draw:start-shape="id111" draw:start-glue-point="3" draw:end-shape="id112" draw:end-glue-point="0" svg:d="M13412 17280c885 0 1327 359 1327 1078" svg:viewBox="0 0 1328 1079">
              <text:p/>
            </draw:connector>
            <draw:connector draw:style-name="gr18" draw:text-style-name="P8" draw:layer="layout" draw:type="curve" draw:line-skew="0.333cm 0.087cm" svg:x1="10.909cm" svg:y1="14.959cm" svg:x2="13.622cm" svg:y2="15.742cm" draw:start-shape="id113" draw:start-glue-point="3" draw:end-shape="id114" draw:end-glue-point="3" svg:d="M10909 14959c0-252 875-211 1193 48s77 735 1520 735" svg:viewBox="0 0 2714 953">
              <text:p/>
            </draw:connector>
            <draw:custom-shape draw:style-name="gr128" draw:text-style-name="P11" xml:id="id112" draw:id="id112" draw:layer="layout" svg:width="2.235cm" svg:height="1.118cm" svg:x="13.622cm" svg:y="18.35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9" draw:text-style-name="P11" xml:id="id114" draw:id="id114" draw:layer="layout" svg:width="2.235cm" svg:height="1.168cm" svg:x="13.622cm" svg:y="15.15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0" draw:text-style-name="P17" draw:layer="layout" svg:width="1.476cm" svg:height="0.785cm" svg:x="14.051cm" svg:y="15.371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8FD40B1EB48928C6.png" xlink:type="simple" xlink:show="embed" xlink:actuate="onLoad" draw:mime-type="image/png"/>
            </draw:frame>
            <draw:frame draw:style-name="gr131" draw:text-style-name="P17" draw:layer="layout" svg:width="1.405cm" svg:height="0.665cm" svg:x="14.099cm" svg:y="18.618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8FD40B1EB48928C6.png" xlink:type="simple" xlink:show="embed" xlink:actuate="onLoad" draw:mime-type="image/png"/>
            </draw:frame>
            <draw:frame draw:style-name="gr132" draw:text-style-name="P40" draw:layer="layout" svg:width="0.875cm" svg:height="0.962cm" svg:x="12.367cm" svg:y="16.791cm">
              <draw:text-box>
                <text:p><text:span text:style-name="T6">+</text:span></text:p>
              </draw:text-box>
            </draw:frame>
            <draw:line draw:style-name="gr10" draw:text-style-name="P9" draw:layer="layout" svg:x1="4.352cm" svg:y1="19.391cm" svg:x2="4.352cm" svg:y2="17.303cm">
              <text:p/>
            </draw:line>
            <draw:line draw:style-name="gr11" draw:text-style-name="P9" draw:layer="layout" svg:x1="10.905cm" svg:y1="19.399cm" svg:x2="10.905cm" svg:y2="15.532cm">
              <text:p/>
            </draw:line>
            <draw:line draw:style-name="gr78" draw:text-style-name="P9" draw:layer="layout" svg:x1="10.905cm" svg:y1="17.241cm" svg:x2="10.905cm" svg:y2="15.856cm">
              <text:p/>
            </draw:line>
            <draw:ellipse draw:style-name="gr17" draw:text-style-name="P13" xml:id="id113" draw:id="id113" draw:layer="layout" svg:width="2.002cm" svg:height="1.285cm" draw:transform="skewX (-0.00785398163397448) rotate (-1.5707963267949) translate (11.551cm 14.954cm)" draw:kind="cut" draw:start-angle="88.96" draw:end-angle="271.12">
              <text:p/>
            </draw:ellipse>
            <draw:frame draw:style-name="gr132" draw:text-style-name="P40" draw:layer="layout" svg:width="0.875cm" svg:height="0.962cm" svg:x="10.471cm" svg:y="15.071cm">
              <draw:text-box>
                <text:p><text:span text:style-name="T7">−</text:span></text:p>
              </draw:text-box>
            </draw:frame>
            <draw:custom-shape draw:style-name="gr77" draw:text-style-name="P14" draw:layer="layout" svg:width="1.88cm" svg:height="0.203cm" draw:transform="rotate (0.785398163397448) translate (10.17cm 17.8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41" draw:layer="layout" svg:width="1.88cm" svg:height="0.203cm" draw:transform="rotate (0.785398163397448) translate (3.616cm 19.9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7" draw:style-name="dp1" draw:master-page-name="Default">
        <draw:custom-shape draw:style-name="gr136" draw:text-style-name="P1" draw:layer="layout" svg:width="16.916cm" svg:height="8.382cm" svg:x="7.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9.67cm" svg:y1="10.073cm" svg:x2="21.852cm" svg:y2="10.073cm">
          <text:p/>
        </draw:line>
        <draw:line draw:style-name="gr13" draw:text-style-name="P10" draw:layer="layout" svg:x1="8.096cm" svg:y1="13.172cm" svg:x2="9.62cm" svg:y2="13.173cm">
          <text:p/>
        </draw:line>
        <draw:line draw:style-name="gr11" draw:text-style-name="P9" draw:layer="layout" svg:x1="8.129cm" svg:y1="13.171cm" svg:x2="20.255cm" svg:y2="13.171cm">
          <text:p/>
        </draw:line>
        <draw:custom-shape draw:style-name="gr14" draw:text-style-name="P11" draw:layer="layout" svg:width="1.372cm" svg:height="1.372cm" svg:x="14.374cm" svg:y="12.476cm">
          <text:p/>
          <draw:enhanced-geometry svg:viewBox="0 0 21600 21600" draw:type="rectangle" draw:enhanced-path="M 0 0 L 21600 0 21600 21600 0 21600 0 0 Z N"/>
        </draw:custom-shape>
        <draw:line draw:style-name="gr76" draw:text-style-name="P9" draw:layer="layout" svg:x1="20.374cm" svg:y1="10.073cm" svg:x2="21.988cm" svg:y2="10.073cm">
          <text:p/>
        </draw:line>
        <draw:line draw:style-name="gr10" draw:text-style-name="P9" draw:layer="layout" svg:x1="9.749cm" svg:y1="13.172cm" svg:x2="9.749cm" svg:y2="10cm">
          <text:p/>
        </draw:line>
        <draw:custom-shape draw:style-name="gr77" draw:text-style-name="P14" draw:layer="layout" svg:width="1.88cm" svg:height="0.203cm" draw:transform="rotate (0.785398163397448) translate (9.013cm 13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20.175cm" svg:y1="13.251cm" svg:x2="20.175cm" svg:y2="8.507cm">
          <text:p/>
        </draw:line>
        <draw:line draw:style-name="gr78" draw:text-style-name="P9" draw:layer="layout" svg:x1="20.175cm" svg:y1="9.892cm" svg:x2="20.175cm" svg:y2="8.507cm">
          <text:p/>
        </draw:line>
        <draw:custom-shape draw:style-name="gr77" draw:text-style-name="P14" draw:layer="controls" svg:width="1.88cm" svg:height="0.203cm" draw:transform="rotate (0.785398163397448) translate (19.441cm 10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7" draw:layer="layout" svg:width="1.854cm" svg:height="0.854cm" svg:x="10.611cm" svg:y="12.25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3" draw:text-style-name="P17" draw:layer="layout" svg:width="1.729cm" svg:height="0.854cm" svg:x="11.353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16" draw:text-style-name="P17" draw:layer="layout" svg:width="0.684cm" svg:height="0.854cm" svg:x="12.463cm" svg:y="12.25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20" draw:text-style-name="P17" draw:layer="layout" svg:width="1.004cm" svg:height="1.053cm" svg:x="14.558cm" svg:y="12.63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121" draw:text-style-name="P33" draw:layer="layout" svg:width="3.251cm" svg:height="5.182cm" svg:x="10.576cm" svg:y="8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draw:layer="layout" svg:width="2.083cm" svg:height="0.914cm" svg:x="11.16cm" svg:y="1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7" draw:layer="layout" svg:width="2.032cm" svg:height="0.854cm" svg:x="11.185cm" svg:y="13.58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g>
          <draw:frame draw:style-name="gr117" draw:text-style-name="P17" draw:layer="layout" svg:width="1.8cm" svg:height="0.846cm" svg:x="17.35cm" svg:y="12.28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9.173cm" svg:y="12.28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6.301cm" svg:y="12.28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ellipse draw:style-name="gr17" draw:text-style-name="P42" draw:layer="layout" svg:width="2.002cm" svg:height="1.285cm" draw:transform="skewX (-0.00785398163397448) rotate (-3.14159265358979) translate (23.056cm 10.687cm)" draw:kind="cut" draw:start-angle="88.96" draw:end-angle="271.12">
          <text:p/>
        </draw:ellipse>
        <draw:ellipse draw:style-name="gr17" draw:text-style-name="P13" draw:layer="layout" svg:width="2.002cm" svg:height="1.285cm" draw:transform="skewX (-0.00785398163397448) rotate (-1.5707963267949) translate (20.81cm 7.282cm)" draw:kind="cut" draw:start-angle="88.96" draw:end-angle="271.12">
          <text:p/>
        </draw:ellipse>
        <draw:custom-shape draw:style-name="gr128" draw:text-style-name="P11" xml:id="id115" draw:id="id115" draw:layer="layout" svg:width="2.235cm" svg:height="1.118cm" svg:x="22.173cm" svg:y="11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1" xml:id="id116" draw:id="id116" draw:layer="layout" svg:width="2.235cm" svg:height="1.168cm" svg:x="22.25cm" svg:y="6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40" draw:layer="layout" svg:width="0.875cm" svg:height="0.962cm" svg:x="19.73cm" svg:y="7.319cm">
          <draw:text-box>
            <text:p><text:span text:style-name="T7">−</text:span></text:p>
          </draw:text-box>
        </draw:frame>
        <draw:frame draw:style-name="gr132" draw:text-style-name="P40" draw:layer="layout" svg:width="0.875cm" svg:height="0.962cm" svg:x="22.101cm" svg:y="9.563cm">
          <draw:text-box>
            <text:p><text:span text:style-name="T6">+</text:span></text:p>
          </draw:text-box>
        </draw:frame>
        <draw:frame draw:style-name="gr137" draw:text-style-name="P17" draw:layer="layout" svg:width="0.83cm" svg:height="0.797cm" svg:x="22.952cm" svg:y="6.985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137" draw:text-style-name="P17" draw:layer="layout" svg:width="0.83cm" svg:height="0.797cm" svg:x="22.905cm" svg:y="11.41cm">
          <draw:image xlink:href="Pictures/100000010000007C00000077444E8605DA2E1EB3.png" xlink:type="simple" xlink:show="embed" xlink:actuate="onLoad" draw:mime-type="image/png">
            <text:p/>
          </draw:image>
        </draw:frame>
        <draw:g>
          <draw:frame draw:style-name="gr113" draw:text-style-name="P17" draw:layer="layout" svg:width="1.729cm" svg:height="0.854cm" svg:x="17.154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8.941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6.435cm" svg:y="9.1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connector draw:style-name="gr138" draw:text-style-name="P8" draw:layer="layout" draw:type="line" svg:x1="22.173cm" svg:y1="11.845cm" svg:x2="22.051cm" svg:y2="12.945cm" draw:start-shape="id115" draw:start-glue-point="3" svg:d="M22173 11845l-122 1100" svg:viewBox="0 0 123 1101">
          <text:p/>
        </draw:connector>
        <draw:connector draw:style-name="gr138" draw:text-style-name="P8" draw:layer="layout" draw:type="line" svg:x1="22.168cm" svg:y1="8.187cm" svg:x2="23.367cm" svg:y2="7.991cm" draw:end-shape="id116" draw:end-glue-point="2" svg:d="M22168 8187l1199-196" svg:viewBox="0 0 1200 197">
          <text:p/>
        </draw:connector>
      </draw:page>
      <draw:page draw:name="page28" draw:style-name="dp1" draw:master-page-name="Default">
        <draw:custom-shape draw:style-name="gr70" draw:text-style-name="P1" draw:layer="layout" svg:width="6.147cm" svg:height="8.381cm" svg:x="7.8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5.639cm" svg:height="8.382cm" svg:x="13.971cm" svg:y="6.604cm">
          <text:p text:style-name="P21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5.131cm" svg:height="8.382cm" svg:x="19.611cm" svg:y="6.604cm">
          <text:p text:style-name="P21"><text:span text:style-name="T3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30" draw:layer="layout" svg:width="4.486cm" svg:height="0.962cm" svg:x="7.82cm" svg:y="6.703cm">
          <draw:text-box>
            <text:p><text:span text:style-name="T4">Pr</text:span><text:span text:style-name="T4">e-</text:span><text:span text:style-name="T4">s</text:span><text:span text:style-name="T4">el</text:span><text:span text:style-name="T4">e</text:span><text:span text:style-name="T4">ct</text:span><text:span text:style-name="T4">io</text:span><text:span text:style-name="T4">n</text:span></text:p>
          </draw:text-box>
        </draw:frame>
        <draw:frame draw:style-name="gr6" draw:text-style-name="P30" draw:layer="layout" svg:width="4.841cm" svg:height="0.962cm" svg:x="19.611cm" svg:y="14.024cm">
          <draw:text-box>
            <text:p><text:span text:style-name="T4">P</text:span><text:span text:style-name="T4">o</text:span><text:span text:style-name="T4">st</text:span><text:span text:style-name="T4">-</text:span><text:span text:style-name="T4">s</text:span><text:span text:style-name="T4">el</text:span><text:span text:style-name="T4">e</text:span><text:span text:style-name="T4">ct</text:span><text:span text:style-name="T4">io</text:span><text:span text:style-name="T4">n</text:span></text:p>
          </draw:text-box>
        </draw:frame>
        <draw:frame draw:style-name="gr7" draw:text-style-name="P30" draw:layer="layout" svg:width="3.749cm" svg:height="0.962cm" svg:x="13.971cm" svg:y="6.703cm">
          <draw:text-box>
            <text:p><text:span text:style-name="T4">In</text:span><text:span text:style-name="T4">te</text:span><text:span text:style-name="T4">ra</text:span><text:span text:style-name="T4">ct</text:span><text:span text:style-name="T4">io</text:span><text:span text:style-name="T4">n</text:span></text:p>
          </draw:text-box>
        </draw:frame>
        <draw:line draw:style-name="gr53" draw:text-style-name="P8" draw:layer="layout" svg:x1="13.971cm" svg:y1="6.604cm" svg:x2="13.971cm" svg:y2="14.986cm">
          <text:p/>
        </draw:line>
        <draw:line draw:style-name="gr10" draw:text-style-name="P9" draw:layer="layout" svg:x1="9.67cm" svg:y1="10.473cm" svg:x2="16.82cm" svg:y2="10.473cm">
          <text:p/>
        </draw:line>
        <draw:line draw:style-name="gr53" draw:text-style-name="P8" draw:layer="layout" svg:x1="19.611cm" svg:y1="6.604cm" svg:x2="19.611cm" svg:y2="14.986cm">
          <text:p/>
        </draw:line>
        <draw:line draw:style-name="gr13" draw:text-style-name="P10" draw:layer="layout" svg:x1="8.096cm" svg:y1="13.572cm" svg:x2="9.62cm" svg:y2="13.573cm">
          <text:p/>
        </draw:line>
        <draw:line draw:style-name="gr11" draw:text-style-name="P9" draw:layer="layout" svg:x1="8.129cm" svg:y1="13.571cm" svg:x2="21.075cm" svg:y2="13.571cm">
          <text:p/>
        </draw:line>
        <draw:custom-shape draw:style-name="gr14" draw:text-style-name="P11" draw:layer="layout" svg:width="1.372cm" svg:height="1.372cm" svg:x="14.186cm" svg:y="12.876cm">
          <text:p/>
          <draw:enhanced-geometry svg:viewBox="0 0 21600 21600" draw:type="rectangle" draw:enhanced-path="M 0 0 L 21600 0 21600 21600 0 21600 0 0 Z N"/>
        </draw:custom-shape>
        <draw:line draw:style-name="gr80" draw:text-style-name="P9" draw:layer="layout" svg:x1="21.075cm" svg:y1="10.473cm" svg:x2="23.654cm" svg:y2="10.473cm">
          <text:p/>
        </draw:line>
        <draw:ellipse draw:style-name="gr17" draw:text-style-name="P13" xml:id="id117" draw:id="id117" draw:layer="layout" svg:width="1.387cm" svg:height="1.016cm" draw:transform="skewX (-0.00977384381116825) rotate (-3.14159265358979) translate (24.14cm 10.979cm)" draw:kind="cut" draw:start-angle="88.96" draw:end-angle="271.12">
          <text:p/>
        </draw:ellipse>
        <draw:connector draw:style-name="gr18" draw:text-style-name="P8" draw:layer="layout" draw:type="curve" draw:line-skew="-0.275cm" svg:x1="24.135cm" svg:y1="10.471cm" svg:x2="23.612cm" svg:y2="8.926cm" draw:start-shape="id117" draw:start-glue-point="3" svg:d="M24135 10471c339 0 600-1545-523-1545" svg:viewBox="0 0 815 1546">
          <text:p/>
        </draw:connector>
        <draw:line draw:style-name="gr10" draw:text-style-name="P9" draw:layer="layout" svg:x1="9.749cm" svg:y1="13.572cm" svg:x2="9.749cm" svg:y2="10.4cm">
          <text:p/>
        </draw:line>
        <draw:custom-shape draw:style-name="gr77" draw:text-style-name="P14" draw:layer="layout" svg:width="1.88cm" svg:height="0.203cm" draw:transform="rotate (0.785398163397448) translate (9.013cm 1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115cm" svg:height="0.917cm" svg:x="21.214cm" svg:y="10.54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11" draw:text-style-name="P9" draw:layer="layout" svg:x1="21.075cm" svg:y1="13.651cm" svg:x2="21.075cm" svg:y2="7.773cm">
          <text:p/>
        </draw:line>
        <draw:connector draw:style-name="gr18" draw:text-style-name="P8" draw:layer="layout" draw:type="curve" svg:x1="21.073cm" svg:y1="7.384cm" svg:x2="22.477cm" svg:y2="7.174cm" draw:start-shape="id118" draw:start-glue-point="3" svg:d="M21073 7384c0-751 1404-646 1404-210" svg:viewBox="0 0 1405 552">
          <text:p/>
        </draw:connector>
        <draw:ellipse draw:style-name="gr17" draw:text-style-name="P13" xml:id="id118" draw:id="id118" draw:layer="layout" svg:width="1.386cm" svg:height="1.016cm" draw:transform="skewX (-0.00977384381116825) rotate (-1.5707963267949) translate (21.581cm 7.379cm)" draw:kind="cut" draw:start-angle="88.96" draw:end-angle="271.12">
          <text:p/>
        </draw:ellipse>
        <draw:frame draw:style-name="gr65" draw:text-style-name="P17" draw:layer="layout" svg:width="2.147cm" svg:height="0.869cm" draw:transform="rotate (1.5707963267949) translate (20.1cm 10.338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77" draw:text-style-name="P14" draw:layer="controls" svg:width="1.88cm" svg:height="0.203cm" draw:transform="rotate (0.785398163397448) translate (20.341cm 1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3" draw:text-style-name="P17" draw:layer="layout" svg:width="1.729cm" svg:height="0.854cm" svg:x="11.353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4" draw:text-style-name="P17" draw:layer="layout" svg:width="0.691cm" svg:height="0.854cm" svg:x="13.1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5" draw:text-style-name="P17" draw:layer="layout" svg:width="0.745cm" svg:height="0.854cm" svg:x="10.634cm" svg:y="9.53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4" draw:text-style-name="P38" draw:layer="layout" svg:width="2.276cm" svg:height="0.839cm" svg:x="15.786cm" svg:y="8.638cm">
          <draw:text-box>
            <text:p text:style-name="P19"><text:span text:style-name="T5">Blocker</text:span></text:p>
          </draw:text-box>
        </draw:frame>
        <draw:custom-shape draw:style-name="gr33" draw:text-style-name="P14" draw:layer="layout" svg:width="0.813cm" svg:height="2.184cm" svg:x="16.441cm" svg:y="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7" draw:text-style-name="P17" draw:layer="layout" svg:width="1.8cm" svg:height="0.846cm" svg:x="16.929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8" draw:text-style-name="P17" draw:layer="layout" svg:width="0.72cm" svg:height="0.846cm" svg:x="18.752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  <draw:frame draw:style-name="gr119" draw:text-style-name="P17" draw:layer="layout" svg:width="1.063cm" svg:height="0.846cm" svg:x="15.88cm" svg:y="12.66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2CA4A19C01C43AC4.png" xlink:type="simple" xlink:show="embed" xlink:actuate="onLoad" draw:mime-type="image/png"/>
          </draw:frame>
        </draw:g>
        <draw:frame draw:style-name="gr120" draw:text-style-name="P17" draw:layer="layout" svg:width="1.004cm" svg:height="1.053cm" svg:x="14.37cm" svg:y="13.037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custom-shape draw:style-name="gr75" draw:text-style-name="P5" draw:layer="layout" svg:width="16.916cm" svg:height="8.382cm" svg:x="7.82cm" svg:y="6.60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3" draw:layer="layout" svg:width="3.251cm" svg:height="5.182cm" svg:x="10.576cm" svg:y="9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draw:layer="layout" svg:width="2.083cm" svg:height="0.914cm" svg:x="11.16cm" svg:y="13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7" draw:layer="layout" svg:width="2.032cm" svg:height="0.854cm" svg:x="11.185cm" svg:y="13.99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12" draw:text-style-name="P17" draw:layer="layout" svg:width="1.854cm" svg:height="0.854cm" svg:x="10.913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  <draw:frame draw:style-name="gr116" draw:text-style-name="P17" draw:layer="layout" svg:width="0.684cm" svg:height="0.854cm" svg:x="12.765cm" svg:y="12.62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2CA4A19C01C43AC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Gradient_20_56" draw:display-name="Gradient 56" draw:style="axial" draw:start-color="#ffffff" draw:end-color="#cccccc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equal" draw:display-name="Dash equal" draw:style="rect" draw:dots1="1" draw:dots1-length="150%" draw:distance="15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6-01-22T12:18:14.861564660</dc:date>
    <meta:editing-duration>P12DT22H49M33S</meta:editing-duration>
    <meta:editing-cycles>215</meta:editing-cycles>
    <meta:generator>LibreOffice/7.3.7.2$Linux_X86_64 LibreOffice_project/30$Build-2</meta:generator>
    <meta:document-statistic meta:object-count="1398"/>
  </office:meta>
</office:document-meta>
</file>